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80.67pt" svg:height="512.73pt" svg:x="159.99pt" svg:y="98.65pt">
            <draw:object draw:notify-on-update-of-ranges="Sheet1.A1:Sheet1.A1 Sheet1.F2:Sheet1.F101 Sheet1.F1:Sheet1.F1 Sheet1.A2:Sheet1.A101 Sheet1.D1:Sheet1.D1 Sheet1.A2:Sheet1.A101 Sheet1.D2:Sheet1.D101 Sheet1.E1:Sheet1.E1 Sheet1.A2:Sheet1.A101 Sheet1.E2:Sheet1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4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%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KONFIDENZ</text:p>
          </table:table-cell>
          <table:table-cell table:style-name="Default" office:value-type="string" calcext:value-type="string">
            <text:p>Konfidenz +</text:p>
          </table:table-cell>
          <table:table-cell table:style-name="Default" office:value-type="string" calcext:value-type="string">
            <text:p>Konfidenz -</text:p>
          </table:table-cell>
          <table:table-cell office:value-type="string" calcext:value-type="string">
            <text:p>AVG</text:p>
          </table:table-cell>
          <table:table-cell table:number-columns-repeated="10"/>
        </table:table-row>
        <table:table-row table:style-name="ro1">
          <table:table-cell table:formula="of:=COUNTA([.$G2:.$G$2])/COUNTA([.$G$2:.$G$101])" office:value-type="percentage" office:value="0.01" calcext:value-type="percentage">
            <text:p>1.00%</text:p>
          </table:table-cell>
          <table:table-cell table:formula="of:=STDEV([.F2:.P2])" office:value-type="float" office:value="0" calcext:value-type="float">
            <text:p>0</text:p>
          </table:table-cell>
          <table:table-cell table:formula="of:=CONFIDENCE(0.05;[.B2];10)" office:value-type="string" office:string-value="" calcext:value-type="error">
            <text:p>Err:502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AVERAGE([.G2:.P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formula="of:=COUNTA([.$G3:.$G$2])/COUNTA([.$G$2:.$G$101])" office:value-type="percentage" office:value="0.02" calcext:value-type="percentage">
            <text:p>2.00%</text:p>
          </table:table-cell>
          <table:table-cell table:formula="of:=STDEV([.F3:.P3])" office:value-type="float" office:value="162.280394750845" calcext:value-type="float">
            <text:p>162.280394750845</text:p>
          </table:table-cell>
          <table:table-cell table:formula="of:=CONFIDENCE(0.05;[.B3];10)" office:value-type="float" office:value="100.580582506997" calcext:value-type="float">
            <text:p>100.580582506997</text:p>
          </table:table-cell>
          <table:table-cell table:formula="of:=[.$F3]+[.$C3]" office:value-type="float" office:value="342.677682506997" calcext:value-type="float">
            <text:p>342.677682506997</text:p>
          </table:table-cell>
          <table:table-cell table:formula="of:=[.$F3]-[.$C3]" office:value-type="float" office:value="141.516517493003" calcext:value-type="float">
            <text:p>141.516517493003</text:p>
          </table:table-cell>
          <table:table-cell table:formula="of:=AVERAGE([.G3:.P3])" office:value-type="float" office:value="242.0971" calcext:value-type="float">
            <text:p>242.0971</text:p>
          </table:table-cell>
          <table:table-cell office:value-type="float" office:value="214.955" calcext:value-type="float">
            <text:p>214.955</text:p>
          </table:table-cell>
          <table:table-cell office:value-type="float" office:value="205.277" calcext:value-type="float">
            <text:p>205.277</text:p>
          </table:table-cell>
          <table:table-cell office:value-type="float" office:value="165.506" calcext:value-type="float">
            <text:p>165.506</text:p>
          </table:table-cell>
          <table:table-cell office:value-type="float" office:value="173.703" calcext:value-type="float">
            <text:p>173.703</text:p>
          </table:table-cell>
          <table:table-cell office:value-type="float" office:value="171.436" calcext:value-type="float">
            <text:p>171.436</text:p>
          </table:table-cell>
          <table:table-cell office:value-type="float" office:value="229.156" calcext:value-type="float">
            <text:p>229.156</text:p>
          </table:table-cell>
          <table:table-cell office:value-type="float" office:value="160.002" calcext:value-type="float">
            <text:p>160.002</text:p>
          </table:table-cell>
          <table:table-cell office:value-type="float" office:value="203.066" calcext:value-type="float">
            <text:p>203.066</text:p>
          </table:table-cell>
          <table:table-cell office:value-type="float" office:value="173.503" calcext:value-type="float">
            <text:p>173.503</text:p>
          </table:table-cell>
          <table:table-cell office:value-type="float" office:value="724.367" calcext:value-type="float">
            <text:p>724.367</text:p>
          </table:table-cell>
        </table:table-row>
        <table:table-row table:style-name="ro1">
          <table:table-cell table:formula="of:=COUNTA([.$G4:.$G$2])/COUNTA([.$G$2:.$G$101])" office:value-type="percentage" office:value="0.03" calcext:value-type="percentage">
            <text:p>3.00%</text:p>
          </table:table-cell>
          <table:table-cell table:formula="of:=STDEV([.F4:.P4])" office:value-type="float" office:value="174.339644545382" calcext:value-type="float">
            <text:p>174.339644545382</text:p>
          </table:table-cell>
          <table:table-cell table:formula="of:=CONFIDENCE(0.05;[.B4];10)" office:value-type="float" office:value="108.054845622971" calcext:value-type="float">
            <text:p>108.054845622971</text:p>
          </table:table-cell>
          <table:table-cell table:formula="of:=[.$F4]+[.$C4]" office:value-type="float" office:value="391.649145622971" calcext:value-type="float">
            <text:p>391.649145622971</text:p>
          </table:table-cell>
          <table:table-cell table:formula="of:=[.$F4]-[.$C4]" office:value-type="float" office:value="175.539454377029" calcext:value-type="float">
            <text:p>175.539454377029</text:p>
          </table:table-cell>
          <table:table-cell table:formula="of:=AVERAGE([.G4:.P4])" office:value-type="float" office:value="283.5943" calcext:value-type="float">
            <text:p>283.5943</text:p>
          </table:table-cell>
          <table:table-cell office:value-type="float" office:value="362.607" calcext:value-type="float">
            <text:p>362.607</text:p>
          </table:table-cell>
          <table:table-cell office:value-type="float" office:value="214.215" calcext:value-type="float">
            <text:p>214.215</text:p>
          </table:table-cell>
          <table:table-cell office:value-type="float" office:value="187.248" calcext:value-type="float">
            <text:p>187.248</text:p>
          </table:table-cell>
          <table:table-cell office:value-type="float" office:value="211.655" calcext:value-type="float">
            <text:p>211.655</text:p>
          </table:table-cell>
          <table:table-cell office:value-type="float" office:value="209.79" calcext:value-type="float">
            <text:p>209.79</text:p>
          </table:table-cell>
          <table:table-cell office:value-type="float" office:value="238.104" calcext:value-type="float">
            <text:p>238.104</text:p>
          </table:table-cell>
          <table:table-cell office:value-type="float" office:value="242.274" calcext:value-type="float">
            <text:p>242.274</text:p>
          </table:table-cell>
          <table:table-cell office:value-type="float" office:value="204.664" calcext:value-type="float">
            <text:p>204.664</text:p>
          </table:table-cell>
          <table:table-cell office:value-type="float" office:value="179.63" calcext:value-type="float">
            <text:p>179.63</text:p>
          </table:table-cell>
          <table:table-cell office:value-type="float" office:value="785.756" calcext:value-type="float">
            <text:p>785.756</text:p>
          </table:table-cell>
        </table:table-row>
        <table:table-row table:style-name="ro1">
          <table:table-cell table:formula="of:=COUNTA([.$G5:.$G$2])/COUNTA([.$G$2:.$G$101])" office:value-type="percentage" office:value="0.04" calcext:value-type="percentage">
            <text:p>4.00%</text:p>
          </table:table-cell>
          <table:table-cell table:formula="of:=STDEV([.F5:.P5])" office:value-type="float" office:value="169.648705301308" calcext:value-type="float">
            <text:p>169.648705301308</text:p>
          </table:table-cell>
          <table:table-cell table:formula="of:=CONFIDENCE(0.05;[.B5];10)" office:value-type="float" office:value="105.147424782651" calcext:value-type="float">
            <text:p>105.147424782651</text:p>
          </table:table-cell>
          <table:table-cell table:formula="of:=[.$F5]+[.$C5]" office:value-type="float" office:value="401.994124782651" calcext:value-type="float">
            <text:p>401.994124782651</text:p>
          </table:table-cell>
          <table:table-cell table:formula="of:=[.$F5]-[.$C5]" office:value-type="float" office:value="191.699275217349" calcext:value-type="float">
            <text:p>191.699275217349</text:p>
          </table:table-cell>
          <table:table-cell table:formula="of:=AVERAGE([.G5:.P5])" office:value-type="float" office:value="296.8467" calcext:value-type="float">
            <text:p>296.8467</text:p>
          </table:table-cell>
          <table:table-cell office:value-type="float" office:value="362.911" calcext:value-type="float">
            <text:p>362.911</text:p>
          </table:table-cell>
          <table:table-cell office:value-type="float" office:value="218.114" calcext:value-type="float">
            <text:p>218.114</text:p>
          </table:table-cell>
          <table:table-cell office:value-type="float" office:value="215.099" calcext:value-type="float">
            <text:p>215.099</text:p>
          </table:table-cell>
          <table:table-cell office:value-type="float" office:value="213.032" calcext:value-type="float">
            <text:p>213.032</text:p>
          </table:table-cell>
          <table:table-cell office:value-type="float" office:value="227.849" calcext:value-type="float">
            <text:p>227.849</text:p>
          </table:table-cell>
          <table:table-cell office:value-type="float" office:value="243.897" calcext:value-type="float">
            <text:p>243.897</text:p>
          </table:table-cell>
          <table:table-cell office:value-type="float" office:value="258.334" calcext:value-type="float">
            <text:p>258.334</text:p>
          </table:table-cell>
          <table:table-cell office:value-type="float" office:value="260.434" calcext:value-type="float">
            <text:p>260.434</text:p>
          </table:table-cell>
          <table:table-cell office:value-type="float" office:value="182.065" calcext:value-type="float">
            <text:p>182.065</text:p>
          </table:table-cell>
          <table:table-cell office:value-type="float" office:value="786.732" calcext:value-type="float">
            <text:p>786.732</text:p>
          </table:table-cell>
        </table:table-row>
        <table:table-row table:style-name="ro1">
          <table:table-cell table:formula="of:=COUNTA([.$G6:.$G$2])/COUNTA([.$G$2:.$G$101])" office:value-type="percentage" office:value="0.05" calcext:value-type="percentage">
            <text:p>5.00%</text:p>
          </table:table-cell>
          <table:table-cell table:formula="of:=STDEV([.F6:.P6])" office:value-type="float" office:value="163.416902216509" calcext:value-type="float">
            <text:p>163.416902216509</text:p>
          </table:table-cell>
          <table:table-cell table:formula="of:=CONFIDENCE(0.05;[.B6];10)" office:value-type="float" office:value="101.284984188392" calcext:value-type="float">
            <text:p>101.284984188392</text:p>
          </table:table-cell>
          <table:table-cell table:formula="of:=[.$F6]+[.$C6]" office:value-type="float" office:value="414.143384188392" calcext:value-type="float">
            <text:p>414.143384188392</text:p>
          </table:table-cell>
          <table:table-cell table:formula="of:=[.$F6]-[.$C6]" office:value-type="float" office:value="211.573415811608" calcext:value-type="float">
            <text:p>211.573415811608</text:p>
          </table:table-cell>
          <table:table-cell table:formula="of:=AVERAGE([.G6:.P6])" office:value-type="float" office:value="312.8584" calcext:value-type="float">
            <text:p>312.8584</text:p>
          </table:table-cell>
          <table:table-cell office:value-type="float" office:value="363.176" calcext:value-type="float">
            <text:p>363.176</text:p>
          </table:table-cell>
          <table:table-cell office:value-type="float" office:value="243.985" calcext:value-type="float">
            <text:p>243.985</text:p>
          </table:table-cell>
          <table:table-cell office:value-type="float" office:value="216.232" calcext:value-type="float">
            <text:p>216.232</text:p>
          </table:table-cell>
          <table:table-cell office:value-type="float" office:value="224.861" calcext:value-type="float">
            <text:p>224.861</text:p>
          </table:table-cell>
          <table:table-cell office:value-type="float" office:value="236.616" calcext:value-type="float">
            <text:p>236.616</text:p>
          </table:table-cell>
          <table:table-cell office:value-type="float" office:value="247.879" calcext:value-type="float">
            <text:p>247.879</text:p>
          </table:table-cell>
          <table:table-cell office:value-type="float" office:value="280.307" calcext:value-type="float">
            <text:p>280.307</text:p>
          </table:table-cell>
          <table:table-cell office:value-type="float" office:value="269.587" calcext:value-type="float">
            <text:p>269.587</text:p>
          </table:table-cell>
          <table:table-cell office:value-type="float" office:value="257.044" calcext:value-type="float">
            <text:p>257.044</text:p>
          </table:table-cell>
          <table:table-cell office:value-type="float" office:value="788.897" calcext:value-type="float">
            <text:p>788.897</text:p>
          </table:table-cell>
        </table:table-row>
        <table:table-row table:style-name="ro1">
          <table:table-cell table:formula="of:=COUNTA([.$G7:.$G$2])/COUNTA([.$G$2:.$G$101])" office:value-type="percentage" office:value="0.06" calcext:value-type="percentage">
            <text:p>6.00%</text:p>
          </table:table-cell>
          <table:table-cell table:formula="of:=STDEV([.F7:.P7])" office:value-type="float" office:value="167.347502179417" calcext:value-type="float">
            <text:p>167.347502179417</text:p>
          </table:table-cell>
          <table:table-cell table:formula="of:=CONFIDENCE(0.05;[.B7];10)" office:value-type="float" office:value="103.721150519379" calcext:value-type="float">
            <text:p>103.721150519379</text:p>
          </table:table-cell>
          <table:table-cell table:formula="of:=[.$F7]+[.$C7]" office:value-type="float" office:value="425.255050519379" calcext:value-type="float">
            <text:p>425.255050519379</text:p>
          </table:table-cell>
          <table:table-cell table:formula="of:=[.$F7]-[.$C7]" office:value-type="float" office:value="217.812749480621" calcext:value-type="float">
            <text:p>217.812749480621</text:p>
          </table:table-cell>
          <table:table-cell table:formula="of:=AVERAGE([.G7:.P7])" office:value-type="float" office:value="321.5339" calcext:value-type="float">
            <text:p>321.5339</text:p>
          </table:table-cell>
          <table:table-cell office:value-type="float" office:value="363.374" calcext:value-type="float">
            <text:p>363.374</text:p>
          </table:table-cell>
          <table:table-cell office:value-type="float" office:value="253.074" calcext:value-type="float">
            <text:p>253.074</text:p>
          </table:table-cell>
          <table:table-cell office:value-type="float" office:value="223.339" calcext:value-type="float">
            <text:p>223.339</text:p>
          </table:table-cell>
          <table:table-cell office:value-type="float" office:value="228.625" calcext:value-type="float">
            <text:p>228.625</text:p>
          </table:table-cell>
          <table:table-cell office:value-type="float" office:value="238.632" calcext:value-type="float">
            <text:p>238.632</text:p>
          </table:table-cell>
          <table:table-cell office:value-type="float" office:value="263.841" calcext:value-type="float">
            <text:p>263.841</text:p>
          </table:table-cell>
          <table:table-cell office:value-type="float" office:value="280.39" calcext:value-type="float">
            <text:p>280.39</text:p>
          </table:table-cell>
          <table:table-cell office:value-type="float" office:value="291.791" calcext:value-type="float">
            <text:p>291.791</text:p>
          </table:table-cell>
          <table:table-cell office:value-type="float" office:value="261.862" calcext:value-type="float">
            <text:p>261.862</text:p>
          </table:table-cell>
          <table:table-cell office:value-type="float" office:value="810.411" calcext:value-type="float">
            <text:p>810.411</text:p>
          </table:table-cell>
        </table:table-row>
        <table:table-row table:style-name="ro1">
          <table:table-cell table:formula="of:=COUNTA([.$G8:.$G$2])/COUNTA([.$G$2:.$G$101])" office:value-type="percentage" office:value="0.07" calcext:value-type="percentage">
            <text:p>7.00%</text:p>
          </table:table-cell>
          <table:table-cell table:formula="of:=STDEV([.F8:.P8])" office:value-type="float" office:value="169.533315065329" calcext:value-type="float">
            <text:p>169.533315065329</text:p>
          </table:table-cell>
          <table:table-cell table:formula="of:=CONFIDENCE(0.05;[.B8];10)" office:value-type="float" office:value="105.075906487615" calcext:value-type="float">
            <text:p>105.075906487615</text:p>
          </table:table-cell>
          <table:table-cell table:formula="of:=[.$F8]+[.$C8]" office:value-type="float" office:value="449.024506487615" calcext:value-type="float">
            <text:p>449.024506487615</text:p>
          </table:table-cell>
          <table:table-cell table:formula="of:=[.$F8]-[.$C8]" office:value-type="float" office:value="238.872693512385" calcext:value-type="float">
            <text:p>238.872693512385</text:p>
          </table:table-cell>
          <table:table-cell table:formula="of:=AVERAGE([.G8:.P8])" office:value-type="float" office:value="343.9486" calcext:value-type="float">
            <text:p>343.9486</text:p>
          </table:table-cell>
          <table:table-cell office:value-type="float" office:value="363.485" calcext:value-type="float">
            <text:p>363.485</text:p>
          </table:table-cell>
          <table:table-cell office:value-type="float" office:value="287.059" calcext:value-type="float">
            <text:p>287.059</text:p>
          </table:table-cell>
          <table:table-cell office:value-type="float" office:value="244.21" calcext:value-type="float">
            <text:p>244.21</text:p>
          </table:table-cell>
          <table:table-cell office:value-type="float" office:value="229.173" calcext:value-type="float">
            <text:p>229.173</text:p>
          </table:table-cell>
          <table:table-cell office:value-type="float" office:value="313.579" calcext:value-type="float">
            <text:p>313.579</text:p>
          </table:table-cell>
          <table:table-cell office:value-type="float" office:value="264.952" calcext:value-type="float">
            <text:p>264.952</text:p>
          </table:table-cell>
          <table:table-cell office:value-type="float" office:value="281.421" calcext:value-type="float">
            <text:p>281.421</text:p>
          </table:table-cell>
          <table:table-cell office:value-type="float" office:value="312.112" calcext:value-type="float">
            <text:p>312.112</text:p>
          </table:table-cell>
          <table:table-cell office:value-type="float" office:value="302.67" calcext:value-type="float">
            <text:p>302.67</text:p>
          </table:table-cell>
          <table:table-cell office:value-type="float" office:value="840.825" calcext:value-type="float">
            <text:p>840.825</text:p>
          </table:table-cell>
        </table:table-row>
        <table:table-row table:style-name="ro1">
          <table:table-cell table:formula="of:=COUNTA([.$G9:.$G$2])/COUNTA([.$G$2:.$G$101])" office:value-type="percentage" office:value="0.08" calcext:value-type="percentage">
            <text:p>8.00%</text:p>
          </table:table-cell>
          <table:table-cell table:formula="of:=STDEV([.F9:.P9])" office:value-type="float" office:value="167.575415090639" calcext:value-type="float">
            <text:p>167.575415090639</text:p>
          </table:table-cell>
          <table:table-cell table:formula="of:=CONFIDENCE(0.05;[.B9];10)" office:value-type="float" office:value="103.862409809553" calcext:value-type="float">
            <text:p>103.862409809553</text:p>
          </table:table-cell>
          <table:table-cell table:formula="of:=[.$F9]+[.$C9]" office:value-type="float" office:value="452.786409809553" calcext:value-type="float">
            <text:p>452.786409809553</text:p>
          </table:table-cell>
          <table:table-cell table:formula="of:=[.$F9]-[.$C9]" office:value-type="float" office:value="245.061590190447" calcext:value-type="float">
            <text:p>245.061590190447</text:p>
          </table:table-cell>
          <table:table-cell table:formula="of:=AVERAGE([.G9:.P9])" office:value-type="float" office:value="348.924" calcext:value-type="float">
            <text:p>348.924</text:p>
          </table:table-cell>
          <table:table-cell office:value-type="float" office:value="363.936" calcext:value-type="float">
            <text:p>363.936</text:p>
          </table:table-cell>
          <table:table-cell office:value-type="float" office:value="288.992" calcext:value-type="float">
            <text:p>288.992</text:p>
          </table:table-cell>
          <table:table-cell office:value-type="float" office:value="265.336" calcext:value-type="float">
            <text:p>265.336</text:p>
          </table:table-cell>
          <table:table-cell office:value-type="float" office:value="233.981" calcext:value-type="float">
            <text:p>233.981</text:p>
          </table:table-cell>
          <table:table-cell office:value-type="float" office:value="318.811" calcext:value-type="float">
            <text:p>318.811</text:p>
          </table:table-cell>
          <table:table-cell office:value-type="float" office:value="277.014" calcext:value-type="float">
            <text:p>277.014</text:p>
          </table:table-cell>
          <table:table-cell office:value-type="float" office:value="282.849" calcext:value-type="float">
            <text:p>282.849</text:p>
          </table:table-cell>
          <table:table-cell office:value-type="float" office:value="313.646" calcext:value-type="float">
            <text:p>313.646</text:p>
          </table:table-cell>
          <table:table-cell office:value-type="float" office:value="302.816" calcext:value-type="float">
            <text:p>302.816</text:p>
          </table:table-cell>
          <table:table-cell office:value-type="float" office:value="841.859" calcext:value-type="float">
            <text:p>841.859</text:p>
          </table:table-cell>
        </table:table-row>
        <table:table-row table:style-name="ro1">
          <table:table-cell table:formula="of:=COUNTA([.$G10:.$G$2])/COUNTA([.$G$2:.$G$101])" office:value-type="percentage" office:value="0.09" calcext:value-type="percentage">
            <text:p>9.00%</text:p>
          </table:table-cell>
          <table:table-cell table:formula="of:=STDEV([.F10:.P10])" office:value-type="float" office:value="174.671544438812" calcext:value-type="float">
            <text:p>174.671544438812</text:p>
          </table:table-cell>
          <table:table-cell table:formula="of:=CONFIDENCE(0.05;[.B10];10)" office:value-type="float" office:value="108.260555528141" calcext:value-type="float">
            <text:p>108.260555528141</text:p>
          </table:table-cell>
          <table:table-cell table:formula="of:=[.$F10]+[.$C10]" office:value-type="float" office:value="462.009955528141" calcext:value-type="float">
            <text:p>462.009955528141</text:p>
          </table:table-cell>
          <table:table-cell table:formula="of:=[.$F10]-[.$C10]" office:value-type="float" office:value="245.488844471859" calcext:value-type="float">
            <text:p>245.488844471859</text:p>
          </table:table-cell>
          <table:table-cell table:formula="of:=AVERAGE([.G10:.P10])" office:value-type="float" office:value="353.7494" calcext:value-type="float">
            <text:p>353.7494</text:p>
          </table:table-cell>
          <table:table-cell office:value-type="float" office:value="364.941" calcext:value-type="float">
            <text:p>364.941</text:p>
          </table:table-cell>
          <table:table-cell office:value-type="float" office:value="289.267" calcext:value-type="float">
            <text:p>289.267</text:p>
          </table:table-cell>
          <table:table-cell office:value-type="float" office:value="275.001" calcext:value-type="float">
            <text:p>275.001</text:p>
          </table:table-cell>
          <table:table-cell office:value-type="float" office:value="235.251" calcext:value-type="float">
            <text:p>235.251</text:p>
          </table:table-cell>
          <table:table-cell office:value-type="float" office:value="322.89" calcext:value-type="float">
            <text:p>322.89</text:p>
          </table:table-cell>
          <table:table-cell office:value-type="float" office:value="277.38" calcext:value-type="float">
            <text:p>277.38</text:p>
          </table:table-cell>
          <table:table-cell office:value-type="float" office:value="284.917" calcext:value-type="float">
            <text:p>284.917</text:p>
          </table:table-cell>
          <table:table-cell office:value-type="float" office:value="314.028" calcext:value-type="float">
            <text:p>314.028</text:p>
          </table:table-cell>
          <table:table-cell office:value-type="float" office:value="305.176" calcext:value-type="float">
            <text:p>305.176</text:p>
          </table:table-cell>
          <table:table-cell office:value-type="float" office:value="868.643" calcext:value-type="float">
            <text:p>868.643</text:p>
          </table:table-cell>
        </table:table-row>
        <table:table-row table:style-name="ro1">
          <table:table-cell table:formula="of:=COUNTA([.$G11:.$G$2])/COUNTA([.$G$2:.$G$101])" office:value-type="percentage" office:value="0.1" calcext:value-type="percentage">
            <text:p>10.00%</text:p>
          </table:table-cell>
          <table:table-cell table:formula="of:=STDEV([.F11:.P11])" office:value-type="float" office:value="173.681180378992" calcext:value-type="float">
            <text:p>173.681180378992</text:p>
          </table:table-cell>
          <table:table-cell table:formula="of:=CONFIDENCE(0.05;[.B11];10)" office:value-type="float" office:value="107.646732803692" calcext:value-type="float">
            <text:p>107.646732803692</text:p>
          </table:table-cell>
          <table:table-cell table:formula="of:=[.$F11]+[.$C11]" office:value-type="float" office:value="465.545132803692" calcext:value-type="float">
            <text:p>465.545132803692</text:p>
          </table:table-cell>
          <table:table-cell table:formula="of:=[.$F11]-[.$C11]" office:value-type="float" office:value="250.251667196308" calcext:value-type="float">
            <text:p>250.251667196308</text:p>
          </table:table-cell>
          <table:table-cell table:formula="of:=AVERAGE([.G11:.P11])" office:value-type="float" office:value="357.8984" calcext:value-type="float">
            <text:p>357.8984</text:p>
          </table:table-cell>
          <table:table-cell office:value-type="float" office:value="366.047" calcext:value-type="float">
            <text:p>366.047</text:p>
          </table:table-cell>
          <table:table-cell office:value-type="float" office:value="290.223" calcext:value-type="float">
            <text:p>290.223</text:p>
          </table:table-cell>
          <table:table-cell office:value-type="float" office:value="276.034" calcext:value-type="float">
            <text:p>276.034</text:p>
          </table:table-cell>
          <table:table-cell office:value-type="float" office:value="235.719" calcext:value-type="float">
            <text:p>235.719</text:p>
          </table:table-cell>
          <table:table-cell office:value-type="float" office:value="324.174" calcext:value-type="float">
            <text:p>324.174</text:p>
          </table:table-cell>
          <table:table-cell office:value-type="float" office:value="305.887" calcext:value-type="float">
            <text:p>305.887</text:p>
          </table:table-cell>
          <table:table-cell office:value-type="float" office:value="285.492" calcext:value-type="float">
            <text:p>285.492</text:p>
          </table:table-cell>
          <table:table-cell office:value-type="float" office:value="314.5" calcext:value-type="float">
            <text:p>314.5</text:p>
          </table:table-cell>
          <table:table-cell office:value-type="float" office:value="310.952" calcext:value-type="float">
            <text:p>310.952</text:p>
          </table:table-cell>
          <table:table-cell office:value-type="float" office:value="869.956" calcext:value-type="float">
            <text:p>869.956</text:p>
          </table:table-cell>
        </table:table-row>
        <table:table-row table:style-name="ro1">
          <table:table-cell table:formula="of:=COUNTA([.$G12:.$G$2])/COUNTA([.$G$2:.$G$101])" office:value-type="percentage" office:value="0.11" calcext:value-type="percentage">
            <text:p>11.00%</text:p>
          </table:table-cell>
          <table:table-cell table:formula="of:=STDEV([.F12:.P12])" office:value-type="float" office:value="175.799569667306" calcext:value-type="float">
            <text:p>175.799569667306</text:p>
          </table:table-cell>
          <table:table-cell table:formula="of:=CONFIDENCE(0.05;[.B12];10)" office:value-type="float" office:value="108.959699961076" calcext:value-type="float">
            <text:p>108.959699961076</text:p>
          </table:table-cell>
          <table:table-cell table:formula="of:=[.$F12]+[.$C12]" office:value-type="float" office:value="471.592999961076" calcext:value-type="float">
            <text:p>471.592999961076</text:p>
          </table:table-cell>
          <table:table-cell table:formula="of:=[.$F12]-[.$C12]" office:value-type="float" office:value="253.673600038924" calcext:value-type="float">
            <text:p>253.673600038924</text:p>
          </table:table-cell>
          <table:table-cell table:formula="of:=AVERAGE([.G12:.P12])" office:value-type="float" office:value="362.6333" calcext:value-type="float">
            <text:p>362.6333</text:p>
          </table:table-cell>
          <table:table-cell office:value-type="float" office:value="367.527" calcext:value-type="float">
            <text:p>367.527</text:p>
          </table:table-cell>
          <table:table-cell office:value-type="float" office:value="290.668" calcext:value-type="float">
            <text:p>290.668</text:p>
          </table:table-cell>
          <table:table-cell office:value-type="float" office:value="277.598" calcext:value-type="float">
            <text:p>277.598</text:p>
          </table:table-cell>
          <table:table-cell office:value-type="float" office:value="241.441" calcext:value-type="float">
            <text:p>241.441</text:p>
          </table:table-cell>
          <table:table-cell office:value-type="float" office:value="326.802" calcext:value-type="float">
            <text:p>326.802</text:p>
          </table:table-cell>
          <table:table-cell office:value-type="float" office:value="320.26" calcext:value-type="float">
            <text:p>320.26</text:p>
          </table:table-cell>
          <table:table-cell office:value-type="float" office:value="285.911" calcext:value-type="float">
            <text:p>285.911</text:p>
          </table:table-cell>
          <table:table-cell office:value-type="float" office:value="315.449" calcext:value-type="float">
            <text:p>315.449</text:p>
          </table:table-cell>
          <table:table-cell office:value-type="float" office:value="319.506" calcext:value-type="float">
            <text:p>319.506</text:p>
          </table:table-cell>
          <table:table-cell office:value-type="float" office:value="881.171" calcext:value-type="float">
            <text:p>881.171</text:p>
          </table:table-cell>
        </table:table-row>
        <table:table-row table:style-name="ro1">
          <table:table-cell table:formula="of:=COUNTA([.$G13:.$G$2])/COUNTA([.$G$2:.$G$101])" office:value-type="percentage" office:value="0.12" calcext:value-type="percentage">
            <text:p>12.00%</text:p>
          </table:table-cell>
          <table:table-cell table:formula="of:=STDEV([.F13:.P13])" office:value-type="float" office:value="175.439843137441" calcext:value-type="float">
            <text:p>175.439843137441</text:p>
          </table:table-cell>
          <table:table-cell table:formula="of:=CONFIDENCE(0.05;[.B13];10)" office:value-type="float" office:value="108.736743244878" calcext:value-type="float">
            <text:p>108.736743244878</text:p>
          </table:table-cell>
          <table:table-cell table:formula="of:=[.$F13]+[.$C13]" office:value-type="float" office:value="475.105843244878" calcext:value-type="float">
            <text:p>475.105843244878</text:p>
          </table:table-cell>
          <table:table-cell table:formula="of:=[.$F13]-[.$C13]" office:value-type="float" office:value="257.632356755122" calcext:value-type="float">
            <text:p>257.632356755122</text:p>
          </table:table-cell>
          <table:table-cell table:formula="of:=AVERAGE([.G13:.P13])" office:value-type="float" office:value="366.3691" calcext:value-type="float">
            <text:p>366.3691</text:p>
          </table:table-cell>
          <table:table-cell office:value-type="float" office:value="367.754" calcext:value-type="float">
            <text:p>367.754</text:p>
          </table:table-cell>
          <table:table-cell office:value-type="float" office:value="294.798" calcext:value-type="float">
            <text:p>294.798</text:p>
          </table:table-cell>
          <table:table-cell office:value-type="float" office:value="289.274" calcext:value-type="float">
            <text:p>289.274</text:p>
          </table:table-cell>
          <table:table-cell office:value-type="float" office:value="252.646" calcext:value-type="float">
            <text:p>252.646</text:p>
          </table:table-cell>
          <table:table-cell office:value-type="float" office:value="329.477" calcext:value-type="float">
            <text:p>329.477</text:p>
          </table:table-cell>
          <table:table-cell office:value-type="float" office:value="320.381" calcext:value-type="float">
            <text:p>320.381</text:p>
          </table:table-cell>
          <table:table-cell office:value-type="float" office:value="287.251" calcext:value-type="float">
            <text:p>287.251</text:p>
          </table:table-cell>
          <table:table-cell office:value-type="float" office:value="316.204" calcext:value-type="float">
            <text:p>316.204</text:p>
          </table:table-cell>
          <table:table-cell office:value-type="float" office:value="320.469" calcext:value-type="float">
            <text:p>320.469</text:p>
          </table:table-cell>
          <table:table-cell office:value-type="float" office:value="885.437" calcext:value-type="float">
            <text:p>885.437</text:p>
          </table:table-cell>
        </table:table-row>
        <table:table-row table:style-name="ro1">
          <table:table-cell table:formula="of:=COUNTA([.$G14:.$G$2])/COUNTA([.$G$2:.$G$101])" office:value-type="percentage" office:value="0.13" calcext:value-type="percentage">
            <text:p>13.00%</text:p>
          </table:table-cell>
          <table:table-cell table:formula="of:=STDEV([.F14:.P14])" office:value-type="float" office:value="179.362019445729" calcext:value-type="float">
            <text:p>179.362019445729</text:p>
          </table:table-cell>
          <table:table-cell table:formula="of:=CONFIDENCE(0.05;[.B14];10)" office:value-type="float" office:value="111.167688636577" calcext:value-type="float">
            <text:p>111.167688636577</text:p>
          </table:table-cell>
          <table:table-cell table:formula="of:=[.$F14]+[.$C14]" office:value-type="float" office:value="486.223188636577" calcext:value-type="float">
            <text:p>486.223188636577</text:p>
          </table:table-cell>
          <table:table-cell table:formula="of:=[.$F14]-[.$C14]" office:value-type="float" office:value="263.887811363423" calcext:value-type="float">
            <text:p>263.887811363423</text:p>
          </table:table-cell>
          <table:table-cell table:formula="of:=AVERAGE([.G14:.P14])" office:value-type="float" office:value="375.0555" calcext:value-type="float">
            <text:p>375.0555</text:p>
          </table:table-cell>
          <table:table-cell office:value-type="float" office:value="367.807" calcext:value-type="float">
            <text:p>367.807</text:p>
          </table:table-cell>
          <table:table-cell office:value-type="float" office:value="295.442" calcext:value-type="float">
            <text:p>295.442</text:p>
          </table:table-cell>
          <table:table-cell office:value-type="float" office:value="289.81" calcext:value-type="float">
            <text:p>289.81</text:p>
          </table:table-cell>
          <table:table-cell office:value-type="float" office:value="294.938" calcext:value-type="float">
            <text:p>294.938</text:p>
          </table:table-cell>
          <table:table-cell office:value-type="float" office:value="330.802" calcext:value-type="float">
            <text:p>330.802</text:p>
          </table:table-cell>
          <table:table-cell office:value-type="float" office:value="322.277" calcext:value-type="float">
            <text:p>322.277</text:p>
          </table:table-cell>
          <table:table-cell office:value-type="float" office:value="300.717" calcext:value-type="float">
            <text:p>300.717</text:p>
          </table:table-cell>
          <table:table-cell office:value-type="float" office:value="319.054" calcext:value-type="float">
            <text:p>319.054</text:p>
          </table:table-cell>
          <table:table-cell office:value-type="float" office:value="320.56" calcext:value-type="float">
            <text:p>320.56</text:p>
          </table:table-cell>
          <table:table-cell office:value-type="float" office:value="909.148" calcext:value-type="float">
            <text:p>909.148</text:p>
          </table:table-cell>
        </table:table-row>
        <table:table-row table:style-name="ro1">
          <table:table-cell table:formula="of:=COUNTA([.$G15:.$G$2])/COUNTA([.$G$2:.$G$101])" office:value-type="percentage" office:value="0.14" calcext:value-type="percentage">
            <text:p>14.00%</text:p>
          </table:table-cell>
          <table:table-cell table:formula="of:=STDEV([.F15:.P15])" office:value-type="float" office:value="181.307925197687" calcext:value-type="float">
            <text:p>181.307925197687</text:p>
          </table:table-cell>
          <table:table-cell table:formula="of:=CONFIDENCE(0.05;[.B15];10)" office:value-type="float" office:value="112.373751354973" calcext:value-type="float">
            <text:p>112.373751354973</text:p>
          </table:table-cell>
          <table:table-cell table:formula="of:=[.$F15]+[.$C15]" office:value-type="float" office:value="492.276651354973" calcext:value-type="float">
            <text:p>492.276651354973</text:p>
          </table:table-cell>
          <table:table-cell table:formula="of:=[.$F15]-[.$C15]" office:value-type="float" office:value="267.529148645027" calcext:value-type="float">
            <text:p>267.529148645027</text:p>
          </table:table-cell>
          <table:table-cell table:formula="of:=AVERAGE([.G15:.P15])" office:value-type="float" office:value="379.9029" calcext:value-type="float">
            <text:p>379.9029</text:p>
          </table:table-cell>
          <table:table-cell office:value-type="float" office:value="367.899" calcext:value-type="float">
            <text:p>367.899</text:p>
          </table:table-cell>
          <table:table-cell office:value-type="float" office:value="306.748" calcext:value-type="float">
            <text:p>306.748</text:p>
          </table:table-cell>
          <table:table-cell office:value-type="float" office:value="293.454" calcext:value-type="float">
            <text:p>293.454</text:p>
          </table:table-cell>
          <table:table-cell office:value-type="float" office:value="300.326" calcext:value-type="float">
            <text:p>300.326</text:p>
          </table:table-cell>
          <table:table-cell office:value-type="float" office:value="333.099" calcext:value-type="float">
            <text:p>333.099</text:p>
          </table:table-cell>
          <table:table-cell office:value-type="float" office:value="322.461" calcext:value-type="float">
            <text:p>322.461</text:p>
          </table:table-cell>
          <table:table-cell office:value-type="float" office:value="301.77" calcext:value-type="float">
            <text:p>301.77</text:p>
          </table:table-cell>
          <table:table-cell office:value-type="float" office:value="332.374" calcext:value-type="float">
            <text:p>332.374</text:p>
          </table:table-cell>
          <table:table-cell office:value-type="float" office:value="320.578" calcext:value-type="float">
            <text:p>320.578</text:p>
          </table:table-cell>
          <table:table-cell office:value-type="float" office:value="920.32" calcext:value-type="float">
            <text:p>920.32</text:p>
          </table:table-cell>
        </table:table-row>
        <table:table-row table:style-name="ro1">
          <table:table-cell table:formula="of:=COUNTA([.$G16:.$G$2])/COUNTA([.$G$2:.$G$101])" office:value-type="percentage" office:value="0.15" calcext:value-type="percentage">
            <text:p>15.00%</text:p>
          </table:table-cell>
          <table:table-cell table:formula="of:=STDEV([.F16:.P16])" office:value-type="float" office:value="182.470844399345" calcext:value-type="float">
            <text:p>182.470844399345</text:p>
          </table:table-cell>
          <table:table-cell table:formula="of:=CONFIDENCE(0.05;[.B16];10)" office:value-type="float" office:value="113.094522899133" calcext:value-type="float">
            <text:p>113.094522899133</text:p>
          </table:table-cell>
          <table:table-cell table:formula="of:=[.$F16]+[.$C16]" office:value-type="float" office:value="500.462822899133" calcext:value-type="float">
            <text:p>500.462822899133</text:p>
          </table:table-cell>
          <table:table-cell table:formula="of:=[.$F16]-[.$C16]" office:value-type="float" office:value="274.273777100867" calcext:value-type="float">
            <text:p>274.273777100867</text:p>
          </table:table-cell>
          <table:table-cell table:formula="of:=AVERAGE([.G16:.P16])" office:value-type="float" office:value="387.3683" calcext:value-type="float">
            <text:p>387.3683</text:p>
          </table:table-cell>
          <table:table-cell office:value-type="float" office:value="368.04" calcext:value-type="float">
            <text:p>368.04</text:p>
          </table:table-cell>
          <table:table-cell office:value-type="float" office:value="341.322" calcext:value-type="float">
            <text:p>341.322</text:p>
          </table:table-cell>
          <table:table-cell office:value-type="float" office:value="293.618" calcext:value-type="float">
            <text:p>293.618</text:p>
          </table:table-cell>
          <table:table-cell office:value-type="float" office:value="324.255" calcext:value-type="float">
            <text:p>324.255</text:p>
          </table:table-cell>
          <table:table-cell office:value-type="float" office:value="333.519" calcext:value-type="float">
            <text:p>333.519</text:p>
          </table:table-cell>
          <table:table-cell office:value-type="float" office:value="322.575" calcext:value-type="float">
            <text:p>322.575</text:p>
          </table:table-cell>
          <table:table-cell office:value-type="float" office:value="303.972" calcext:value-type="float">
            <text:p>303.972</text:p>
          </table:table-cell>
          <table:table-cell office:value-type="float" office:value="333.936" calcext:value-type="float">
            <text:p>333.936</text:p>
          </table:table-cell>
          <table:table-cell office:value-type="float" office:value="320.708" calcext:value-type="float">
            <text:p>320.708</text:p>
          </table:table-cell>
          <table:table-cell office:value-type="float" office:value="931.738" calcext:value-type="float">
            <text:p>931.738</text:p>
          </table:table-cell>
        </table:table-row>
        <table:table-row table:style-name="ro1">
          <table:table-cell table:formula="of:=COUNTA([.$G17:.$G$2])/COUNTA([.$G$2:.$G$101])" office:value-type="percentage" office:value="0.16" calcext:value-type="percentage">
            <text:p>16.00%</text:p>
          </table:table-cell>
          <table:table-cell table:formula="of:=STDEV([.F17:.P17])" office:value-type="float" office:value="185.411938549841" calcext:value-type="float">
            <text:p>185.411938549841</text:p>
          </table:table-cell>
          <table:table-cell table:formula="of:=CONFIDENCE(0.05;[.B17];10)" office:value-type="float" office:value="114.91739844315" calcext:value-type="float">
            <text:p>114.91739844315</text:p>
          </table:table-cell>
          <table:table-cell table:formula="of:=[.$F17]+[.$C17]" office:value-type="float" office:value="504.41609844315" calcext:value-type="float">
            <text:p>504.41609844315</text:p>
          </table:table-cell>
          <table:table-cell table:formula="of:=[.$F17]-[.$C17]" office:value-type="float" office:value="274.58130155685" calcext:value-type="float">
            <text:p>274.58130155685</text:p>
          </table:table-cell>
          <table:table-cell table:formula="of:=AVERAGE([.G17:.P17])" office:value-type="float" office:value="389.4987" calcext:value-type="float">
            <text:p>389.4987</text:p>
          </table:table-cell>
          <table:table-cell office:value-type="float" office:value="368.307" calcext:value-type="float">
            <text:p>368.307</text:p>
          </table:table-cell>
          <table:table-cell office:value-type="float" office:value="343.457" calcext:value-type="float">
            <text:p>343.457</text:p>
          </table:table-cell>
          <table:table-cell office:value-type="float" office:value="293.807" calcext:value-type="float">
            <text:p>293.807</text:p>
          </table:table-cell>
          <table:table-cell office:value-type="float" office:value="324.312" calcext:value-type="float">
            <text:p>324.312</text:p>
          </table:table-cell>
          <table:table-cell office:value-type="float" office:value="334.03" calcext:value-type="float">
            <text:p>334.03</text:p>
          </table:table-cell>
          <table:table-cell office:value-type="float" office:value="324.394" calcext:value-type="float">
            <text:p>324.394</text:p>
          </table:table-cell>
          <table:table-cell office:value-type="float" office:value="304.843" calcext:value-type="float">
            <text:p>304.843</text:p>
          </table:table-cell>
          <table:table-cell office:value-type="float" office:value="334.35" calcext:value-type="float">
            <text:p>334.35</text:p>
          </table:table-cell>
          <table:table-cell office:value-type="float" office:value="324.74" calcext:value-type="float">
            <text:p>324.74</text:p>
          </table:table-cell>
          <table:table-cell office:value-type="float" office:value="942.747" calcext:value-type="float">
            <text:p>942.747</text:p>
          </table:table-cell>
        </table:table-row>
        <table:table-row table:style-name="ro1">
          <table:table-cell table:formula="of:=COUNTA([.$G18:.$G$2])/COUNTA([.$G$2:.$G$101])" office:value-type="percentage" office:value="0.17" calcext:value-type="percentage">
            <text:p>17.00%</text:p>
          </table:table-cell>
          <table:table-cell table:formula="of:=STDEV([.F18:.P18])" office:value-type="float" office:value="185.25512881386" calcext:value-type="float">
            <text:p>185.25512881386</text:p>
          </table:table-cell>
          <table:table-cell table:formula="of:=CONFIDENCE(0.05;[.B18];10)" office:value-type="float" office:value="114.820208547772" calcext:value-type="float">
            <text:p>114.820208547772</text:p>
          </table:table-cell>
          <table:table-cell table:formula="of:=[.$F18]+[.$C18]" office:value-type="float" office:value="508.944808547772" calcext:value-type="float">
            <text:p>508.944808547772</text:p>
          </table:table-cell>
          <table:table-cell table:formula="of:=[.$F18]-[.$C18]" office:value-type="float" office:value="279.304391452228" calcext:value-type="float">
            <text:p>279.304391452228</text:p>
          </table:table-cell>
          <table:table-cell table:formula="of:=AVERAGE([.G18:.P18])" office:value-type="float" office:value="394.1246" calcext:value-type="float">
            <text:p>394.1246</text:p>
          </table:table-cell>
          <table:table-cell office:value-type="float" office:value="368.43" calcext:value-type="float">
            <text:p>368.43</text:p>
          </table:table-cell>
          <table:table-cell office:value-type="float" office:value="344.863" calcext:value-type="float">
            <text:p>344.863</text:p>
          </table:table-cell>
          <table:table-cell office:value-type="float" office:value="294.52" calcext:value-type="float">
            <text:p>294.52</text:p>
          </table:table-cell>
          <table:table-cell office:value-type="float" office:value="327.318" calcext:value-type="float">
            <text:p>327.318</text:p>
          </table:table-cell>
          <table:table-cell office:value-type="float" office:value="334.097" calcext:value-type="float">
            <text:p>334.097</text:p>
          </table:table-cell>
          <table:table-cell office:value-type="float" office:value="348.083" calcext:value-type="float">
            <text:p>348.083</text:p>
          </table:table-cell>
          <table:table-cell office:value-type="float" office:value="312.067" calcext:value-type="float">
            <text:p>312.067</text:p>
          </table:table-cell>
          <table:table-cell office:value-type="float" office:value="337.43" calcext:value-type="float">
            <text:p>337.43</text:p>
          </table:table-cell>
          <table:table-cell office:value-type="float" office:value="327.491" calcext:value-type="float">
            <text:p>327.491</text:p>
          </table:table-cell>
          <table:table-cell office:value-type="float" office:value="946.947" calcext:value-type="float">
            <text:p>946.947</text:p>
          </table:table-cell>
        </table:table-row>
        <table:table-row table:style-name="ro1">
          <table:table-cell table:formula="of:=COUNTA([.$G19:.$G$2])/COUNTA([.$G$2:.$G$101])" office:value-type="percentage" office:value="0.18" calcext:value-type="percentage">
            <text:p>18.00%</text:p>
          </table:table-cell>
          <table:table-cell table:formula="of:=STDEV([.F19:.P19])" office:value-type="float" office:value="184.231350461967" calcext:value-type="float">
            <text:p>184.231350461967</text:p>
          </table:table-cell>
          <table:table-cell table:formula="of:=CONFIDENCE(0.05;[.B19];10)" office:value-type="float" office:value="114.185675811088" calcext:value-type="float">
            <text:p>114.185675811088</text:p>
          </table:table-cell>
          <table:table-cell table:formula="of:=[.$F19]+[.$C19]" office:value-type="float" office:value="511.655075811088" calcext:value-type="float">
            <text:p>511.655075811088</text:p>
          </table:table-cell>
          <table:table-cell table:formula="of:=[.$F19]-[.$C19]" office:value-type="float" office:value="283.283724188912" calcext:value-type="float">
            <text:p>283.283724188912</text:p>
          </table:table-cell>
          <table:table-cell table:formula="of:=AVERAGE([.G19:.P19])" office:value-type="float" office:value="397.4694" calcext:value-type="float">
            <text:p>397.4694</text:p>
          </table:table-cell>
          <table:table-cell office:value-type="float" office:value="368.451" calcext:value-type="float">
            <text:p>368.451</text:p>
          </table:table-cell>
          <table:table-cell office:value-type="float" office:value="345.802" calcext:value-type="float">
            <text:p>345.802</text:p>
          </table:table-cell>
          <table:table-cell office:value-type="float" office:value="296.868" calcext:value-type="float">
            <text:p>296.868</text:p>
          </table:table-cell>
          <table:table-cell office:value-type="float" office:value="332.611" calcext:value-type="float">
            <text:p>332.611</text:p>
          </table:table-cell>
          <table:table-cell office:value-type="float" office:value="334.157" calcext:value-type="float">
            <text:p>334.157</text:p>
          </table:table-cell>
          <table:table-cell office:value-type="float" office:value="361.666" calcext:value-type="float">
            <text:p>361.666</text:p>
          </table:table-cell>
          <table:table-cell office:value-type="float" office:value="322.603" calcext:value-type="float">
            <text:p>322.603</text:p>
          </table:table-cell>
          <table:table-cell office:value-type="float" office:value="337.707" calcext:value-type="float">
            <text:p>337.707</text:p>
          </table:table-cell>
          <table:table-cell office:value-type="float" office:value="327.609" calcext:value-type="float">
            <text:p>327.609</text:p>
          </table:table-cell>
          <table:table-cell office:value-type="float" office:value="947.22" calcext:value-type="float">
            <text:p>947.22</text:p>
          </table:table-cell>
        </table:table-row>
        <table:table-row table:style-name="ro1">
          <table:table-cell table:formula="of:=COUNTA([.$G20:.$G$2])/COUNTA([.$G$2:.$G$101])" office:value-type="percentage" office:value="0.19" calcext:value-type="percentage">
            <text:p>19.00%</text:p>
          </table:table-cell>
          <table:table-cell table:formula="of:=STDEV([.F20:.P20])" office:value-type="float" office:value="183.76852833739" calcext:value-type="float">
            <text:p>183.76852833739</text:p>
          </table:table-cell>
          <table:table-cell table:formula="of:=CONFIDENCE(0.05;[.B20];10)" office:value-type="float" office:value="113.898820957434" calcext:value-type="float">
            <text:p>113.898820957434</text:p>
          </table:table-cell>
          <table:table-cell table:formula="of:=[.$F20]+[.$C20]" office:value-type="float" office:value="514.797720957434" calcext:value-type="float">
            <text:p>514.797720957434</text:p>
          </table:table-cell>
          <table:table-cell table:formula="of:=[.$F20]-[.$C20]" office:value-type="float" office:value="287.000079042566" calcext:value-type="float">
            <text:p>287.000079042566</text:p>
          </table:table-cell>
          <table:table-cell table:formula="of:=AVERAGE([.G20:.P20])" office:value-type="float" office:value="400.8989" calcext:value-type="float">
            <text:p>400.8989</text:p>
          </table:table-cell>
          <table:table-cell office:value-type="float" office:value="368.706" calcext:value-type="float">
            <text:p>368.706</text:p>
          </table:table-cell>
          <table:table-cell office:value-type="float" office:value="348.479" calcext:value-type="float">
            <text:p>348.479</text:p>
          </table:table-cell>
          <table:table-cell office:value-type="float" office:value="302.255" calcext:value-type="float">
            <text:p>302.255</text:p>
          </table:table-cell>
          <table:table-cell office:value-type="float" office:value="347.647" calcext:value-type="float">
            <text:p>347.647</text:p>
          </table:table-cell>
          <table:table-cell office:value-type="float" office:value="334.618" calcext:value-type="float">
            <text:p>334.618</text:p>
          </table:table-cell>
          <table:table-cell office:value-type="float" office:value="361.795" calcext:value-type="float">
            <text:p>361.795</text:p>
          </table:table-cell>
          <table:table-cell office:value-type="float" office:value="323.632" calcext:value-type="float">
            <text:p>323.632</text:p>
          </table:table-cell>
          <table:table-cell office:value-type="float" office:value="339.452" calcext:value-type="float">
            <text:p>339.452</text:p>
          </table:table-cell>
          <table:table-cell office:value-type="float" office:value="332.821" calcext:value-type="float">
            <text:p>332.821</text:p>
          </table:table-cell>
          <table:table-cell office:value-type="float" office:value="949.584" calcext:value-type="float">
            <text:p>949.584</text:p>
          </table:table-cell>
        </table:table-row>
        <table:table-row table:style-name="ro1">
          <table:table-cell table:formula="of:=COUNTA([.$G21:.$G$2])/COUNTA([.$G$2:.$G$101])" office:value-type="percentage" office:value="0.2" calcext:value-type="percentage">
            <text:p>20.00%</text:p>
          </table:table-cell>
          <table:table-cell table:formula="of:=STDEV([.F21:.P21])" office:value-type="float" office:value="183.012942733704" calcext:value-type="float">
            <text:p>183.012942733704</text:p>
          </table:table-cell>
          <table:table-cell table:formula="of:=CONFIDENCE(0.05;[.B21];10)" office:value-type="float" office:value="113.430512753789" calcext:value-type="float">
            <text:p>113.430512753789</text:p>
          </table:table-cell>
          <table:table-cell table:formula="of:=[.$F21]+[.$C21]" office:value-type="float" office:value="518.329012753789" calcext:value-type="float">
            <text:p>518.329012753789</text:p>
          </table:table-cell>
          <table:table-cell table:formula="of:=[.$F21]-[.$C21]" office:value-type="float" office:value="291.467987246211" calcext:value-type="float">
            <text:p>291.467987246211</text:p>
          </table:table-cell>
          <table:table-cell table:formula="of:=AVERAGE([.G21:.P21])" office:value-type="float" office:value="404.8985" calcext:value-type="float">
            <text:p>404.8985</text:p>
          </table:table-cell>
          <table:table-cell office:value-type="float" office:value="369.088" calcext:value-type="float">
            <text:p>369.088</text:p>
          </table:table-cell>
          <table:table-cell office:value-type="float" office:value="348.887" calcext:value-type="float">
            <text:p>348.887</text:p>
          </table:table-cell>
          <table:table-cell office:value-type="float" office:value="302.879" calcext:value-type="float">
            <text:p>302.879</text:p>
          </table:table-cell>
          <table:table-cell office:value-type="float" office:value="348.013" calcext:value-type="float">
            <text:p>348.013</text:p>
          </table:table-cell>
          <table:table-cell office:value-type="float" office:value="335.86" calcext:value-type="float">
            <text:p>335.86</text:p>
          </table:table-cell>
          <table:table-cell office:value-type="float" office:value="362.388" calcext:value-type="float">
            <text:p>362.388</text:p>
          </table:table-cell>
          <table:table-cell office:value-type="float" office:value="348.818" calcext:value-type="float">
            <text:p>348.818</text:p>
          </table:table-cell>
          <table:table-cell office:value-type="float" office:value="347.648" calcext:value-type="float">
            <text:p>347.648</text:p>
          </table:table-cell>
          <table:table-cell office:value-type="float" office:value="333.852" calcext:value-type="float">
            <text:p>333.852</text:p>
          </table:table-cell>
          <table:table-cell office:value-type="float" office:value="951.552" calcext:value-type="float">
            <text:p>951.552</text:p>
          </table:table-cell>
        </table:table-row>
        <table:table-row table:style-name="ro1">
          <table:table-cell table:formula="of:=COUNTA([.$G22:.$G$2])/COUNTA([.$G$2:.$G$101])" office:value-type="percentage" office:value="0.21" calcext:value-type="percentage">
            <text:p>21.00%</text:p>
          </table:table-cell>
          <table:table-cell table:formula="of:=STDEV([.F22:.P22])" office:value-type="float" office:value="183.058502658139" calcext:value-type="float">
            <text:p>183.058502658139</text:p>
          </table:table-cell>
          <table:table-cell table:formula="of:=CONFIDENCE(0.05;[.B22];10)" office:value-type="float" office:value="113.458750568626" calcext:value-type="float">
            <text:p>113.458750568626</text:p>
          </table:table-cell>
          <table:table-cell table:formula="of:=[.$F22]+[.$C22]" office:value-type="float" office:value="520.695350568626" calcext:value-type="float">
            <text:p>520.695350568626</text:p>
          </table:table-cell>
          <table:table-cell table:formula="of:=[.$F22]-[.$C22]" office:value-type="float" office:value="293.777849431374" calcext:value-type="float">
            <text:p>293.777849431374</text:p>
          </table:table-cell>
          <table:table-cell table:formula="of:=AVERAGE([.G22:.P22])" office:value-type="float" office:value="407.2366" calcext:value-type="float">
            <text:p>407.2366</text:p>
          </table:table-cell>
          <table:table-cell office:value-type="float" office:value="369.2" calcext:value-type="float">
            <text:p>369.2</text:p>
          </table:table-cell>
          <table:table-cell office:value-type="float" office:value="349.656" calcext:value-type="float">
            <text:p>349.656</text:p>
          </table:table-cell>
          <table:table-cell office:value-type="float" office:value="308.152" calcext:value-type="float">
            <text:p>308.152</text:p>
          </table:table-cell>
          <table:table-cell office:value-type="float" office:value="348.135" calcext:value-type="float">
            <text:p>348.135</text:p>
          </table:table-cell>
          <table:table-cell office:value-type="float" office:value="343.551" calcext:value-type="float">
            <text:p>343.551</text:p>
          </table:table-cell>
          <table:table-cell office:value-type="float" office:value="363.797" calcext:value-type="float">
            <text:p>363.797</text:p>
          </table:table-cell>
          <table:table-cell office:value-type="float" office:value="351.068" calcext:value-type="float">
            <text:p>351.068</text:p>
          </table:table-cell>
          <table:table-cell office:value-type="float" office:value="350.429" calcext:value-type="float">
            <text:p>350.429</text:p>
          </table:table-cell>
          <table:table-cell office:value-type="float" office:value="334.017" calcext:value-type="float">
            <text:p>334.017</text:p>
          </table:table-cell>
          <table:table-cell office:value-type="float" office:value="954.361" calcext:value-type="float">
            <text:p>954.361</text:p>
          </table:table-cell>
        </table:table-row>
        <table:table-row table:style-name="ro1">
          <table:table-cell table:formula="of:=COUNTA([.$G23:.$G$2])/COUNTA([.$G$2:.$G$101])" office:value-type="percentage" office:value="0.22" calcext:value-type="percentage">
            <text:p>22.00%</text:p>
          </table:table-cell>
          <table:table-cell table:formula="of:=STDEV([.F23:.P23])" office:value-type="float" office:value="186.192973653277" calcext:value-type="float">
            <text:p>186.192973653277</text:p>
          </table:table-cell>
          <table:table-cell table:formula="of:=CONFIDENCE(0.05;[.B23];10)" office:value-type="float" office:value="115.401480120315" calcext:value-type="float">
            <text:p>115.401480120315</text:p>
          </table:table-cell>
          <table:table-cell table:formula="of:=[.$F23]+[.$C23]" office:value-type="float" office:value="527.186980120315" calcext:value-type="float">
            <text:p>527.186980120315</text:p>
          </table:table-cell>
          <table:table-cell table:formula="of:=[.$F23]-[.$C23]" office:value-type="float" office:value="296.384019879685" calcext:value-type="float">
            <text:p>296.384019879685</text:p>
          </table:table-cell>
          <table:table-cell table:formula="of:=AVERAGE([.G23:.P23])" office:value-type="float" office:value="411.7855" calcext:value-type="float">
            <text:p>411.7855</text:p>
          </table:table-cell>
          <table:table-cell office:value-type="float" office:value="369.208" calcext:value-type="float">
            <text:p>369.208</text:p>
          </table:table-cell>
          <table:table-cell office:value-type="float" office:value="350.916" calcext:value-type="float">
            <text:p>350.916</text:p>
          </table:table-cell>
          <table:table-cell office:value-type="float" office:value="308.517" calcext:value-type="float">
            <text:p>308.517</text:p>
          </table:table-cell>
          <table:table-cell office:value-type="float" office:value="349.973" calcext:value-type="float">
            <text:p>349.973</text:p>
          </table:table-cell>
          <table:table-cell office:value-type="float" office:value="343.569" calcext:value-type="float">
            <text:p>343.569</text:p>
          </table:table-cell>
          <table:table-cell office:value-type="float" office:value="368.728" calcext:value-type="float">
            <text:p>368.728</text:p>
          </table:table-cell>
          <table:table-cell office:value-type="float" office:value="362.278" calcext:value-type="float">
            <text:p>362.278</text:p>
          </table:table-cell>
          <table:table-cell office:value-type="float" office:value="351.893" calcext:value-type="float">
            <text:p>351.893</text:p>
          </table:table-cell>
          <table:table-cell office:value-type="float" office:value="344.561" calcext:value-type="float">
            <text:p>344.561</text:p>
          </table:table-cell>
          <table:table-cell office:value-type="float" office:value="968.212" calcext:value-type="float">
            <text:p>968.212</text:p>
          </table:table-cell>
        </table:table-row>
        <table:table-row table:style-name="ro1">
          <table:table-cell table:formula="of:=COUNTA([.$G24:.$G$2])/COUNTA([.$G$2:.$G$101])" office:value-type="percentage" office:value="0.23" calcext:value-type="percentage">
            <text:p>23.00%</text:p>
          </table:table-cell>
          <table:table-cell table:formula="of:=STDEV([.F24:.P24])" office:value-type="float" office:value="184.343453180849" calcext:value-type="float">
            <text:p>184.343453180849</text:p>
          </table:table-cell>
          <table:table-cell table:formula="of:=CONFIDENCE(0.05;[.B24];10)" office:value-type="float" office:value="114.255156519359" calcext:value-type="float">
            <text:p>114.255156519359</text:p>
          </table:table-cell>
          <table:table-cell table:formula="of:=[.$F24]+[.$C24]" office:value-type="float" office:value="532.090756519359" calcext:value-type="float">
            <text:p>532.090756519359</text:p>
          </table:table-cell>
          <table:table-cell table:formula="of:=[.$F24]-[.$C24]" office:value-type="float" office:value="303.580443480641" calcext:value-type="float">
            <text:p>303.580443480641</text:p>
          </table:table-cell>
          <table:table-cell table:formula="of:=AVERAGE([.G24:.P24])" office:value-type="float" office:value="417.8356" calcext:value-type="float">
            <text:p>417.8356</text:p>
          </table:table-cell>
          <table:table-cell office:value-type="float" office:value="369.301" calcext:value-type="float">
            <text:p>369.301</text:p>
          </table:table-cell>
          <table:table-cell office:value-type="float" office:value="359.086" calcext:value-type="float">
            <text:p>359.086</text:p>
          </table:table-cell>
          <table:table-cell office:value-type="float" office:value="320.79" calcext:value-type="float">
            <text:p>320.79</text:p>
          </table:table-cell>
          <table:table-cell office:value-type="float" office:value="350.147" calcext:value-type="float">
            <text:p>350.147</text:p>
          </table:table-cell>
          <table:table-cell office:value-type="float" office:value="345.724" calcext:value-type="float">
            <text:p>345.724</text:p>
          </table:table-cell>
          <table:table-cell office:value-type="float" office:value="371.89" calcext:value-type="float">
            <text:p>371.89</text:p>
          </table:table-cell>
          <table:table-cell office:value-type="float" office:value="376.158" calcext:value-type="float">
            <text:p>376.158</text:p>
          </table:table-cell>
          <table:table-cell office:value-type="float" office:value="366.904" calcext:value-type="float">
            <text:p>366.904</text:p>
          </table:table-cell>
          <table:table-cell office:value-type="float" office:value="349.433" calcext:value-type="float">
            <text:p>349.433</text:p>
          </table:table-cell>
          <table:table-cell office:value-type="float" office:value="968.923" calcext:value-type="float">
            <text:p>968.923</text:p>
          </table:table-cell>
        </table:table-row>
        <table:table-row table:style-name="ro1">
          <table:table-cell table:formula="of:=COUNTA([.$G25:.$G$2])/COUNTA([.$G$2:.$G$101])" office:value-type="percentage" office:value="0.24" calcext:value-type="percentage">
            <text:p>24.00%</text:p>
          </table:table-cell>
          <table:table-cell table:formula="of:=STDEV([.F25:.P25])" office:value-type="float" office:value="181.336155310407" calcext:value-type="float">
            <text:p>181.336155310407</text:p>
          </table:table-cell>
          <table:table-cell table:formula="of:=CONFIDENCE(0.05;[.B25];10)" office:value-type="float" office:value="112.391248238599" calcext:value-type="float">
            <text:p>112.391248238599</text:p>
          </table:table-cell>
          <table:table-cell table:formula="of:=[.$F25]+[.$C25]" office:value-type="float" office:value="538.806448238599" calcext:value-type="float">
            <text:p>538.806448238599</text:p>
          </table:table-cell>
          <table:table-cell table:formula="of:=[.$F25]-[.$C25]" office:value-type="float" office:value="314.023951761401" calcext:value-type="float">
            <text:p>314.023951761401</text:p>
          </table:table-cell>
          <table:table-cell table:formula="of:=AVERAGE([.G25:.P25])" office:value-type="float" office:value="426.4152" calcext:value-type="float">
            <text:p>426.4152</text:p>
          </table:table-cell>
          <table:table-cell office:value-type="float" office:value="369.317" calcext:value-type="float">
            <text:p>369.317</text:p>
          </table:table-cell>
          <table:table-cell office:value-type="float" office:value="359.944" calcext:value-type="float">
            <text:p>359.944</text:p>
          </table:table-cell>
          <table:table-cell office:value-type="float" office:value="351.369" calcext:value-type="float">
            <text:p>351.369</text:p>
          </table:table-cell>
          <table:table-cell office:value-type="float" office:value="353.334" calcext:value-type="float">
            <text:p>353.334</text:p>
          </table:table-cell>
          <table:table-cell office:value-type="float" office:value="361.854" calcext:value-type="float">
            <text:p>361.854</text:p>
          </table:table-cell>
          <table:table-cell office:value-type="float" office:value="372.358" calcext:value-type="float">
            <text:p>372.358</text:p>
          </table:table-cell>
          <table:table-cell office:value-type="float" office:value="386.639" calcext:value-type="float">
            <text:p>386.639</text:p>
          </table:table-cell>
          <table:table-cell office:value-type="float" office:value="381.345" calcext:value-type="float">
            <text:p>381.345</text:p>
          </table:table-cell>
          <table:table-cell office:value-type="float" office:value="358.559" calcext:value-type="float">
            <text:p>358.559</text:p>
          </table:table-cell>
          <table:table-cell office:value-type="float" office:value="969.433" calcext:value-type="float">
            <text:p>969.433</text:p>
          </table:table-cell>
        </table:table-row>
        <table:table-row table:style-name="ro1">
          <table:table-cell table:formula="of:=COUNTA([.$G26:.$G$2])/COUNTA([.$G$2:.$G$101])" office:value-type="percentage" office:value="0.25" calcext:value-type="percentage">
            <text:p>25.00%</text:p>
          </table:table-cell>
          <table:table-cell table:formula="of:=STDEV([.F26:.P26])" office:value-type="float" office:value="180.201398464857" calcext:value-type="float">
            <text:p>180.201398464857</text:p>
          </table:table-cell>
          <table:table-cell table:formula="of:=CONFIDENCE(0.05;[.B26];10)" office:value-type="float" office:value="111.687931582853" calcext:value-type="float">
            <text:p>111.687931582853</text:p>
          </table:table-cell>
          <table:table-cell table:formula="of:=[.$F26]+[.$C26]" office:value-type="float" office:value="544.057031582853" calcext:value-type="float">
            <text:p>544.057031582853</text:p>
          </table:table-cell>
          <table:table-cell table:formula="of:=[.$F26]-[.$C26]" office:value-type="float" office:value="320.681168417147" calcext:value-type="float">
            <text:p>320.681168417147</text:p>
          </table:table-cell>
          <table:table-cell table:formula="of:=AVERAGE([.G26:.P26])" office:value-type="float" office:value="432.3691" calcext:value-type="float">
            <text:p>432.3691</text:p>
          </table:table-cell>
          <table:table-cell office:value-type="float" office:value="369.496" calcext:value-type="float">
            <text:p>369.496</text:p>
          </table:table-cell>
          <table:table-cell office:value-type="float" office:value="360.514" calcext:value-type="float">
            <text:p>360.514</text:p>
          </table:table-cell>
          <table:table-cell office:value-type="float" office:value="358.23" calcext:value-type="float">
            <text:p>358.23</text:p>
          </table:table-cell>
          <table:table-cell office:value-type="float" office:value="358.295" calcext:value-type="float">
            <text:p>358.295</text:p>
          </table:table-cell>
          <table:table-cell office:value-type="float" office:value="395.569" calcext:value-type="float">
            <text:p>395.569</text:p>
          </table:table-cell>
          <table:table-cell office:value-type="float" office:value="374.3" calcext:value-type="float">
            <text:p>374.3</text:p>
          </table:table-cell>
          <table:table-cell office:value-type="float" office:value="386.754" calcext:value-type="float">
            <text:p>386.754</text:p>
          </table:table-cell>
          <table:table-cell office:value-type="float" office:value="383.583" calcext:value-type="float">
            <text:p>383.583</text:p>
          </table:table-cell>
          <table:table-cell office:value-type="float" office:value="365.204" calcext:value-type="float">
            <text:p>365.204</text:p>
          </table:table-cell>
          <table:table-cell office:value-type="float" office:value="971.746" calcext:value-type="float">
            <text:p>971.746</text:p>
          </table:table-cell>
        </table:table-row>
        <table:table-row table:style-name="ro1">
          <table:table-cell table:formula="of:=COUNTA([.$G27:.$G$2])/COUNTA([.$G$2:.$G$101])" office:value-type="percentage" office:value="0.26" calcext:value-type="percentage">
            <text:p>26.00%</text:p>
          </table:table-cell>
          <table:table-cell table:formula="of:=STDEV([.F27:.P27])" office:value-type="float" office:value="178.780928502455" calcext:value-type="float">
            <text:p>178.780928502455</text:p>
          </table:table-cell>
          <table:table-cell table:formula="of:=CONFIDENCE(0.05;[.B27];10)" office:value-type="float" office:value="110.807531356619" calcext:value-type="float">
            <text:p>110.807531356619</text:p>
          </table:table-cell>
          <table:table-cell table:formula="of:=[.$F27]+[.$C27]" office:value-type="float" office:value="548.062531356619" calcext:value-type="float">
            <text:p>548.062531356619</text:p>
          </table:table-cell>
          <table:table-cell table:formula="of:=[.$F27]-[.$C27]" office:value-type="float" office:value="326.447468643381" calcext:value-type="float">
            <text:p>326.447468643381</text:p>
          </table:table-cell>
          <table:table-cell table:formula="of:=AVERAGE([.G27:.P27])" office:value-type="float" office:value="437.255" calcext:value-type="float">
            <text:p>437.255</text:p>
          </table:table-cell>
          <table:table-cell office:value-type="float" office:value="369.62" calcext:value-type="float">
            <text:p>369.62</text:p>
          </table:table-cell>
          <table:table-cell office:value-type="float" office:value="368.793" calcext:value-type="float">
            <text:p>368.793</text:p>
          </table:table-cell>
          <table:table-cell office:value-type="float" office:value="361.547" calcext:value-type="float">
            <text:p>361.547</text:p>
          </table:table-cell>
          <table:table-cell office:value-type="float" office:value="366.961" calcext:value-type="float">
            <text:p>366.961</text:p>
          </table:table-cell>
          <table:table-cell office:value-type="float" office:value="407.234" calcext:value-type="float">
            <text:p>407.234</text:p>
          </table:table-cell>
          <table:table-cell office:value-type="float" office:value="374.938" calcext:value-type="float">
            <text:p>374.938</text:p>
          </table:table-cell>
          <table:table-cell office:value-type="float" office:value="387.197" calcext:value-type="float">
            <text:p>387.197</text:p>
          </table:table-cell>
          <table:table-cell office:value-type="float" office:value="396.366" calcext:value-type="float">
            <text:p>396.366</text:p>
          </table:table-cell>
          <table:table-cell office:value-type="float" office:value="367.922" calcext:value-type="float">
            <text:p>367.922</text:p>
          </table:table-cell>
          <table:table-cell office:value-type="float" office:value="971.972" calcext:value-type="float">
            <text:p>971.972</text:p>
          </table:table-cell>
        </table:table-row>
        <table:table-row table:style-name="ro1">
          <table:table-cell table:formula="of:=COUNTA([.$G28:.$G$2])/COUNTA([.$G$2:.$G$101])" office:value-type="percentage" office:value="0.27" calcext:value-type="percentage">
            <text:p>27.00%</text:p>
          </table:table-cell>
          <table:table-cell table:formula="of:=STDEV([.F28:.P28])" office:value-type="float" office:value="202.138957578221" calcext:value-type="float">
            <text:p>202.138957578221</text:p>
          </table:table-cell>
          <table:table-cell table:formula="of:=CONFIDENCE(0.05;[.B28];10)" office:value-type="float" office:value="125.284721742204" calcext:value-type="float">
            <text:p>125.284721742204</text:p>
          </table:table-cell>
          <table:table-cell table:formula="of:=[.$F28]+[.$C28]" office:value-type="float" office:value="574.217421742204" calcext:value-type="float">
            <text:p>574.217421742204</text:p>
          </table:table-cell>
          <table:table-cell table:formula="of:=[.$F28]-[.$C28]" office:value-type="float" office:value="323.647978257796" calcext:value-type="float">
            <text:p>323.647978257796</text:p>
          </table:table-cell>
          <table:table-cell table:formula="of:=AVERAGE([.G28:.P28])" office:value-type="float" office:value="448.9327" calcext:value-type="float">
            <text:p>448.9327</text:p>
          </table:table-cell>
          <table:table-cell office:value-type="float" office:value="369.73" calcext:value-type="float">
            <text:p>369.73</text:p>
          </table:table-cell>
          <table:table-cell office:value-type="float" office:value="375.516" calcext:value-type="float">
            <text:p>375.516</text:p>
          </table:table-cell>
          <table:table-cell office:value-type="float" office:value="362.279" calcext:value-type="float">
            <text:p>362.279</text:p>
          </table:table-cell>
          <table:table-cell office:value-type="float" office:value="368.354" calcext:value-type="float">
            <text:p>368.354</text:p>
          </table:table-cell>
          <table:table-cell office:value-type="float" office:value="412.629" calcext:value-type="float">
            <text:p>412.629</text:p>
          </table:table-cell>
          <table:table-cell office:value-type="float" office:value="376.664" calcext:value-type="float">
            <text:p>376.664</text:p>
          </table:table-cell>
          <table:table-cell office:value-type="float" office:value="387.367" calcext:value-type="float">
            <text:p>387.367</text:p>
          </table:table-cell>
          <table:table-cell office:value-type="float" office:value="399.197" calcext:value-type="float">
            <text:p>399.197</text:p>
          </table:table-cell>
          <table:table-cell office:value-type="float" office:value="383.773" calcext:value-type="float">
            <text:p>383.773</text:p>
          </table:table-cell>
          <table:table-cell office:value-type="float" office:value="1053.818" calcext:value-type="float">
            <text:p>1053.818</text:p>
          </table:table-cell>
        </table:table-row>
        <table:table-row table:style-name="ro1">
          <table:table-cell table:formula="of:=COUNTA([.$G29:.$G$2])/COUNTA([.$G$2:.$G$101])" office:value-type="percentage" office:value="0.28" calcext:value-type="percentage">
            <text:p>28.00%</text:p>
          </table:table-cell>
          <table:table-cell table:formula="of:=STDEV([.F29:.P29])" office:value-type="float" office:value="201.471340676534" calcext:value-type="float">
            <text:p>201.471340676534</text:p>
          </table:table-cell>
          <table:table-cell table:formula="of:=CONFIDENCE(0.05;[.B29];10)" office:value-type="float" office:value="124.870936103056" calcext:value-type="float">
            <text:p>124.870936103056</text:p>
          </table:table-cell>
          <table:table-cell table:formula="of:=[.$F29]+[.$C29]" office:value-type="float" office:value="576.806936103056" calcext:value-type="float">
            <text:p>576.806936103056</text:p>
          </table:table-cell>
          <table:table-cell table:formula="of:=[.$F29]-[.$C29]" office:value-type="float" office:value="327.065063896944" calcext:value-type="float">
            <text:p>327.065063896944</text:p>
          </table:table-cell>
          <table:table-cell table:formula="of:=AVERAGE([.G29:.P29])" office:value-type="float" office:value="451.936" calcext:value-type="float">
            <text:p>451.936</text:p>
          </table:table-cell>
          <table:table-cell office:value-type="float" office:value="370.067" calcext:value-type="float">
            <text:p>370.067</text:p>
          </table:table-cell>
          <table:table-cell office:value-type="float" office:value="376.26" calcext:value-type="float">
            <text:p>376.26</text:p>
          </table:table-cell>
          <table:table-cell office:value-type="float" office:value="364.099" calcext:value-type="float">
            <text:p>364.099</text:p>
          </table:table-cell>
          <table:table-cell office:value-type="float" office:value="375.951" calcext:value-type="float">
            <text:p>375.951</text:p>
          </table:table-cell>
          <table:table-cell office:value-type="float" office:value="413.403" calcext:value-type="float">
            <text:p>413.403</text:p>
          </table:table-cell>
          <table:table-cell office:value-type="float" office:value="378.055" calcext:value-type="float">
            <text:p>378.055</text:p>
          </table:table-cell>
          <table:table-cell office:value-type="float" office:value="387.663" calcext:value-type="float">
            <text:p>387.663</text:p>
          </table:table-cell>
          <table:table-cell office:value-type="float" office:value="399.969" calcext:value-type="float">
            <text:p>399.969</text:p>
          </table:table-cell>
          <table:table-cell office:value-type="float" office:value="399.111" calcext:value-type="float">
            <text:p>399.111</text:p>
          </table:table-cell>
          <table:table-cell office:value-type="float" office:value="1054.782" calcext:value-type="float">
            <text:p>1054.782</text:p>
          </table:table-cell>
        </table:table-row>
        <table:table-row table:style-name="ro1">
          <table:table-cell table:formula="of:=COUNTA([.$G30:.$G$2])/COUNTA([.$G$2:.$G$101])" office:value-type="percentage" office:value="0.29" calcext:value-type="percentage">
            <text:p>29.00%</text:p>
          </table:table-cell>
          <table:table-cell table:formula="of:=STDEV([.F30:.P30])" office:value-type="float" office:value="204.144927486455" calcext:value-type="float">
            <text:p>204.144927486455</text:p>
          </table:table-cell>
          <table:table-cell table:formula="of:=CONFIDENCE(0.05;[.B30];10)" office:value-type="float" office:value="126.52801192628" calcext:value-type="float">
            <text:p>126.52801192628</text:p>
          </table:table-cell>
          <table:table-cell table:formula="of:=[.$F30]+[.$C30]" office:value-type="float" office:value="591.54051192628" calcext:value-type="float">
            <text:p>591.54051192628</text:p>
          </table:table-cell>
          <table:table-cell table:formula="of:=[.$F30]-[.$C30]" office:value-type="float" office:value="338.48448807372" calcext:value-type="float">
            <text:p>338.48448807372</text:p>
          </table:table-cell>
          <table:table-cell table:formula="of:=AVERAGE([.G30:.P30])" office:value-type="float" office:value="465.0125" calcext:value-type="float">
            <text:p>465.0125</text:p>
          </table:table-cell>
          <table:table-cell office:value-type="float" office:value="370.489" calcext:value-type="float">
            <text:p>370.489</text:p>
          </table:table-cell>
          <table:table-cell office:value-type="float" office:value="388.581" calcext:value-type="float">
            <text:p>388.581</text:p>
          </table:table-cell>
          <table:table-cell office:value-type="float" office:value="365.289" calcext:value-type="float">
            <text:p>365.289</text:p>
          </table:table-cell>
          <table:table-cell office:value-type="float" office:value="377.758" calcext:value-type="float">
            <text:p>377.758</text:p>
          </table:table-cell>
          <table:table-cell office:value-type="float" office:value="495.717" calcext:value-type="float">
            <text:p>495.717</text:p>
          </table:table-cell>
          <table:table-cell office:value-type="float" office:value="382.594" calcext:value-type="float">
            <text:p>382.594</text:p>
          </table:table-cell>
          <table:table-cell office:value-type="float" office:value="387.793" calcext:value-type="float">
            <text:p>387.793</text:p>
          </table:table-cell>
          <table:table-cell office:value-type="float" office:value="412.177" calcext:value-type="float">
            <text:p>412.177</text:p>
          </table:table-cell>
          <table:table-cell office:value-type="float" office:value="401.481" calcext:value-type="float">
            <text:p>401.481</text:p>
          </table:table-cell>
          <table:table-cell office:value-type="float" office:value="1068.246" calcext:value-type="float">
            <text:p>1068.246</text:p>
          </table:table-cell>
        </table:table-row>
        <table:table-row table:style-name="ro1">
          <table:table-cell table:formula="of:=COUNTA([.$G31:.$G$2])/COUNTA([.$G$2:.$G$101])" office:value-type="percentage" office:value="0.3" calcext:value-type="percentage">
            <text:p>30.00%</text:p>
          </table:table-cell>
          <table:table-cell table:formula="of:=STDEV([.F31:.P31])" office:value-type="float" office:value="206.627407771791" calcext:value-type="float">
            <text:p>206.627407771791</text:p>
          </table:table-cell>
          <table:table-cell table:formula="of:=CONFIDENCE(0.05;[.B31];10)" office:value-type="float" office:value="128.066640874925" calcext:value-type="float">
            <text:p>128.066640874925</text:p>
          </table:table-cell>
          <table:table-cell table:formula="of:=[.$F31]+[.$C31]" office:value-type="float" office:value="603.154540874925" calcext:value-type="float">
            <text:p>603.154540874925</text:p>
          </table:table-cell>
          <table:table-cell table:formula="of:=[.$F31]-[.$C31]" office:value-type="float" office:value="347.021259125075" calcext:value-type="float">
            <text:p>347.021259125075</text:p>
          </table:table-cell>
          <table:table-cell table:formula="of:=AVERAGE([.G31:.P31])" office:value-type="float" office:value="475.0879" calcext:value-type="float">
            <text:p>475.0879</text:p>
          </table:table-cell>
          <table:table-cell office:value-type="float" office:value="377.46" calcext:value-type="float">
            <text:p>377.46</text:p>
          </table:table-cell>
          <table:table-cell office:value-type="float" office:value="390.133" calcext:value-type="float">
            <text:p>390.133</text:p>
          </table:table-cell>
          <table:table-cell office:value-type="float" office:value="368.762" calcext:value-type="float">
            <text:p>368.762</text:p>
          </table:table-cell>
          <table:table-cell office:value-type="float" office:value="378.087" calcext:value-type="float">
            <text:p>378.087</text:p>
          </table:table-cell>
          <table:table-cell office:value-type="float" office:value="564.51" calcext:value-type="float">
            <text:p>564.51</text:p>
          </table:table-cell>
          <table:table-cell office:value-type="float" office:value="385.478" calcext:value-type="float">
            <text:p>385.478</text:p>
          </table:table-cell>
          <table:table-cell office:value-type="float" office:value="393.671" calcext:value-type="float">
            <text:p>393.671</text:p>
          </table:table-cell>
          <table:table-cell office:value-type="float" office:value="415.164" calcext:value-type="float">
            <text:p>415.164</text:p>
          </table:table-cell>
          <table:table-cell office:value-type="float" office:value="404.035" calcext:value-type="float">
            <text:p>404.035</text:p>
          </table:table-cell>
          <table:table-cell office:value-type="float" office:value="1073.579" calcext:value-type="float">
            <text:p>1073.579</text:p>
          </table:table-cell>
        </table:table-row>
        <table:table-row table:style-name="ro1">
          <table:table-cell table:formula="of:=COUNTA([.$G32:.$G$2])/COUNTA([.$G$2:.$G$101])" office:value-type="percentage" office:value="0.31" calcext:value-type="percentage">
            <text:p>31.00%</text:p>
          </table:table-cell>
          <table:table-cell table:formula="of:=STDEV([.F32:.P32])" office:value-type="float" office:value="206.680617326565" calcext:value-type="float">
            <text:p>206.680617326565</text:p>
          </table:table-cell>
          <table:table-cell table:formula="of:=CONFIDENCE(0.05;[.B32];10)" office:value-type="float" office:value="128.099619892645" calcext:value-type="float">
            <text:p>128.099619892645</text:p>
          </table:table-cell>
          <table:table-cell table:formula="of:=[.$F32]+[.$C32]" office:value-type="float" office:value="613.527719892645" calcext:value-type="float">
            <text:p>613.527719892645</text:p>
          </table:table-cell>
          <table:table-cell table:formula="of:=[.$F32]-[.$C32]" office:value-type="float" office:value="357.328480107355" calcext:value-type="float">
            <text:p>357.328480107355</text:p>
          </table:table-cell>
          <table:table-cell table:formula="of:=AVERAGE([.G32:.P32])" office:value-type="float" office:value="485.4281" calcext:value-type="float">
            <text:p>485.4281</text:p>
          </table:table-cell>
          <table:table-cell office:value-type="float" office:value="426.59" calcext:value-type="float">
            <text:p>426.59</text:p>
          </table:table-cell>
          <table:table-cell office:value-type="float" office:value="390.51" calcext:value-type="float">
            <text:p>390.51</text:p>
          </table:table-cell>
          <table:table-cell office:value-type="float" office:value="371.331" calcext:value-type="float">
            <text:p>371.331</text:p>
          </table:table-cell>
          <table:table-cell office:value-type="float" office:value="378.812" calcext:value-type="float">
            <text:p>378.812</text:p>
          </table:table-cell>
          <table:table-cell office:value-type="float" office:value="608.759" calcext:value-type="float">
            <text:p>608.759</text:p>
          </table:table-cell>
          <table:table-cell office:value-type="float" office:value="388.489" calcext:value-type="float">
            <text:p>388.489</text:p>
          </table:table-cell>
          <table:table-cell office:value-type="float" office:value="395.057" calcext:value-type="float">
            <text:p>395.057</text:p>
          </table:table-cell>
          <table:table-cell office:value-type="float" office:value="415.507" calcext:value-type="float">
            <text:p>415.507</text:p>
          </table:table-cell>
          <table:table-cell office:value-type="float" office:value="405.376" calcext:value-type="float">
            <text:p>405.376</text:p>
          </table:table-cell>
          <table:table-cell office:value-type="float" office:value="1073.85" calcext:value-type="float">
            <text:p>1073.85</text:p>
          </table:table-cell>
        </table:table-row>
        <table:table-row table:style-name="ro1">
          <table:table-cell table:formula="of:=COUNTA([.$G33:.$G$2])/COUNTA([.$G$2:.$G$101])" office:value-type="percentage" office:value="0.32" calcext:value-type="percentage">
            <text:p>32.00%</text:p>
          </table:table-cell>
          <table:table-cell table:formula="of:=STDEV([.F33:.P33])" office:value-type="float" office:value="205.959953605452" calcext:value-type="float">
            <text:p>205.959953605452</text:p>
          </table:table-cell>
          <table:table-cell table:formula="of:=CONFIDENCE(0.05;[.B33];10)" office:value-type="float" office:value="127.652956098337" calcext:value-type="float">
            <text:p>127.652956098337</text:p>
          </table:table-cell>
          <table:table-cell table:formula="of:=[.$F33]+[.$C33]" office:value-type="float" office:value="617.174156098337" calcext:value-type="float">
            <text:p>617.174156098337</text:p>
          </table:table-cell>
          <table:table-cell table:formula="of:=[.$F33]-[.$C33]" office:value-type="float" office:value="361.868243901663" calcext:value-type="float">
            <text:p>361.868243901663</text:p>
          </table:table-cell>
          <table:table-cell table:formula="of:=AVERAGE([.G33:.P33])" office:value-type="float" office:value="489.5212" calcext:value-type="float">
            <text:p>489.5212</text:p>
          </table:table-cell>
          <table:table-cell office:value-type="float" office:value="429.522" calcext:value-type="float">
            <text:p>429.522</text:p>
          </table:table-cell>
          <table:table-cell office:value-type="float" office:value="400.659" calcext:value-type="float">
            <text:p>400.659</text:p>
          </table:table-cell>
          <table:table-cell office:value-type="float" office:value="371.709" calcext:value-type="float">
            <text:p>371.709</text:p>
          </table:table-cell>
          <table:table-cell office:value-type="float" office:value="379.225" calcext:value-type="float">
            <text:p>379.225</text:p>
          </table:table-cell>
          <table:table-cell office:value-type="float" office:value="617.718" calcext:value-type="float">
            <text:p>617.718</text:p>
          </table:table-cell>
          <table:table-cell office:value-type="float" office:value="391.649" calcext:value-type="float">
            <text:p>391.649</text:p>
          </table:table-cell>
          <table:table-cell office:value-type="float" office:value="407.231" calcext:value-type="float">
            <text:p>407.231</text:p>
          </table:table-cell>
          <table:table-cell office:value-type="float" office:value="416.589" calcext:value-type="float">
            <text:p>416.589</text:p>
          </table:table-cell>
          <table:table-cell office:value-type="float" office:value="406.828" calcext:value-type="float">
            <text:p>406.828</text:p>
          </table:table-cell>
          <table:table-cell office:value-type="float" office:value="1074.082" calcext:value-type="float">
            <text:p>1074.082</text:p>
          </table:table-cell>
        </table:table-row>
        <table:table-row table:style-name="ro1">
          <table:table-cell table:formula="of:=COUNTA([.$G34:.$G$2])/COUNTA([.$G$2:.$G$101])" office:value-type="percentage" office:value="0.33" calcext:value-type="percentage">
            <text:p>33.00%</text:p>
          </table:table-cell>
          <table:table-cell table:formula="of:=STDEV([.F34:.P34])" office:value-type="float" office:value="203.881677013532" calcext:value-type="float">
            <text:p>203.881677013532</text:p>
          </table:table-cell>
          <table:table-cell table:formula="of:=CONFIDENCE(0.05;[.B34];10)" office:value-type="float" office:value="126.36485059091" calcext:value-type="float">
            <text:p>126.36485059091</text:p>
          </table:table-cell>
          <table:table-cell table:formula="of:=[.$F34]+[.$C34]" office:value-type="float" office:value="620.60635059091" calcext:value-type="float">
            <text:p>620.60635059091</text:p>
          </table:table-cell>
          <table:table-cell table:formula="of:=[.$F34]-[.$C34]" office:value-type="float" office:value="367.87664940909" calcext:value-type="float">
            <text:p>367.87664940909</text:p>
          </table:table-cell>
          <table:table-cell table:formula="of:=AVERAGE([.G34:.P34])" office:value-type="float" office:value="494.2415" calcext:value-type="float">
            <text:p>494.2415</text:p>
          </table:table-cell>
          <table:table-cell office:value-type="float" office:value="440.891" calcext:value-type="float">
            <text:p>440.891</text:p>
          </table:table-cell>
          <table:table-cell office:value-type="float" office:value="402.782" calcext:value-type="float">
            <text:p>402.782</text:p>
          </table:table-cell>
          <table:table-cell office:value-type="float" office:value="394.236" calcext:value-type="float">
            <text:p>394.236</text:p>
          </table:table-cell>
          <table:table-cell office:value-type="float" office:value="381.29" calcext:value-type="float">
            <text:p>381.29</text:p>
          </table:table-cell>
          <table:table-cell office:value-type="float" office:value="617.795" calcext:value-type="float">
            <text:p>617.795</text:p>
          </table:table-cell>
          <table:table-cell office:value-type="float" office:value="393.022" calcext:value-type="float">
            <text:p>393.022</text:p>
          </table:table-cell>
          <table:table-cell office:value-type="float" office:value="407.325" calcext:value-type="float">
            <text:p>407.325</text:p>
          </table:table-cell>
          <table:table-cell office:value-type="float" office:value="418.845" calcext:value-type="float">
            <text:p>418.845</text:p>
          </table:table-cell>
          <table:table-cell office:value-type="float" office:value="412.145" calcext:value-type="float">
            <text:p>412.145</text:p>
          </table:table-cell>
          <table:table-cell office:value-type="float" office:value="1074.084" calcext:value-type="float">
            <text:p>1074.084</text:p>
          </table:table-cell>
        </table:table-row>
        <table:table-row table:style-name="ro1">
          <table:table-cell table:formula="of:=COUNTA([.$G35:.$G$2])/COUNTA([.$G$2:.$G$101])" office:value-type="percentage" office:value="0.34" calcext:value-type="percentage">
            <text:p>34.00%</text:p>
          </table:table-cell>
          <table:table-cell table:formula="of:=STDEV([.F35:.P35])" office:value-type="float" office:value="200.571052321715" calcext:value-type="float">
            <text:p>200.571052321715</text:p>
          </table:table-cell>
          <table:table-cell table:formula="of:=CONFIDENCE(0.05;[.B35];10)" office:value-type="float" office:value="124.312941853097" calcext:value-type="float">
            <text:p>124.312941853097</text:p>
          </table:table-cell>
          <table:table-cell table:formula="of:=[.$F35]+[.$C35]" office:value-type="float" office:value="631.488341853097" calcext:value-type="float">
            <text:p>631.488341853097</text:p>
          </table:table-cell>
          <table:table-cell table:formula="of:=[.$F35]-[.$C35]" office:value-type="float" office:value="382.862458146903" calcext:value-type="float">
            <text:p>382.862458146903</text:p>
          </table:table-cell>
          <table:table-cell table:formula="of:=AVERAGE([.G35:.P35])" office:value-type="float" office:value="507.1754" calcext:value-type="float">
            <text:p>507.1754</text:p>
          </table:table-cell>
          <table:table-cell office:value-type="float" office:value="507.341" calcext:value-type="float">
            <text:p>507.341</text:p>
          </table:table-cell>
          <table:table-cell office:value-type="float" office:value="405.665" calcext:value-type="float">
            <text:p>405.665</text:p>
          </table:table-cell>
          <table:table-cell office:value-type="float" office:value="410.369" calcext:value-type="float">
            <text:p>410.369</text:p>
          </table:table-cell>
          <table:table-cell office:value-type="float" office:value="387.37" calcext:value-type="float">
            <text:p>387.37</text:p>
          </table:table-cell>
          <table:table-cell office:value-type="float" office:value="618.086" calcext:value-type="float">
            <text:p>618.086</text:p>
          </table:table-cell>
          <table:table-cell office:value-type="float" office:value="418.423" calcext:value-type="float">
            <text:p>418.423</text:p>
          </table:table-cell>
          <table:table-cell office:value-type="float" office:value="409.688" calcext:value-type="float">
            <text:p>409.688</text:p>
          </table:table-cell>
          <table:table-cell office:value-type="float" office:value="425.983" calcext:value-type="float">
            <text:p>425.983</text:p>
          </table:table-cell>
          <table:table-cell office:value-type="float" office:value="413.19" calcext:value-type="float">
            <text:p>413.19</text:p>
          </table:table-cell>
          <table:table-cell office:value-type="float" office:value="1075.639" calcext:value-type="float">
            <text:p>1075.639</text:p>
          </table:table-cell>
        </table:table-row>
        <table:table-row table:style-name="ro1">
          <table:table-cell table:formula="of:=COUNTA([.$G36:.$G$2])/COUNTA([.$G$2:.$G$101])" office:value-type="percentage" office:value="0.35" calcext:value-type="percentage">
            <text:p>35.00%</text:p>
          </table:table-cell>
          <table:table-cell table:formula="of:=STDEV([.F36:.P36])" office:value-type="float" office:value="198.647988678491" calcext:value-type="float">
            <text:p>198.647988678491</text:p>
          </table:table-cell>
          <table:table-cell table:formula="of:=CONFIDENCE(0.05;[.B36];10)" office:value-type="float" office:value="123.121036560222" calcext:value-type="float">
            <text:p>123.121036560222</text:p>
          </table:table-cell>
          <table:table-cell table:formula="of:=[.$F36]+[.$C36]" office:value-type="float" office:value="635.271736560222" calcext:value-type="float">
            <text:p>635.271736560222</text:p>
          </table:table-cell>
          <table:table-cell table:formula="of:=[.$F36]-[.$C36]" office:value-type="float" office:value="389.029663439778" calcext:value-type="float">
            <text:p>389.029663439778</text:p>
          </table:table-cell>
          <table:table-cell table:formula="of:=AVERAGE([.G36:.P36])" office:value-type="float" office:value="512.1507" calcext:value-type="float">
            <text:p>512.1507</text:p>
          </table:table-cell>
          <table:table-cell office:value-type="float" office:value="508.659" calcext:value-type="float">
            <text:p>508.659</text:p>
          </table:table-cell>
          <table:table-cell office:value-type="float" office:value="409.986" calcext:value-type="float">
            <text:p>409.986</text:p>
          </table:table-cell>
          <table:table-cell office:value-type="float" office:value="420.564" calcext:value-type="float">
            <text:p>420.564</text:p>
          </table:table-cell>
          <table:table-cell office:value-type="float" office:value="388.495" calcext:value-type="float">
            <text:p>388.495</text:p>
          </table:table-cell>
          <table:table-cell office:value-type="float" office:value="620.402" calcext:value-type="float">
            <text:p>620.402</text:p>
          </table:table-cell>
          <table:table-cell office:value-type="float" office:value="427.103" calcext:value-type="float">
            <text:p>427.103</text:p>
          </table:table-cell>
          <table:table-cell office:value-type="float" office:value="427.582" calcext:value-type="float">
            <text:p>427.582</text:p>
          </table:table-cell>
          <table:table-cell office:value-type="float" office:value="426.155" calcext:value-type="float">
            <text:p>426.155</text:p>
          </table:table-cell>
          <table:table-cell office:value-type="float" office:value="416.622" calcext:value-type="float">
            <text:p>416.622</text:p>
          </table:table-cell>
          <table:table-cell office:value-type="float" office:value="1075.939" calcext:value-type="float">
            <text:p>1075.939</text:p>
          </table:table-cell>
        </table:table-row>
        <table:table-row table:style-name="ro1">
          <table:table-cell table:formula="of:=COUNTA([.$G37:.$G$2])/COUNTA([.$G$2:.$G$101])" office:value-type="percentage" office:value="0.36" calcext:value-type="percentage">
            <text:p>36.00%</text:p>
          </table:table-cell>
          <table:table-cell table:formula="of:=STDEV([.F37:.P37])" office:value-type="float" office:value="194.098983706664" calcext:value-type="float">
            <text:p>194.098983706664</text:p>
          </table:table-cell>
          <table:table-cell table:formula="of:=CONFIDENCE(0.05;[.B37];10)" office:value-type="float" office:value="120.301585876755" calcext:value-type="float">
            <text:p>120.301585876755</text:p>
          </table:table-cell>
          <table:table-cell table:formula="of:=[.$F37]+[.$C37]" office:value-type="float" office:value="659.020785876755" calcext:value-type="float">
            <text:p>659.020785876755</text:p>
          </table:table-cell>
          <table:table-cell table:formula="of:=[.$F37]-[.$C37]" office:value-type="float" office:value="418.417614123245" calcext:value-type="float">
            <text:p>418.417614123245</text:p>
          </table:table-cell>
          <table:table-cell table:formula="of:=AVERAGE([.G37:.P37])" office:value-type="float" office:value="538.7192" calcext:value-type="float">
            <text:p>538.7192</text:p>
          </table:table-cell>
          <table:table-cell office:value-type="float" office:value="540.239" calcext:value-type="float">
            <text:p>540.239</text:p>
          </table:table-cell>
          <table:table-cell office:value-type="float" office:value="413.605" calcext:value-type="float">
            <text:p>413.605</text:p>
          </table:table-cell>
          <table:table-cell office:value-type="float" office:value="425.254" calcext:value-type="float">
            <text:p>425.254</text:p>
          </table:table-cell>
          <table:table-cell office:value-type="float" office:value="570.865" calcext:value-type="float">
            <text:p>570.865</text:p>
          </table:table-cell>
          <table:table-cell office:value-type="float" office:value="642.667" calcext:value-type="float">
            <text:p>642.667</text:p>
          </table:table-cell>
          <table:table-cell office:value-type="float" office:value="427.692" calcext:value-type="float">
            <text:p>427.692</text:p>
          </table:table-cell>
          <table:table-cell office:value-type="float" office:value="427.838" calcext:value-type="float">
            <text:p>427.838</text:p>
          </table:table-cell>
          <table:table-cell office:value-type="float" office:value="433.097" calcext:value-type="float">
            <text:p>433.097</text:p>
          </table:table-cell>
          <table:table-cell office:value-type="float" office:value="429.863" calcext:value-type="float">
            <text:p>429.863</text:p>
          </table:table-cell>
          <table:table-cell office:value-type="float" office:value="1076.072" calcext:value-type="float">
            <text:p>1076.072</text:p>
          </table:table-cell>
        </table:table-row>
        <table:table-row table:style-name="ro1">
          <table:table-cell table:formula="of:=COUNTA([.$G38:.$G$2])/COUNTA([.$G$2:.$G$101])" office:value-type="percentage" office:value="0.37" calcext:value-type="percentage">
            <text:p>37.00%</text:p>
          </table:table-cell>
          <table:table-cell table:formula="of:=STDEV([.F38:.P38])" office:value-type="float" office:value="191.938412507137" calcext:value-type="float">
            <text:p>191.938412507137</text:p>
          </table:table-cell>
          <table:table-cell table:formula="of:=CONFIDENCE(0.05;[.B38];10)" office:value-type="float" office:value="118.962474580347" calcext:value-type="float">
            <text:p>118.962474580347</text:p>
          </table:table-cell>
          <table:table-cell table:formula="of:=[.$F38]+[.$C38]" office:value-type="float" office:value="665.931674580347" calcext:value-type="float">
            <text:p>665.931674580347</text:p>
          </table:table-cell>
          <table:table-cell table:formula="of:=[.$F38]-[.$C38]" office:value-type="float" office:value="428.006725419653" calcext:value-type="float">
            <text:p>428.006725419653</text:p>
          </table:table-cell>
          <table:table-cell table:formula="of:=AVERAGE([.G38:.P38])" office:value-type="float" office:value="546.9692" calcext:value-type="float">
            <text:p>546.9692</text:p>
          </table:table-cell>
          <table:table-cell office:value-type="float" office:value="541.085" calcext:value-type="float">
            <text:p>541.085</text:p>
          </table:table-cell>
          <table:table-cell office:value-type="float" office:value="425.011" calcext:value-type="float">
            <text:p>425.011</text:p>
          </table:table-cell>
          <table:table-cell office:value-type="float" office:value="443.773" calcext:value-type="float">
            <text:p>443.773</text:p>
          </table:table-cell>
          <table:table-cell office:value-type="float" office:value="597.502" calcext:value-type="float">
            <text:p>597.502</text:p>
          </table:table-cell>
          <table:table-cell office:value-type="float" office:value="644.928" calcext:value-type="float">
            <text:p>644.928</text:p>
          </table:table-cell>
          <table:table-cell office:value-type="float" office:value="432.723" calcext:value-type="float">
            <text:p>432.723</text:p>
          </table:table-cell>
          <table:table-cell office:value-type="float" office:value="429.697" calcext:value-type="float">
            <text:p>429.697</text:p>
          </table:table-cell>
          <table:table-cell office:value-type="float" office:value="448.481" calcext:value-type="float">
            <text:p>448.481</text:p>
          </table:table-cell>
          <table:table-cell office:value-type="float" office:value="429.911" calcext:value-type="float">
            <text:p>429.911</text:p>
          </table:table-cell>
          <table:table-cell office:value-type="float" office:value="1076.581" calcext:value-type="float">
            <text:p>1076.581</text:p>
          </table:table-cell>
        </table:table-row>
        <table:table-row table:style-name="ro1">
          <table:table-cell table:formula="of:=COUNTA([.$G39:.$G$2])/COUNTA([.$G$2:.$G$101])" office:value-type="percentage" office:value="0.38" calcext:value-type="percentage">
            <text:p>38.00%</text:p>
          </table:table-cell>
          <table:table-cell table:formula="of:=STDEV([.F39:.P39])" office:value-type="float" office:value="191.625289907387" calcext:value-type="float">
            <text:p>191.625289907387</text:p>
          </table:table-cell>
          <table:table-cell table:formula="of:=CONFIDENCE(0.05;[.B39];10)" office:value-type="float" office:value="118.76840274852" calcext:value-type="float">
            <text:p>118.76840274852</text:p>
          </table:table-cell>
          <table:table-cell table:formula="of:=[.$F39]+[.$C39]" office:value-type="float" office:value="673.66130274852" calcext:value-type="float">
            <text:p>673.66130274852</text:p>
          </table:table-cell>
          <table:table-cell table:formula="of:=[.$F39]-[.$C39]" office:value-type="float" office:value="436.12449725148" calcext:value-type="float">
            <text:p>436.12449725148</text:p>
          </table:table-cell>
          <table:table-cell table:formula="of:=AVERAGE([.G39:.P39])" office:value-type="float" office:value="554.8929" calcext:value-type="float">
            <text:p>554.8929</text:p>
          </table:table-cell>
          <table:table-cell office:value-type="float" office:value="544.497" calcext:value-type="float">
            <text:p>544.497</text:p>
          </table:table-cell>
          <table:table-cell office:value-type="float" office:value="427.772" calcext:value-type="float">
            <text:p>427.772</text:p>
          </table:table-cell>
          <table:table-cell office:value-type="float" office:value="450.375" calcext:value-type="float">
            <text:p>450.375</text:p>
          </table:table-cell>
          <table:table-cell office:value-type="float" office:value="623.148" calcext:value-type="float">
            <text:p>623.148</text:p>
          </table:table-cell>
          <table:table-cell office:value-type="float" office:value="654.131" calcext:value-type="float">
            <text:p>654.131</text:p>
          </table:table-cell>
          <table:table-cell office:value-type="float" office:value="440.316" calcext:value-type="float">
            <text:p>440.316</text:p>
          </table:table-cell>
          <table:table-cell office:value-type="float" office:value="440.267" calcext:value-type="float">
            <text:p>440.267</text:p>
          </table:table-cell>
          <table:table-cell office:value-type="float" office:value="458.308" calcext:value-type="float">
            <text:p>458.308</text:p>
          </table:table-cell>
          <table:table-cell office:value-type="float" office:value="431.193" calcext:value-type="float">
            <text:p>431.193</text:p>
          </table:table-cell>
          <table:table-cell office:value-type="float" office:value="1078.922" calcext:value-type="float">
            <text:p>1078.922</text:p>
          </table:table-cell>
        </table:table-row>
        <table:table-row table:style-name="ro1">
          <table:table-cell table:formula="of:=COUNTA([.$G40:.$G$2])/COUNTA([.$G$2:.$G$101])" office:value-type="percentage" office:value="0.39" calcext:value-type="percentage">
            <text:p>39.00%</text:p>
          </table:table-cell>
          <table:table-cell table:formula="of:=STDEV([.F40:.P40])" office:value-type="float" office:value="193.395524463236" calcext:value-type="float">
            <text:p>193.395524463236</text:p>
          </table:table-cell>
          <table:table-cell table:formula="of:=CONFIDENCE(0.05;[.B40];10)" office:value-type="float" office:value="119.865585332249" calcext:value-type="float">
            <text:p>119.865585332249</text:p>
          </table:table-cell>
          <table:table-cell table:formula="of:=[.$F40]+[.$C40]" office:value-type="float" office:value="693.193285332249" calcext:value-type="float">
            <text:p>693.193285332249</text:p>
          </table:table-cell>
          <table:table-cell table:formula="of:=[.$F40]-[.$C40]" office:value-type="float" office:value="453.462114667751" calcext:value-type="float">
            <text:p>453.462114667751</text:p>
          </table:table-cell>
          <table:table-cell table:formula="of:=AVERAGE([.G40:.P40])" office:value-type="float" office:value="573.3277" calcext:value-type="float">
            <text:p>573.3277</text:p>
          </table:table-cell>
          <table:table-cell office:value-type="float" office:value="685.179" calcext:value-type="float">
            <text:p>685.179</text:p>
          </table:table-cell>
          <table:table-cell office:value-type="float" office:value="441.561" calcext:value-type="float">
            <text:p>441.561</text:p>
          </table:table-cell>
          <table:table-cell office:value-type="float" office:value="455.53" calcext:value-type="float">
            <text:p>455.53</text:p>
          </table:table-cell>
          <table:table-cell office:value-type="float" office:value="625.372" calcext:value-type="float">
            <text:p>625.372</text:p>
          </table:table-cell>
          <table:table-cell office:value-type="float" office:value="655.146" calcext:value-type="float">
            <text:p>655.146</text:p>
          </table:table-cell>
          <table:table-cell office:value-type="float" office:value="442.049" calcext:value-type="float">
            <text:p>442.049</text:p>
          </table:table-cell>
          <table:table-cell office:value-type="float" office:value="440.422" calcext:value-type="float">
            <text:p>440.422</text:p>
          </table:table-cell>
          <table:table-cell office:value-type="float" office:value="476.035" calcext:value-type="float">
            <text:p>476.035</text:p>
          </table:table-cell>
          <table:table-cell office:value-type="float" office:value="432.132" calcext:value-type="float">
            <text:p>432.132</text:p>
          </table:table-cell>
          <table:table-cell office:value-type="float" office:value="1079.851" calcext:value-type="float">
            <text:p>1079.851</text:p>
          </table:table-cell>
        </table:table-row>
        <table:table-row table:style-name="ro1">
          <table:table-cell table:formula="of:=COUNTA([.$G41:.$G$2])/COUNTA([.$G$2:.$G$101])" office:value-type="percentage" office:value="0.4" calcext:value-type="percentage">
            <text:p>40.00%</text:p>
          </table:table-cell>
          <table:table-cell table:formula="of:=STDEV([.F41:.P41])" office:value-type="float" office:value="187.451336967118" calcext:value-type="float">
            <text:p>187.451336967118</text:p>
          </table:table-cell>
          <table:table-cell table:formula="of:=CONFIDENCE(0.05;[.B41];10)" office:value-type="float" office:value="116.181407451068" calcext:value-type="float">
            <text:p>116.181407451068</text:p>
          </table:table-cell>
          <table:table-cell table:formula="of:=[.$F41]+[.$C41]" office:value-type="float" office:value="701.432207451068" calcext:value-type="float">
            <text:p>701.432207451068</text:p>
          </table:table-cell>
          <table:table-cell table:formula="of:=[.$F41]-[.$C41]" office:value-type="float" office:value="469.069392548932" calcext:value-type="float">
            <text:p>469.069392548932</text:p>
          </table:table-cell>
          <table:table-cell table:formula="of:=AVERAGE([.G41:.P41])" office:value-type="float" office:value="585.2508" calcext:value-type="float">
            <text:p>585.2508</text:p>
          </table:table-cell>
          <table:table-cell office:value-type="float" office:value="685.3" calcext:value-type="float">
            <text:p>685.3</text:p>
          </table:table-cell>
          <table:table-cell office:value-type="float" office:value="456.393" calcext:value-type="float">
            <text:p>456.393</text:p>
          </table:table-cell>
          <table:table-cell office:value-type="float" office:value="456.497" calcext:value-type="float">
            <text:p>456.497</text:p>
          </table:table-cell>
          <table:table-cell office:value-type="float" office:value="639.001" calcext:value-type="float">
            <text:p>639.001</text:p>
          </table:table-cell>
          <table:table-cell office:value-type="float" office:value="656.347" calcext:value-type="float">
            <text:p>656.347</text:p>
          </table:table-cell>
          <table:table-cell office:value-type="float" office:value="493.3" calcext:value-type="float">
            <text:p>493.3</text:p>
          </table:table-cell>
          <table:table-cell office:value-type="float" office:value="449.409" calcext:value-type="float">
            <text:p>449.409</text:p>
          </table:table-cell>
          <table:table-cell office:value-type="float" office:value="476.619" calcext:value-type="float">
            <text:p>476.619</text:p>
          </table:table-cell>
          <table:table-cell office:value-type="float" office:value="458.852" calcext:value-type="float">
            <text:p>458.852</text:p>
          </table:table-cell>
          <table:table-cell office:value-type="float" office:value="1080.79" calcext:value-type="float">
            <text:p>1080.79</text:p>
          </table:table-cell>
        </table:table-row>
        <table:table-row table:style-name="ro1">
          <table:table-cell table:formula="of:=COUNTA([.$G42:.$G$2])/COUNTA([.$G$2:.$G$101])" office:value-type="percentage" office:value="0.41" calcext:value-type="percentage">
            <text:p>41.00%</text:p>
          </table:table-cell>
          <table:table-cell table:formula="of:=STDEV([.F42:.P42])" office:value-type="float" office:value="183.81578417266" calcext:value-type="float">
            <text:p>183.81578417266</text:p>
          </table:table-cell>
          <table:table-cell table:formula="of:=CONFIDENCE(0.05;[.B42];10)" office:value-type="float" office:value="113.928109889382" calcext:value-type="float">
            <text:p>113.928109889382</text:p>
          </table:table-cell>
          <table:table-cell table:formula="of:=[.$F42]+[.$C42]" office:value-type="float" office:value="705.505409889382" calcext:value-type="float">
            <text:p>705.505409889382</text:p>
          </table:table-cell>
          <table:table-cell table:formula="of:=[.$F42]-[.$C42]" office:value-type="float" office:value="477.649190110618" calcext:value-type="float">
            <text:p>477.649190110618</text:p>
          </table:table-cell>
          <table:table-cell table:formula="of:=AVERAGE([.G42:.P42])" office:value-type="float" office:value="591.5773" calcext:value-type="float">
            <text:p>591.5773</text:p>
          </table:table-cell>
          <table:table-cell office:value-type="float" office:value="685.703" calcext:value-type="float">
            <text:p>685.703</text:p>
          </table:table-cell>
          <table:table-cell office:value-type="float" office:value="459.332" calcext:value-type="float">
            <text:p>459.332</text:p>
          </table:table-cell>
          <table:table-cell office:value-type="float" office:value="463.371" calcext:value-type="float">
            <text:p>463.371</text:p>
          </table:table-cell>
          <table:table-cell office:value-type="float" office:value="639.285" calcext:value-type="float">
            <text:p>639.285</text:p>
          </table:table-cell>
          <table:table-cell office:value-type="float" office:value="657.513" calcext:value-type="float">
            <text:p>657.513</text:p>
          </table:table-cell>
          <table:table-cell office:value-type="float" office:value="505.204" calcext:value-type="float">
            <text:p>505.204</text:p>
          </table:table-cell>
          <table:table-cell office:value-type="float" office:value="452.188" calcext:value-type="float">
            <text:p>452.188</text:p>
          </table:table-cell>
          <table:table-cell office:value-type="float" office:value="482.153" calcext:value-type="float">
            <text:p>482.153</text:p>
          </table:table-cell>
          <table:table-cell office:value-type="float" office:value="490.225" calcext:value-type="float">
            <text:p>490.225</text:p>
          </table:table-cell>
          <table:table-cell office:value-type="float" office:value="1080.799" calcext:value-type="float">
            <text:p>1080.799</text:p>
          </table:table-cell>
        </table:table-row>
        <table:table-row table:style-name="ro1">
          <table:table-cell table:formula="of:=COUNTA([.$G43:.$G$2])/COUNTA([.$G$2:.$G$101])" office:value-type="percentage" office:value="0.42" calcext:value-type="percentage">
            <text:p>42.00%</text:p>
          </table:table-cell>
          <table:table-cell table:formula="of:=STDEV([.F43:.P43])" office:value-type="float" office:value="182.472927749954" calcext:value-type="float">
            <text:p>182.472927749954</text:p>
          </table:table-cell>
          <table:table-cell table:formula="of:=CONFIDENCE(0.05;[.B43];10)" office:value-type="float" office:value="113.095814149491" calcext:value-type="float">
            <text:p>113.095814149491</text:p>
          </table:table-cell>
          <table:table-cell table:formula="of:=[.$F43]+[.$C43]" office:value-type="float" office:value="707.423214149491" calcext:value-type="float">
            <text:p>707.423214149491</text:p>
          </table:table-cell>
          <table:table-cell table:formula="of:=[.$F43]-[.$C43]" office:value-type="float" office:value="481.231585850509" calcext:value-type="float">
            <text:p>481.231585850509</text:p>
          </table:table-cell>
          <table:table-cell table:formula="of:=AVERAGE([.G43:.P43])" office:value-type="float" office:value="594.3274" calcext:value-type="float">
            <text:p>594.3274</text:p>
          </table:table-cell>
          <table:table-cell office:value-type="float" office:value="686.148" calcext:value-type="float">
            <text:p>686.148</text:p>
          </table:table-cell>
          <table:table-cell office:value-type="float" office:value="461.861" calcext:value-type="float">
            <text:p>461.861</text:p>
          </table:table-cell>
          <table:table-cell office:value-type="float" office:value="467.813" calcext:value-type="float">
            <text:p>467.813</text:p>
          </table:table-cell>
          <table:table-cell office:value-type="float" office:value="639.703" calcext:value-type="float">
            <text:p>639.703</text:p>
          </table:table-cell>
          <table:table-cell office:value-type="float" office:value="658.302" calcext:value-type="float">
            <text:p>658.302</text:p>
          </table:table-cell>
          <table:table-cell office:value-type="float" office:value="508.38" calcext:value-type="float">
            <text:p>508.38</text:p>
          </table:table-cell>
          <table:table-cell office:value-type="float" office:value="453.813" calcext:value-type="float">
            <text:p>453.813</text:p>
          </table:table-cell>
          <table:table-cell office:value-type="float" office:value="495.724" calcext:value-type="float">
            <text:p>495.724</text:p>
          </table:table-cell>
          <table:table-cell office:value-type="float" office:value="490.234" calcext:value-type="float">
            <text:p>490.234</text:p>
          </table:table-cell>
          <table:table-cell office:value-type="float" office:value="1081.296" calcext:value-type="float">
            <text:p>1081.296</text:p>
          </table:table-cell>
        </table:table-row>
        <table:table-row table:style-name="ro1">
          <table:table-cell table:formula="of:=COUNTA([.$G44:.$G$2])/COUNTA([.$G$2:.$G$101])" office:value-type="percentage" office:value="0.43" calcext:value-type="percentage">
            <text:p>43.00%</text:p>
          </table:table-cell>
          <table:table-cell table:formula="of:=STDEV([.F44:.P44])" office:value-type="float" office:value="181.09652029578" calcext:value-type="float">
            <text:p>181.09652029578</text:p>
          </table:table-cell>
          <table:table-cell table:formula="of:=CONFIDENCE(0.05;[.B44];10)" office:value-type="float" office:value="112.242723646967" calcext:value-type="float">
            <text:p>112.242723646967</text:p>
          </table:table-cell>
          <table:table-cell table:formula="of:=[.$F44]+[.$C44]" office:value-type="float" office:value="711.162323646967" calcext:value-type="float">
            <text:p>711.162323646967</text:p>
          </table:table-cell>
          <table:table-cell table:formula="of:=[.$F44]-[.$C44]" office:value-type="float" office:value="486.676876353033" calcext:value-type="float">
            <text:p>486.676876353033</text:p>
          </table:table-cell>
          <table:table-cell table:formula="of:=AVERAGE([.G44:.P44])" office:value-type="float" office:value="598.9196" calcext:value-type="float">
            <text:p>598.9196</text:p>
          </table:table-cell>
          <table:table-cell office:value-type="float" office:value="687.353" calcext:value-type="float">
            <text:p>687.353</text:p>
          </table:table-cell>
          <table:table-cell office:value-type="float" office:value="462.521" calcext:value-type="float">
            <text:p>462.521</text:p>
          </table:table-cell>
          <table:table-cell office:value-type="float" office:value="481.085" calcext:value-type="float">
            <text:p>481.085</text:p>
          </table:table-cell>
          <table:table-cell office:value-type="float" office:value="639.983" calcext:value-type="float">
            <text:p>639.983</text:p>
          </table:table-cell>
          <table:table-cell office:value-type="float" office:value="658.596" calcext:value-type="float">
            <text:p>658.596</text:p>
          </table:table-cell>
          <table:table-cell office:value-type="float" office:value="513.957" calcext:value-type="float">
            <text:p>513.957</text:p>
          </table:table-cell>
          <table:table-cell office:value-type="float" office:value="455.471" calcext:value-type="float">
            <text:p>455.471</text:p>
          </table:table-cell>
          <table:table-cell office:value-type="float" office:value="514.166" calcext:value-type="float">
            <text:p>514.166</text:p>
          </table:table-cell>
          <table:table-cell office:value-type="float" office:value="491.472" calcext:value-type="float">
            <text:p>491.472</text:p>
          </table:table-cell>
          <table:table-cell office:value-type="float" office:value="1084.592" calcext:value-type="float">
            <text:p>1084.592</text:p>
          </table:table-cell>
        </table:table-row>
        <table:table-row table:style-name="ro1">
          <table:table-cell table:formula="of:=COUNTA([.$G45:.$G$2])/COUNTA([.$G$2:.$G$101])" office:value-type="percentage" office:value="0.44" calcext:value-type="percentage">
            <text:p>44.00%</text:p>
          </table:table-cell>
          <table:table-cell table:formula="of:=STDEV([.F45:.P45])" office:value-type="float" office:value="179.659746651831" calcext:value-type="float">
            <text:p>179.659746651831</text:p>
          </table:table-cell>
          <table:table-cell table:formula="of:=CONFIDENCE(0.05;[.B45];10)" office:value-type="float" office:value="111.352218479901" calcext:value-type="float">
            <text:p>111.352218479901</text:p>
          </table:table-cell>
          <table:table-cell table:formula="of:=[.$F45]+[.$C45]" office:value-type="float" office:value="713.322218479901" calcext:value-type="float">
            <text:p>713.322218479901</text:p>
          </table:table-cell>
          <table:table-cell table:formula="of:=[.$F45]-[.$C45]" office:value-type="float" office:value="490.617781520099" calcext:value-type="float">
            <text:p>490.617781520099</text:p>
          </table:table-cell>
          <table:table-cell table:formula="of:=AVERAGE([.G45:.P45])" office:value-type="float" office:value="601.97" calcext:value-type="float">
            <text:p>601.97</text:p>
          </table:table-cell>
          <table:table-cell office:value-type="float" office:value="687.571" calcext:value-type="float">
            <text:p>687.571</text:p>
          </table:table-cell>
          <table:table-cell office:value-type="float" office:value="463.216" calcext:value-type="float">
            <text:p>463.216</text:p>
          </table:table-cell>
          <table:table-cell office:value-type="float" office:value="481.242" calcext:value-type="float">
            <text:p>481.242</text:p>
          </table:table-cell>
          <table:table-cell office:value-type="float" office:value="642.487" calcext:value-type="float">
            <text:p>642.487</text:p>
          </table:table-cell>
          <table:table-cell office:value-type="float" office:value="658.729" calcext:value-type="float">
            <text:p>658.729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473.887" calcext:value-type="float">
            <text:p>473.887</text:p>
          </table:table-cell>
          <table:table-cell office:value-type="float" office:value="519.338" calcext:value-type="float">
            <text:p>519.338</text:p>
          </table:table-cell>
          <table:table-cell office:value-type="float" office:value="492.579" calcext:value-type="float">
            <text:p>492.579</text:p>
          </table:table-cell>
          <table:table-cell office:value-type="float" office:value="1085.692" calcext:value-type="float">
            <text:p>1085.692</text:p>
          </table:table-cell>
        </table:table-row>
        <table:table-row table:style-name="ro1">
          <table:table-cell table:formula="of:=COUNTA([.$G46:.$G$2])/COUNTA([.$G$2:.$G$101])" office:value-type="percentage" office:value="0.45" calcext:value-type="percentage">
            <text:p>45.00%</text:p>
          </table:table-cell>
          <table:table-cell table:formula="of:=STDEV([.F46:.P46])" office:value-type="float" office:value="184.905906477889" calcext:value-type="float">
            <text:p>184.905906477889</text:p>
          </table:table-cell>
          <table:table-cell table:formula="of:=CONFIDENCE(0.05;[.B46];10)" office:value-type="float" office:value="114.603762278768" calcext:value-type="float">
            <text:p>114.603762278768</text:p>
          </table:table-cell>
          <table:table-cell table:formula="of:=[.$F46]+[.$C46]" office:value-type="float" office:value="725.941062278768" calcext:value-type="float">
            <text:p>725.941062278768</text:p>
          </table:table-cell>
          <table:table-cell table:formula="of:=[.$F46]-[.$C46]" office:value-type="float" office:value="496.733537721232" calcext:value-type="float">
            <text:p>496.733537721232</text:p>
          </table:table-cell>
          <table:table-cell table:formula="of:=AVERAGE([.G46:.P46])" office:value-type="float" office:value="611.3373" calcext:value-type="float">
            <text:p>611.3373</text:p>
          </table:table-cell>
          <table:table-cell office:value-type="float" office:value="701.31" calcext:value-type="float">
            <text:p>701.31</text:p>
          </table:table-cell>
          <table:table-cell office:value-type="float" office:value="464.699" calcext:value-type="float">
            <text:p>464.699</text:p>
          </table:table-cell>
          <table:table-cell office:value-type="float" office:value="488.72" calcext:value-type="float">
            <text:p>488.72</text:p>
          </table:table-cell>
          <table:table-cell office:value-type="float" office:value="646.107" calcext:value-type="float">
            <text:p>646.107</text:p>
          </table:table-cell>
          <table:table-cell office:value-type="float" office:value="659.921" calcext:value-type="float">
            <text:p>659.921</text:p>
          </table:table-cell>
          <table:table-cell office:value-type="float" office:value="527.392" calcext:value-type="float">
            <text:p>527.392</text:p>
          </table:table-cell>
          <table:table-cell office:value-type="float" office:value="488.528" calcext:value-type="float">
            <text:p>488.528</text:p>
          </table:table-cell>
          <table:table-cell office:value-type="float" office:value="531.409" calcext:value-type="float">
            <text:p>531.409</text:p>
          </table:table-cell>
          <table:table-cell office:value-type="float" office:value="492.816" calcext:value-type="float">
            <text:p>492.816</text:p>
          </table:table-cell>
          <table:table-cell office:value-type="float" office:value="1112.471" calcext:value-type="float">
            <text:p>1112.471</text:p>
          </table:table-cell>
        </table:table-row>
        <table:table-row table:style-name="ro1">
          <table:table-cell table:formula="of:=COUNTA([.$G47:.$G$2])/COUNTA([.$G$2:.$G$101])" office:value-type="percentage" office:value="0.46" calcext:value-type="percentage">
            <text:p>46.00%</text:p>
          </table:table-cell>
          <table:table-cell table:formula="of:=STDEV([.F47:.P47])" office:value-type="float" office:value="182.688003109153" calcext:value-type="float">
            <text:p>182.688003109153</text:p>
          </table:table-cell>
          <table:table-cell table:formula="of:=CONFIDENCE(0.05;[.B47];10)" office:value-type="float" office:value="113.229116788694" calcext:value-type="float">
            <text:p>113.229116788694</text:p>
          </table:table-cell>
          <table:table-cell table:formula="of:=[.$F47]+[.$C47]" office:value-type="float" office:value="729.123816788694" calcext:value-type="float">
            <text:p>729.123816788694</text:p>
          </table:table-cell>
          <table:table-cell table:formula="of:=[.$F47]-[.$C47]" office:value-type="float" office:value="502.665583211307" calcext:value-type="float">
            <text:p>502.665583211307</text:p>
          </table:table-cell>
          <table:table-cell table:formula="of:=AVERAGE([.G47:.P47])" office:value-type="float" office:value="615.8947" calcext:value-type="float">
            <text:p>615.8947</text:p>
          </table:table-cell>
          <table:table-cell office:value-type="float" office:value="701.528" calcext:value-type="float">
            <text:p>701.528</text:p>
          </table:table-cell>
          <table:table-cell office:value-type="float" office:value="465.756" calcext:value-type="float">
            <text:p>465.756</text:p>
          </table:table-cell>
          <table:table-cell office:value-type="float" office:value="496.882" calcext:value-type="float">
            <text:p>496.882</text:p>
          </table:table-cell>
          <table:table-cell office:value-type="float" office:value="647.376" calcext:value-type="float">
            <text:p>647.376</text:p>
          </table:table-cell>
          <table:table-cell office:value-type="float" office:value="663.138" calcext:value-type="float">
            <text:p>663.138</text:p>
          </table:table-cell>
          <table:table-cell office:value-type="float" office:value="533.684" calcext:value-type="float">
            <text:p>533.684</text:p>
          </table:table-cell>
          <table:table-cell office:value-type="float" office:value="503.016" calcext:value-type="float">
            <text:p>503.016</text:p>
          </table:table-cell>
          <table:table-cell office:value-type="float" office:value="537.674" calcext:value-type="float">
            <text:p>537.674</text:p>
          </table:table-cell>
          <table:table-cell office:value-type="float" office:value="497.223" calcext:value-type="float">
            <text:p>497.223</text:p>
          </table:table-cell>
          <table:table-cell office:value-type="float" office:value="1112.67" calcext:value-type="float">
            <text:p>1112.67</text:p>
          </table:table-cell>
        </table:table-row>
        <table:table-row table:style-name="ro1">
          <table:table-cell table:formula="of:=COUNTA([.$G48:.$G$2])/COUNTA([.$G$2:.$G$101])" office:value-type="percentage" office:value="0.47" calcext:value-type="percentage">
            <text:p>47.00%</text:p>
          </table:table-cell>
          <table:table-cell table:formula="of:=STDEV([.F48:.P48])" office:value-type="float" office:value="178.244340917741" calcext:value-type="float">
            <text:p>178.244340917741</text:p>
          </table:table-cell>
          <table:table-cell table:formula="of:=CONFIDENCE(0.05;[.B48];10)" office:value-type="float" office:value="110.474957037217" calcext:value-type="float">
            <text:p>110.474957037217</text:p>
          </table:table-cell>
          <table:table-cell table:formula="of:=[.$F48]+[.$C48]" office:value-type="float" office:value="733.539957037217" calcext:value-type="float">
            <text:p>733.539957037217</text:p>
          </table:table-cell>
          <table:table-cell table:formula="of:=[.$F48]-[.$C48]" office:value-type="float" office:value="512.590042962783" calcext:value-type="float">
            <text:p>512.590042962783</text:p>
          </table:table-cell>
          <table:table-cell table:formula="of:=AVERAGE([.G48:.P48])" office:value-type="float" office:value="623.065" calcext:value-type="float">
            <text:p>623.065</text:p>
          </table:table-cell>
          <table:table-cell office:value-type="float" office:value="702.776" calcext:value-type="float">
            <text:p>702.776</text:p>
          </table:table-cell>
          <table:table-cell office:value-type="float" office:value="502.615" calcext:value-type="float">
            <text:p>502.615</text:p>
          </table:table-cell>
          <table:table-cell office:value-type="float" office:value="520.782" calcext:value-type="float">
            <text:p>520.782</text:p>
          </table:table-cell>
          <table:table-cell office:value-type="float" office:value="648.011" calcext:value-type="float">
            <text:p>648.011</text:p>
          </table:table-cell>
          <table:table-cell office:value-type="float" office:value="663.476" calcext:value-type="float">
            <text:p>663.476</text:p>
          </table:table-cell>
          <table:table-cell office:value-type="float" office:value="536.853" calcext:value-type="float">
            <text:p>536.853</text:p>
          </table:table-cell>
          <table:table-cell office:value-type="float" office:value="503.805" calcext:value-type="float">
            <text:p>503.805</text:p>
          </table:table-cell>
          <table:table-cell office:value-type="float" office:value="537.786" calcext:value-type="float">
            <text:p>537.786</text:p>
          </table:table-cell>
          <table:table-cell office:value-type="float" office:value="501.219" calcext:value-type="float">
            <text:p>501.219</text:p>
          </table:table-cell>
          <table:table-cell office:value-type="float" office:value="1113.327" calcext:value-type="float">
            <text:p>1113.327</text:p>
          </table:table-cell>
        </table:table-row>
        <table:table-row table:style-name="ro1">
          <table:table-cell table:formula="of:=COUNTA([.$G49:.$G$2])/COUNTA([.$G$2:.$G$101])" office:value-type="percentage" office:value="0.48" calcext:value-type="percentage">
            <text:p>48.00%</text:p>
          </table:table-cell>
          <table:table-cell table:formula="of:=STDEV([.F49:.P49])" office:value-type="float" office:value="172.915601482457" calcext:value-type="float">
            <text:p>172.915601482457</text:p>
          </table:table-cell>
          <table:table-cell table:formula="of:=CONFIDENCE(0.05;[.B49];10)" office:value-type="float" office:value="107.172230806782" calcext:value-type="float">
            <text:p>107.172230806782</text:p>
          </table:table-cell>
          <table:table-cell table:formula="of:=[.$F49]+[.$C49]" office:value-type="float" office:value="741.510830806782" calcext:value-type="float">
            <text:p>741.510830806782</text:p>
          </table:table-cell>
          <table:table-cell table:formula="of:=[.$F49]-[.$C49]" office:value-type="float" office:value="527.166369193218" calcext:value-type="float">
            <text:p>527.166369193218</text:p>
          </table:table-cell>
          <table:table-cell table:formula="of:=AVERAGE([.G49:.P49])" office:value-type="float" office:value="634.3386" calcext:value-type="float">
            <text:p>634.3386</text:p>
          </table:table-cell>
          <table:table-cell office:value-type="float" office:value="704.02" calcext:value-type="float">
            <text:p>704.02</text:p>
          </table:table-cell>
          <table:table-cell office:value-type="float" office:value="507.879" calcext:value-type="float">
            <text:p>507.879</text:p>
          </table:table-cell>
          <table:table-cell office:value-type="float" office:value="521.593" calcext:value-type="float">
            <text:p>521.593</text:p>
          </table:table-cell>
          <table:table-cell office:value-type="float" office:value="648.07" calcext:value-type="float">
            <text:p>648.07</text:p>
          </table:table-cell>
          <table:table-cell office:value-type="float" office:value="663.832" calcext:value-type="float">
            <text:p>663.832</text:p>
          </table:table-cell>
          <table:table-cell office:value-type="float" office:value="554.651" calcext:value-type="float">
            <text:p>554.651</text:p>
          </table:table-cell>
          <table:table-cell office:value-type="float" office:value="505.715" calcext:value-type="float">
            <text:p>505.715</text:p>
          </table:table-cell>
          <table:table-cell office:value-type="float" office:value="539.864" calcext:value-type="float">
            <text:p>539.864</text:p>
          </table:table-cell>
          <table:table-cell office:value-type="float" office:value="583.83" calcext:value-type="float">
            <text:p>583.83</text:p>
          </table:table-cell>
          <table:table-cell office:value-type="float" office:value="1113.932" calcext:value-type="float">
            <text:p>1113.932</text:p>
          </table:table-cell>
        </table:table-row>
        <table:table-row table:style-name="ro1">
          <table:table-cell table:formula="of:=COUNTA([.$G50:.$G$2])/COUNTA([.$G$2:.$G$101])" office:value-type="percentage" office:value="0.49" calcext:value-type="percentage">
            <text:p>49.00%</text:p>
          </table:table-cell>
          <table:table-cell table:formula="of:=STDEV([.F50:.P50])" office:value-type="float" office:value="167.142036410025" calcext:value-type="float">
            <text:p>167.142036410025</text:p>
          </table:table-cell>
          <table:table-cell table:formula="of:=CONFIDENCE(0.05;[.B50];10)" office:value-type="float" office:value="103.593803856201" calcext:value-type="float">
            <text:p>103.593803856201</text:p>
          </table:table-cell>
          <table:table-cell table:formula="of:=[.$F50]+[.$C50]" office:value-type="float" office:value="757.489903856201" calcext:value-type="float">
            <text:p>757.489903856201</text:p>
          </table:table-cell>
          <table:table-cell table:formula="of:=[.$F50]-[.$C50]" office:value-type="float" office:value="550.302296143799" calcext:value-type="float">
            <text:p>550.302296143799</text:p>
          </table:table-cell>
          <table:table-cell table:formula="of:=AVERAGE([.G50:.P50])" office:value-type="float" office:value="653.8961" calcext:value-type="float">
            <text:p>653.8961</text:p>
          </table:table-cell>
          <table:table-cell office:value-type="float" office:value="744.607" calcext:value-type="float">
            <text:p>744.607</text:p>
          </table:table-cell>
          <table:table-cell office:value-type="float" office:value="508.628" calcext:value-type="float">
            <text:p>508.628</text:p>
          </table:table-cell>
          <table:table-cell office:value-type="float" office:value="521.825" calcext:value-type="float">
            <text:p>521.825</text:p>
          </table:table-cell>
          <table:table-cell office:value-type="float" office:value="648.343" calcext:value-type="float">
            <text:p>648.343</text:p>
          </table:table-cell>
          <table:table-cell office:value-type="float" office:value="664.829" calcext:value-type="float">
            <text:p>664.829</text:p>
          </table:table-cell>
          <table:table-cell office:value-type="float" office:value="581.291" calcext:value-type="float">
            <text:p>581.291</text:p>
          </table:table-cell>
          <table:table-cell office:value-type="float" office:value="565.75" calcext:value-type="float">
            <text:p>565.75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611.476" calcext:value-type="float">
            <text:p>611.476</text:p>
          </table:table-cell>
          <table:table-cell office:value-type="float" office:value="1114.164" calcext:value-type="float">
            <text:p>1114.164</text:p>
          </table:table-cell>
        </table:table-row>
        <table:table-row table:style-name="ro1">
          <table:table-cell table:formula="of:=COUNTA([.$G51:.$G$2])/COUNTA([.$G$2:.$G$101])" office:value-type="percentage" office:value="0.5" calcext:value-type="percentage">
            <text:p>50.00%</text:p>
          </table:table-cell>
          <table:table-cell table:formula="of:=STDEV([.F51:.P51])" office:value-type="float" office:value="163.730164607992" calcext:value-type="float">
            <text:p>163.730164607992</text:p>
          </table:table-cell>
          <table:table-cell table:formula="of:=CONFIDENCE(0.05;[.B51];10)" office:value-type="float" office:value="101.479142662441" calcext:value-type="float">
            <text:p>101.479142662441</text:p>
          </table:table-cell>
          <table:table-cell table:formula="of:=[.$F51]+[.$C51]" office:value-type="float" office:value="767.146942662441" calcext:value-type="float">
            <text:p>767.146942662441</text:p>
          </table:table-cell>
          <table:table-cell table:formula="of:=[.$F51]-[.$C51]" office:value-type="float" office:value="564.188657337559" calcext:value-type="float">
            <text:p>564.188657337559</text:p>
          </table:table-cell>
          <table:table-cell table:formula="of:=AVERAGE([.G51:.P51])" office:value-type="float" office:value="665.6678" calcext:value-type="float">
            <text:p>665.6678</text:p>
          </table:table-cell>
          <table:table-cell office:value-type="float" office:value="744.611" calcext:value-type="float">
            <text:p>744.611</text:p>
          </table:table-cell>
          <table:table-cell office:value-type="float" office:value="509.642" calcext:value-type="float">
            <text:p>509.642</text:p>
          </table:table-cell>
          <table:table-cell office:value-type="float" office:value="523.523" calcext:value-type="float">
            <text:p>523.523</text:p>
          </table:table-cell>
          <table:table-cell office:value-type="float" office:value="648.416" calcext:value-type="float">
            <text:p>648.416</text:p>
          </table:table-cell>
          <table:table-cell office:value-type="float" office:value="670.314" calcext:value-type="float">
            <text:p>670.314</text:p>
          </table:table-cell>
          <table:table-cell office:value-type="float" office:value="661.939" calcext:value-type="float">
            <text:p>661.939</text:p>
          </table:table-cell>
          <table:table-cell office:value-type="float" office:value="588.845" calcext:value-type="float">
            <text:p>588.845</text:p>
          </table:table-cell>
          <table:table-cell office:value-type="float" office:value="583.094" calcext:value-type="float">
            <text:p>583.094</text:p>
          </table:table-cell>
          <table:table-cell office:value-type="float" office:value="611.905" calcext:value-type="float">
            <text:p>611.905</text:p>
          </table:table-cell>
          <table:table-cell office:value-type="float" office:value="1114.389" calcext:value-type="float">
            <text:p>1114.389</text:p>
          </table:table-cell>
        </table:table-row>
        <table:table-row table:style-name="ro1">
          <table:table-cell table:formula="of:=COUNTA([.$G52:.$G$2])/COUNTA([.$G$2:.$G$101])" office:value-type="percentage" office:value="0.51" calcext:value-type="percentage">
            <text:p>51.00%</text:p>
          </table:table-cell>
          <table:table-cell table:formula="of:=STDEV([.F52:.P52])" office:value-type="float" office:value="163.296684058067" calcext:value-type="float">
            <text:p>163.296684058067</text:p>
          </table:table-cell>
          <table:table-cell table:formula="of:=CONFIDENCE(0.05;[.B52];10)" office:value-type="float" office:value="101.210473570997" calcext:value-type="float">
            <text:p>101.210473570997</text:p>
          </table:table-cell>
          <table:table-cell table:formula="of:=[.$F52]+[.$C52]" office:value-type="float" office:value="770.404673570997" calcext:value-type="float">
            <text:p>770.404673570997</text:p>
          </table:table-cell>
          <table:table-cell table:formula="of:=[.$F52]-[.$C52]" office:value-type="float" office:value="567.983726429003" calcext:value-type="float">
            <text:p>567.983726429003</text:p>
          </table:table-cell>
          <table:table-cell table:formula="of:=AVERAGE([.G52:.P52])" office:value-type="float" office:value="669.1942" calcext:value-type="float">
            <text:p>669.1942</text:p>
          </table:table-cell>
          <table:table-cell office:value-type="float" office:value="745.376" calcext:value-type="float">
            <text:p>745.376</text:p>
          </table:table-cell>
          <table:table-cell office:value-type="float" office:value="510.257" calcext:value-type="float">
            <text:p>510.257</text:p>
          </table:table-cell>
          <table:table-cell office:value-type="float" office:value="525.762" calcext:value-type="float">
            <text:p>525.762</text:p>
          </table:table-cell>
          <table:table-cell office:value-type="float" office:value="649.693" calcext:value-type="float">
            <text:p>649.693</text:p>
          </table:table-cell>
          <table:table-cell office:value-type="float" office:value="671.454" calcext:value-type="float">
            <text:p>671.454</text:p>
          </table:table-cell>
          <table:table-cell office:value-type="float" office:value="661.942" calcext:value-type="float">
            <text:p>661.942</text:p>
          </table:table-cell>
          <table:table-cell office:value-type="float" office:value="590.422" calcext:value-type="float">
            <text:p>590.422</text:p>
          </table:table-cell>
          <table:table-cell office:value-type="float" office:value="583.591" calcext:value-type="float">
            <text:p>583.591</text:p>
          </table:table-cell>
          <table:table-cell office:value-type="float" office:value="637.021" calcext:value-type="float">
            <text:p>637.021</text:p>
          </table:table-cell>
          <table:table-cell office:value-type="float" office:value="1116.424" calcext:value-type="float">
            <text:p>1116.424</text:p>
          </table:table-cell>
        </table:table-row>
        <table:table-row table:style-name="ro1">
          <table:table-cell table:formula="of:=COUNTA([.$G53:.$G$2])/COUNTA([.$G$2:.$G$101])" office:value-type="percentage" office:value="0.52" calcext:value-type="percentage">
            <text:p>52.00%</text:p>
          </table:table-cell>
          <table:table-cell table:formula="of:=STDEV([.F53:.P53])" office:value-type="float" office:value="159.297028819875" calcext:value-type="float">
            <text:p>159.297028819875</text:p>
          </table:table-cell>
          <table:table-cell table:formula="of:=CONFIDENCE(0.05;[.B53];10)" office:value-type="float" office:value="98.7315071234349" calcext:value-type="float">
            <text:p>98.7315071234349</text:p>
          </table:table-cell>
          <table:table-cell table:formula="of:=[.$F53]+[.$C53]" office:value-type="float" office:value="775.761907123435" calcext:value-type="float">
            <text:p>775.761907123435</text:p>
          </table:table-cell>
          <table:table-cell table:formula="of:=[.$F53]-[.$C53]" office:value-type="float" office:value="578.298892876565" calcext:value-type="float">
            <text:p>578.298892876565</text:p>
          </table:table-cell>
          <table:table-cell table:formula="of:=AVERAGE([.G53:.P53])" office:value-type="float" office:value="677.0304" calcext:value-type="float">
            <text:p>677.0304</text:p>
          </table:table-cell>
          <table:table-cell office:value-type="float" office:value="745.524" calcext:value-type="float">
            <text:p>745.524</text:p>
          </table:table-cell>
          <table:table-cell office:value-type="float" office:value="532.838" calcext:value-type="float">
            <text:p>532.838</text:p>
          </table:table-cell>
          <table:table-cell office:value-type="float" office:value="526.399" calcext:value-type="float">
            <text:p>526.399</text:p>
          </table:table-cell>
          <table:table-cell office:value-type="float" office:value="650.048" calcext:value-type="float">
            <text:p>650.048</text:p>
          </table:table-cell>
          <table:table-cell office:value-type="float" office:value="672.302" calcext:value-type="float">
            <text:p>672.302</text:p>
          </table:table-cell>
          <table:table-cell office:value-type="float" office:value="663.745" calcext:value-type="float">
            <text:p>663.745</text:p>
          </table:table-cell>
          <table:table-cell office:value-type="float" office:value="616.691" calcext:value-type="float">
            <text:p>616.691</text:p>
          </table:table-cell>
          <table:table-cell office:value-type="float" office:value="595.755" calcext:value-type="float">
            <text:p>595.755</text:p>
          </table:table-cell>
          <table:table-cell office:value-type="float" office:value="649.889" calcext:value-type="float">
            <text:p>649.889</text:p>
          </table:table-cell>
          <table:table-cell office:value-type="float" office:value="1117.113" calcext:value-type="float">
            <text:p>1117.113</text:p>
          </table:table-cell>
        </table:table-row>
        <table:table-row table:style-name="ro1">
          <table:table-cell table:formula="of:=COUNTA([.$G54:.$G$2])/COUNTA([.$G$2:.$G$101])" office:value-type="percentage" office:value="0.53" calcext:value-type="percentage">
            <text:p>53.00%</text:p>
          </table:table-cell>
          <table:table-cell table:formula="of:=STDEV([.F54:.P54])" office:value-type="float" office:value="157.127034840253" calcext:value-type="float">
            <text:p>157.127034840253</text:p>
          </table:table-cell>
          <table:table-cell table:formula="of:=CONFIDENCE(0.05;[.B54];10)" office:value-type="float" office:value="97.3865556347344" calcext:value-type="float">
            <text:p>97.3865556347344</text:p>
          </table:table-cell>
          <table:table-cell table:formula="of:=[.$F54]+[.$C54]" office:value-type="float" office:value="780.883455634734" calcext:value-type="float">
            <text:p>780.883455634734</text:p>
          </table:table-cell>
          <table:table-cell table:formula="of:=[.$F54]-[.$C54]" office:value-type="float" office:value="586.110344365266" calcext:value-type="float">
            <text:p>586.110344365266</text:p>
          </table:table-cell>
          <table:table-cell table:formula="of:=AVERAGE([.G54:.P54])" office:value-type="float" office:value="683.4969" calcext:value-type="float">
            <text:p>683.4969</text:p>
          </table:table-cell>
          <table:table-cell office:value-type="float" office:value="745.961" calcext:value-type="float">
            <text:p>745.961</text:p>
          </table:table-cell>
          <table:table-cell office:value-type="float" office:value="555.895" calcext:value-type="float">
            <text:p>555.895</text:p>
          </table:table-cell>
          <table:table-cell office:value-type="float" office:value="526.498" calcext:value-type="float">
            <text:p>526.498</text:p>
          </table:table-cell>
          <table:table-cell office:value-type="float" office:value="650.641" calcext:value-type="float">
            <text:p>650.641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64.837" calcext:value-type="float">
            <text:p>664.837</text:p>
          </table:table-cell>
          <table:table-cell office:value-type="float" office:value="622.046" calcext:value-type="float">
            <text:p>622.046</text:p>
          </table:table-cell>
          <table:table-cell office:value-type="float" office:value="599.124" calcext:value-type="float">
            <text:p>599.124</text:p>
          </table:table-cell>
          <table:table-cell office:value-type="float" office:value="650.501" calcext:value-type="float">
            <text:p>650.501</text:p>
          </table:table-cell>
          <table:table-cell office:value-type="float" office:value="1117.434" calcext:value-type="float">
            <text:p>1117.434</text:p>
          </table:table-cell>
        </table:table-row>
        <table:table-row table:style-name="ro1">
          <table:table-cell table:formula="of:=COUNTA([.$G55:.$G$2])/COUNTA([.$G$2:.$G$101])" office:value-type="percentage" office:value="0.54" calcext:value-type="percentage">
            <text:p>54.00%</text:p>
          </table:table-cell>
          <table:table-cell table:formula="of:=STDEV([.F55:.P55])" office:value-type="float" office:value="156.666215748131" calcext:value-type="float">
            <text:p>156.666215748131</text:p>
          </table:table-cell>
          <table:table-cell table:formula="of:=CONFIDENCE(0.05;[.B55];10)" office:value-type="float" office:value="97.1009422506464" calcext:value-type="float">
            <text:p>97.1009422506464</text:p>
          </table:table-cell>
          <table:table-cell table:formula="of:=[.$F55]+[.$C55]" office:value-type="float" office:value="784.328542250647" calcext:value-type="float">
            <text:p>784.328542250647</text:p>
          </table:table-cell>
          <table:table-cell table:formula="of:=[.$F55]-[.$C55]" office:value-type="float" office:value="590.126657749354" calcext:value-type="float">
            <text:p>590.126657749354</text:p>
          </table:table-cell>
          <table:table-cell table:formula="of:=AVERAGE([.G55:.P55])" office:value-type="float" office:value="687.2276" calcext:value-type="float">
            <text:p>687.2276</text:p>
          </table:table-cell>
          <table:table-cell office:value-type="float" office:value="746.778" calcext:value-type="float">
            <text:p>746.778</text:p>
          </table:table-cell>
          <table:table-cell office:value-type="float" office:value="556.077" calcext:value-type="float">
            <text:p>556.077</text:p>
          </table:table-cell>
          <table:table-cell office:value-type="float" office:value="533.11" calcext:value-type="float">
            <text:p>533.11</text:p>
          </table:table-cell>
          <table:table-cell office:value-type="float" office:value="651.063" calcext:value-type="float">
            <text:p>651.063</text:p>
          </table:table-cell>
          <table:table-cell office:value-type="float" office:value="720.614" calcext:value-type="float">
            <text:p>720.614</text:p>
          </table:table-cell>
          <table:table-cell office:value-type="float" office:value="667.748" calcext:value-type="float">
            <text:p>667.748</text:p>
          </table:table-cell>
          <table:table-cell office:value-type="float" office:value="622.806" calcext:value-type="float">
            <text:p>622.806</text:p>
          </table:table-cell>
          <table:table-cell office:value-type="float" office:value="605.142" calcext:value-type="float">
            <text:p>605.142</text:p>
          </table:table-cell>
          <table:table-cell office:value-type="float" office:value="650.54" calcext:value-type="float">
            <text:p>650.54</text:p>
          </table:table-cell>
          <table:table-cell office:value-type="float" office:value="1118.398" calcext:value-type="float">
            <text:p>1118.398</text:p>
          </table:table-cell>
        </table:table-row>
        <table:table-row table:style-name="ro1">
          <table:table-cell table:formula="of:=COUNTA([.$G56:.$G$2])/COUNTA([.$G$2:.$G$101])" office:value-type="percentage" office:value="0.55" calcext:value-type="percentage">
            <text:p>55.00%</text:p>
          </table:table-cell>
          <table:table-cell table:formula="of:=STDEV([.F56:.P56])" office:value-type="float" office:value="156.973421080927" calcext:value-type="float">
            <text:p>156.973421080927</text:p>
          </table:table-cell>
          <table:table-cell table:formula="of:=CONFIDENCE(0.05;[.B56];10)" office:value-type="float" office:value="97.2913465898106" calcext:value-type="float">
            <text:p>97.2913465898106</text:p>
          </table:table-cell>
          <table:table-cell table:formula="of:=[.$F56]+[.$C56]" office:value-type="float" office:value="791.024846589811" calcext:value-type="float">
            <text:p>791.024846589811</text:p>
          </table:table-cell>
          <table:table-cell table:formula="of:=[.$F56]-[.$C56]" office:value-type="float" office:value="596.44215341019" calcext:value-type="float">
            <text:p>596.44215341019</text:p>
          </table:table-cell>
          <table:table-cell table:formula="of:=AVERAGE([.G56:.P56])" office:value-type="float" office:value="693.7335" calcext:value-type="float">
            <text:p>693.7335</text:p>
          </table:table-cell>
          <table:table-cell office:value-type="float" office:value="761.783" calcext:value-type="float">
            <text:p>761.783</text:p>
          </table:table-cell>
          <table:table-cell office:value-type="float" office:value="570.654" calcext:value-type="float">
            <text:p>570.654</text:p>
          </table:table-cell>
          <table:table-cell office:value-type="float" office:value="535.426" calcext:value-type="float">
            <text:p>535.426</text:p>
          </table:table-cell>
          <table:table-cell office:value-type="float" office:value="657.778" calcext:value-type="float">
            <text:p>657.778</text:p>
          </table:table-cell>
          <table:table-cell office:value-type="float" office:value="720.814" calcext:value-type="float">
            <text:p>720.814</text:p>
          </table:table-cell>
          <table:table-cell office:value-type="float" office:value="669.423" calcext:value-type="float">
            <text:p>669.423</text:p>
          </table:table-cell>
          <table:table-cell office:value-type="float" office:value="632.297" calcext:value-type="float">
            <text:p>632.297</text:p>
          </table:table-cell>
          <table:table-cell office:value-type="float" office:value="607.851" calcext:value-type="float">
            <text:p>607.851</text:p>
          </table:table-cell>
          <table:table-cell office:value-type="float" office:value="655.875" calcext:value-type="float">
            <text:p>655.875</text:p>
          </table:table-cell>
          <table:table-cell office:value-type="float" office:value="1125.434" calcext:value-type="float">
            <text:p>1125.434</text:p>
          </table:table-cell>
        </table:table-row>
        <table:table-row table:style-name="ro1">
          <table:table-cell table:formula="of:=COUNTA([.$G57:.$G$2])/COUNTA([.$G$2:.$G$101])" office:value-type="percentage" office:value="0.56" calcext:value-type="percentage">
            <text:p>56.00%</text:p>
          </table:table-cell>
          <table:table-cell table:formula="of:=STDEV([.F57:.P57])" office:value-type="float" office:value="158.44780837869" calcext:value-type="float">
            <text:p>158.44780837869</text:p>
          </table:table-cell>
          <table:table-cell table:formula="of:=CONFIDENCE(0.05;[.B57];10)" office:value-type="float" office:value="98.205164512657" calcext:value-type="float">
            <text:p>98.205164512657</text:p>
          </table:table-cell>
          <table:table-cell table:formula="of:=[.$F57]+[.$C57]" office:value-type="float" office:value="806.125864512657" calcext:value-type="float">
            <text:p>806.125864512657</text:p>
          </table:table-cell>
          <table:table-cell table:formula="of:=[.$F57]-[.$C57]" office:value-type="float" office:value="609.715535487343" calcext:value-type="float">
            <text:p>609.715535487343</text:p>
          </table:table-cell>
          <table:table-cell table:formula="of:=AVERAGE([.G57:.P57])" office:value-type="float" office:value="707.9207" calcext:value-type="float">
            <text:p>707.9207</text:p>
          </table:table-cell>
          <table:table-cell office:value-type="float" office:value="835.804" calcext:value-type="float">
            <text:p>835.804</text:p>
          </table:table-cell>
          <table:table-cell office:value-type="float" office:value="570.906" calcext:value-type="float">
            <text:p>570.906</text:p>
          </table:table-cell>
          <table:table-cell office:value-type="float" office:value="546.859" calcext:value-type="float">
            <text:p>546.859</text:p>
          </table:table-cell>
          <table:table-cell office:value-type="float" office:value="658.327" calcext:value-type="float">
            <text:p>658.327</text:p>
          </table:table-cell>
          <table:table-cell office:value-type="float" office:value="721.108" calcext:value-type="float">
            <text:p>721.108</text:p>
          </table:table-cell>
          <table:table-cell office:value-type="float" office:value="684.958" calcext:value-type="float">
            <text:p>684.958</text:p>
          </table:table-cell>
          <table:table-cell office:value-type="float" office:value="644.943" calcext:value-type="float">
            <text:p>644.943</text:p>
          </table:table-cell>
          <table:table-cell office:value-type="float" office:value="634.464" calcext:value-type="float">
            <text:p>634.464</text:p>
          </table:table-cell>
          <table:table-cell office:value-type="float" office:value="655.877" calcext:value-type="float">
            <text:p>655.877</text:p>
          </table:table-cell>
          <table:table-cell office:value-type="float" office:value="1125.961" calcext:value-type="float">
            <text:p>1125.961</text:p>
          </table:table-cell>
        </table:table-row>
        <table:table-row table:style-name="ro1">
          <table:table-cell table:formula="of:=COUNTA([.$G58:.$G$2])/COUNTA([.$G$2:.$G$101])" office:value-type="percentage" office:value="0.57" calcext:value-type="percentage">
            <text:p>57.00%</text:p>
          </table:table-cell>
          <table:table-cell table:formula="of:=STDEV([.F58:.P58])" office:value-type="float" office:value="154.720509009278" calcext:value-type="float">
            <text:p>154.720509009278</text:p>
          </table:table-cell>
          <table:table-cell table:formula="of:=CONFIDENCE(0.05;[.B58];10)" office:value-type="float" office:value="95.8950028795835" calcext:value-type="float">
            <text:p>95.8950028795835</text:p>
          </table:table-cell>
          <table:table-cell table:formula="of:=[.$F58]+[.$C58]" office:value-type="float" office:value="818.337102879583" calcext:value-type="float">
            <text:p>818.337102879583</text:p>
          </table:table-cell>
          <table:table-cell table:formula="of:=[.$F58]-[.$C58]" office:value-type="float" office:value="626.547097120417" calcext:value-type="float">
            <text:p>626.547097120417</text:p>
          </table:table-cell>
          <table:table-cell table:formula="of:=AVERAGE([.G58:.P58])" office:value-type="float" office:value="722.4421" calcext:value-type="float">
            <text:p>722.4421</text:p>
          </table:table-cell>
          <table:table-cell office:value-type="float" office:value="836.625" calcext:value-type="float">
            <text:p>836.625</text:p>
          </table:table-cell>
          <table:table-cell office:value-type="float" office:value="577.865" calcext:value-type="float">
            <text:p>577.865</text:p>
          </table:table-cell>
          <table:table-cell office:value-type="float" office:value="570.282" calcext:value-type="float">
            <text:p>570.282</text:p>
          </table:table-cell>
          <table:table-cell office:value-type="float" office:value="692.394" calcext:value-type="float">
            <text:p>692.394</text:p>
          </table:table-cell>
          <table:table-cell office:value-type="float" office:value="728.085" calcext:value-type="float">
            <text:p>728.085</text:p>
          </table:table-cell>
          <table:table-cell office:value-type="float" office:value="687.733" calcext:value-type="float">
            <text:p>687.733</text:p>
          </table:table-cell>
          <table:table-cell office:value-type="float" office:value="693.09" calcext:value-type="float">
            <text:p>693.09</text:p>
          </table:table-cell>
          <table:table-cell office:value-type="float" office:value="641.426" calcext:value-type="float">
            <text:p>641.426</text:p>
          </table:table-cell>
          <table:table-cell office:value-type="float" office:value="663.129" calcext:value-type="float">
            <text:p>663.129</text:p>
          </table:table-cell>
          <table:table-cell office:value-type="float" office:value="1133.792" calcext:value-type="float">
            <text:p>1133.792</text:p>
          </table:table-cell>
        </table:table-row>
        <table:table-row table:style-name="ro1">
          <table:table-cell table:formula="of:=COUNTA([.$G59:.$G$2])/COUNTA([.$G$2:.$G$101])" office:value-type="percentage" office:value="0.58" calcext:value-type="percentage">
            <text:p>58.00%</text:p>
          </table:table-cell>
          <table:table-cell table:formula="of:=STDEV([.F59:.P59])" office:value-type="float" office:value="153.104405182738" calcext:value-type="float">
            <text:p>153.104405182738</text:p>
          </table:table-cell>
          <table:table-cell table:formula="of:=CONFIDENCE(0.05;[.B59];10)" office:value-type="float" office:value="94.8933497562057" calcext:value-type="float">
            <text:p>94.8933497562057</text:p>
          </table:table-cell>
          <table:table-cell table:formula="of:=[.$F59]+[.$C59]" office:value-type="float" office:value="826.034149756206" calcext:value-type="float">
            <text:p>826.034149756206</text:p>
          </table:table-cell>
          <table:table-cell table:formula="of:=[.$F59]-[.$C59]" office:value-type="float" office:value="636.247450243794" calcext:value-type="float">
            <text:p>636.247450243794</text:p>
          </table:table-cell>
          <table:table-cell table:formula="of:=AVERAGE([.G59:.P59])" office:value-type="float" office:value="731.1408" calcext:value-type="float">
            <text:p>731.1408</text:p>
          </table:table-cell>
          <table:table-cell office:value-type="float" office:value="838.31" calcext:value-type="float">
            <text:p>838.31</text:p>
          </table:table-cell>
          <table:table-cell office:value-type="float" office:value="585.109" calcext:value-type="float">
            <text:p>585.109</text:p>
          </table:table-cell>
          <table:table-cell office:value-type="float" office:value="570.357" calcext:value-type="float">
            <text:p>570.357</text:p>
          </table:table-cell>
          <table:table-cell office:value-type="float" office:value="694.319" calcext:value-type="float">
            <text:p>694.319</text:p>
          </table:table-cell>
          <table:table-cell office:value-type="float" office:value="729.245" calcext:value-type="float">
            <text:p>729.245</text:p>
          </table:table-cell>
          <table:table-cell office:value-type="float" office:value="688.542" calcext:value-type="float">
            <text:p>688.542</text:p>
          </table:table-cell>
          <table:table-cell office:value-type="float" office:value="694.042" calcext:value-type="float">
            <text:p>694.042</text:p>
          </table:table-cell>
          <table:table-cell office:value-type="float" office:value="691.51" calcext:value-type="float">
            <text:p>691.51</text:p>
          </table:table-cell>
          <table:table-cell office:value-type="float" office:value="680.145" calcext:value-type="float">
            <text:p>680.145</text:p>
          </table:table-cell>
          <table:table-cell office:value-type="float" office:value="1139.829" calcext:value-type="float">
            <text:p>1139.829</text:p>
          </table:table-cell>
        </table:table-row>
        <table:table-row table:style-name="ro1">
          <table:table-cell table:formula="of:=COUNTA([.$G60:.$G$2])/COUNTA([.$G$2:.$G$101])" office:value-type="percentage" office:value="0.59" calcext:value-type="percentage">
            <text:p>59.00%</text:p>
          </table:table-cell>
          <table:table-cell table:formula="of:=STDEV([.F60:.P60])" office:value-type="float" office:value="157.675971347698" calcext:value-type="float">
            <text:p>157.675971347698</text:p>
          </table:table-cell>
          <table:table-cell table:formula="of:=CONFIDENCE(0.05;[.B60];10)" office:value-type="float" office:value="97.7267837550994" calcext:value-type="float">
            <text:p>97.7267837550994</text:p>
          </table:table-cell>
          <table:table-cell table:formula="of:=[.$F60]+[.$C60]" office:value-type="float" office:value="838.061183755099" calcext:value-type="float">
            <text:p>838.061183755099</text:p>
          </table:table-cell>
          <table:table-cell table:formula="of:=[.$F60]-[.$C60]" office:value-type="float" office:value="642.607616244901" calcext:value-type="float">
            <text:p>642.607616244901</text:p>
          </table:table-cell>
          <table:table-cell table:formula="of:=AVERAGE([.G60:.P60])" office:value-type="float" office:value="740.3344" calcext:value-type="float">
            <text:p>740.3344</text:p>
          </table:table-cell>
          <table:table-cell office:value-type="float" office:value="878.782" calcext:value-type="float">
            <text:p>878.782</text:p>
          </table:table-cell>
          <table:table-cell office:value-type="float" office:value="589.476" calcext:value-type="float">
            <text:p>589.476</text:p>
          </table:table-cell>
          <table:table-cell office:value-type="float" office:value="571.776" calcext:value-type="float">
            <text:p>571.776</text:p>
          </table:table-cell>
          <table:table-cell office:value-type="float" office:value="700.098" calcext:value-type="float">
            <text:p>700.098</text:p>
          </table:table-cell>
          <table:table-cell office:value-type="float" office:value="733.96" calcext:value-type="float">
            <text:p>733.96</text:p>
          </table:table-cell>
          <table:table-cell office:value-type="float" office:value="712.926" calcext:value-type="float">
            <text:p>712.926</text:p>
          </table:table-cell>
          <table:table-cell office:value-type="float" office:value="694.461" calcext:value-type="float">
            <text:p>694.461</text:p>
          </table:table-cell>
          <table:table-cell office:value-type="float" office:value="691.756" calcext:value-type="float">
            <text:p>691.756</text:p>
          </table:table-cell>
          <table:table-cell office:value-type="float" office:value="680.161" calcext:value-type="float">
            <text:p>680.161</text:p>
          </table:table-cell>
          <table:table-cell office:value-type="float" office:value="1149.948" calcext:value-type="float">
            <text:p>1149.948</text:p>
          </table:table-cell>
        </table:table-row>
        <table:table-row table:style-name="ro1">
          <table:table-cell table:formula="of:=COUNTA([.$G61:.$G$2])/COUNTA([.$G$2:.$G$101])" office:value-type="percentage" office:value="0.6" calcext:value-type="percentage">
            <text:p>60.00%</text:p>
          </table:table-cell>
          <table:table-cell table:formula="of:=STDEV([.F61:.P61])" office:value-type="float" office:value="162.065336384311" calcext:value-type="float">
            <text:p>162.065336384311</text:p>
          </table:table-cell>
          <table:table-cell table:formula="of:=CONFIDENCE(0.05;[.B61];10)" office:value-type="float" office:value="100.447290399764" calcext:value-type="float">
            <text:p>100.447290399764</text:p>
          </table:table-cell>
          <table:table-cell table:formula="of:=[.$F61]+[.$C61]" office:value-type="float" office:value="849.672490399764" calcext:value-type="float">
            <text:p>849.672490399764</text:p>
          </table:table-cell>
          <table:table-cell table:formula="of:=[.$F61]-[.$C61]" office:value-type="float" office:value="648.777909600236" calcext:value-type="float">
            <text:p>648.777909600236</text:p>
          </table:table-cell>
          <table:table-cell table:formula="of:=AVERAGE([.G61:.P61])" office:value-type="float" office:value="749.2252" calcext:value-type="float">
            <text:p>749.2252</text:p>
          </table:table-cell>
          <table:table-cell office:value-type="float" office:value="930.844" calcext:value-type="float">
            <text:p>930.844</text:p>
          </table:table-cell>
          <table:table-cell office:value-type="float" office:value="599.702" calcext:value-type="float">
            <text:p>599.702</text:p>
          </table:table-cell>
          <table:table-cell office:value-type="float" office:value="573.31" calcext:value-type="float">
            <text:p>573.31</text:p>
          </table:table-cell>
          <table:table-cell office:value-type="float" office:value="707.236" calcext:value-type="float">
            <text:p>707.236</text:p>
          </table:table-cell>
          <table:table-cell office:value-type="float" office:value="739.663" calcext:value-type="float">
            <text:p>739.663</text:p>
          </table:table-cell>
          <table:table-cell office:value-type="float" office:value="714.577" calcext:value-type="float">
            <text:p>714.577</text:p>
          </table:table-cell>
          <table:table-cell office:value-type="float" office:value="694.646" calcext:value-type="float">
            <text:p>694.646</text:p>
          </table:table-cell>
          <table:table-cell office:value-type="float" office:value="691.767" calcext:value-type="float">
            <text:p>691.767</text:p>
          </table:table-cell>
          <table:table-cell office:value-type="float" office:value="687.309" calcext:value-type="float">
            <text:p>687.309</text:p>
          </table:table-cell>
          <table:table-cell office:value-type="float" office:value="1153.198" calcext:value-type="float">
            <text:p>1153.198</text:p>
          </table:table-cell>
        </table:table-row>
        <table:table-row table:style-name="ro1">
          <table:table-cell table:formula="of:=COUNTA([.$G62:.$G$2])/COUNTA([.$G$2:.$G$101])" office:value-type="percentage" office:value="0.61" calcext:value-type="percentage">
            <text:p>61.00%</text:p>
          </table:table-cell>
          <table:table-cell table:formula="of:=STDEV([.F62:.P62])" office:value-type="float" office:value="160.741456540496" calcext:value-type="float">
            <text:p>160.741456540496</text:p>
          </table:table-cell>
          <table:table-cell table:formula="of:=CONFIDENCE(0.05;[.B62];10)" office:value-type="float" office:value="99.6267562491987" calcext:value-type="float">
            <text:p>99.6267562491987</text:p>
          </table:table-cell>
          <table:table-cell table:formula="of:=[.$F62]+[.$C62]" office:value-type="float" office:value="852.891956249199" calcext:value-type="float">
            <text:p>852.891956249199</text:p>
          </table:table-cell>
          <table:table-cell table:formula="of:=[.$F62]-[.$C62]" office:value-type="float" office:value="653.638443750801" calcext:value-type="float">
            <text:p>653.638443750801</text:p>
          </table:table-cell>
          <table:table-cell table:formula="of:=AVERAGE([.G62:.P62])" office:value-type="float" office:value="753.2652" calcext:value-type="float">
            <text:p>753.2652</text:p>
          </table:table-cell>
          <table:table-cell office:value-type="float" office:value="931.667" calcext:value-type="float">
            <text:p>931.667</text:p>
          </table:table-cell>
          <table:table-cell office:value-type="float" office:value="606.877" calcext:value-type="float">
            <text:p>606.877</text:p>
          </table:table-cell>
          <table:table-cell office:value-type="float" office:value="579.024" calcext:value-type="float">
            <text:p>579.024</text:p>
          </table:table-cell>
          <table:table-cell office:value-type="float" office:value="707.384" calcext:value-type="float">
            <text:p>707.384</text:p>
          </table:table-cell>
          <table:table-cell office:value-type="float" office:value="741.551" calcext:value-type="float">
            <text:p>741.551</text:p>
          </table:table-cell>
          <table:table-cell office:value-type="float" office:value="735.078" calcext:value-type="float">
            <text:p>735.078</text:p>
          </table:table-cell>
          <table:table-cell office:value-type="float" office:value="695.312" calcext:value-type="float">
            <text:p>695.312</text:p>
          </table:table-cell>
          <table:table-cell office:value-type="float" office:value="693.727" calcext:value-type="float">
            <text:p>693.727</text:p>
          </table:table-cell>
          <table:table-cell office:value-type="float" office:value="687.559" calcext:value-type="float">
            <text:p>687.559</text:p>
          </table:table-cell>
          <table:table-cell office:value-type="float" office:value="1154.473" calcext:value-type="float">
            <text:p>1154.473</text:p>
          </table:table-cell>
        </table:table-row>
        <table:table-row table:style-name="ro1">
          <table:table-cell table:formula="of:=COUNTA([.$G63:.$G$2])/COUNTA([.$G$2:.$G$101])" office:value-type="percentage" office:value="0.62" calcext:value-type="percentage">
            <text:p>62.00%</text:p>
          </table:table-cell>
          <table:table-cell table:formula="of:=STDEV([.F63:.P63])" office:value-type="float" office:value="164.620595814284" calcext:value-type="float">
            <text:p>164.620595814284</text:p>
          </table:table-cell>
          <table:table-cell table:formula="of:=CONFIDENCE(0.05;[.B63];10)" office:value-type="float" office:value="102.031027500711" calcext:value-type="float">
            <text:p>102.031027500711</text:p>
          </table:table-cell>
          <table:table-cell table:formula="of:=[.$F63]+[.$C63]" office:value-type="float" office:value="876.539527500711" calcext:value-type="float">
            <text:p>876.539527500711</text:p>
          </table:table-cell>
          <table:table-cell table:formula="of:=[.$F63]-[.$C63]" office:value-type="float" office:value="672.477472499289" calcext:value-type="float">
            <text:p>672.477472499289</text:p>
          </table:table-cell>
          <table:table-cell table:formula="of:=AVERAGE([.G63:.P63])" office:value-type="float" office:value="774.5085" calcext:value-type="float">
            <text:p>774.5085</text:p>
          </table:table-cell>
          <table:table-cell office:value-type="float" office:value="965.76" calcext:value-type="float">
            <text:p>965.76</text:p>
          </table:table-cell>
          <table:table-cell office:value-type="float" office:value="614.195" calcext:value-type="float">
            <text:p>614.195</text:p>
          </table:table-cell>
          <table:table-cell office:value-type="float" office:value="579.568" calcext:value-type="float">
            <text:p>579.568</text:p>
          </table:table-cell>
          <table:table-cell office:value-type="float" office:value="710.523" calcext:value-type="float">
            <text:p>710.523</text:p>
          </table:table-cell>
          <table:table-cell office:value-type="float" office:value="778.116" calcext:value-type="float">
            <text:p>778.116</text:p>
          </table:table-cell>
          <table:table-cell office:value-type="float" office:value="765.256" calcext:value-type="float">
            <text:p>765.256</text:p>
          </table:table-cell>
          <table:table-cell office:value-type="float" office:value="697.458" calcext:value-type="float">
            <text:p>697.458</text:p>
          </table:table-cell>
          <table:table-cell office:value-type="float" office:value="777.825" calcext:value-type="float">
            <text:p>777.825</text:p>
          </table:table-cell>
          <table:table-cell office:value-type="float" office:value="690.135" calcext:value-type="float">
            <text:p>690.135</text:p>
          </table:table-cell>
          <table:table-cell office:value-type="float" office:value="1166.249" calcext:value-type="float">
            <text:p>1166.249</text:p>
          </table:table-cell>
        </table:table-row>
        <table:table-row table:style-name="ro1">
          <table:table-cell table:formula="of:=COUNTA([.$G64:.$G$2])/COUNTA([.$G$2:.$G$101])" office:value-type="percentage" office:value="0.63" calcext:value-type="percentage">
            <text:p>63.00%</text:p>
          </table:table-cell>
          <table:table-cell table:formula="of:=STDEV([.F64:.P64])" office:value-type="float" office:value="177.826229138898" calcext:value-type="float">
            <text:p>177.826229138898</text:p>
          </table:table-cell>
          <table:table-cell table:formula="of:=CONFIDENCE(0.05;[.B64];10)" office:value-type="float" office:value="110.215813433742" calcext:value-type="float">
            <text:p>110.215813433742</text:p>
          </table:table-cell>
          <table:table-cell table:formula="of:=[.$F64]+[.$C64]" office:value-type="float" office:value="900.979013433742" calcext:value-type="float">
            <text:p>900.979013433742</text:p>
          </table:table-cell>
          <table:table-cell table:formula="of:=[.$F64]-[.$C64]" office:value-type="float" office:value="680.547386566258" calcext:value-type="float">
            <text:p>680.547386566258</text:p>
          </table:table-cell>
          <table:table-cell table:formula="of:=AVERAGE([.G64:.P64])" office:value-type="float" office:value="790.7632" calcext:value-type="float">
            <text:p>790.7632</text:p>
          </table:table-cell>
          <table:table-cell office:value-type="float" office:value="1070.813" calcext:value-type="float">
            <text:p>1070.813</text:p>
          </table:table-cell>
          <table:table-cell office:value-type="float" office:value="614.622" calcext:value-type="float">
            <text:p>614.622</text:p>
          </table:table-cell>
          <table:table-cell office:value-type="float" office:value="586.322" calcext:value-type="float">
            <text:p>586.322</text:p>
          </table:table-cell>
          <table:table-cell office:value-type="float" office:value="714.011" calcext:value-type="float">
            <text:p>714.011</text:p>
          </table:table-cell>
          <table:table-cell office:value-type="float" office:value="780.855" calcext:value-type="float">
            <text:p>780.855</text:p>
          </table:table-cell>
          <table:table-cell office:value-type="float" office:value="789.688" calcext:value-type="float">
            <text:p>789.688</text:p>
          </table:table-cell>
          <table:table-cell office:value-type="float" office:value="699.574" calcext:value-type="float">
            <text:p>699.574</text:p>
          </table:table-cell>
          <table:table-cell office:value-type="float" office:value="791.566" calcext:value-type="float">
            <text:p>791.566</text:p>
          </table:table-cell>
          <table:table-cell office:value-type="float" office:value="693.615" calcext:value-type="float">
            <text:p>693.615</text:p>
          </table:table-cell>
          <table:table-cell office:value-type="float" office:value="1166.566" calcext:value-type="float">
            <text:p>1166.566</text:p>
          </table:table-cell>
        </table:table-row>
        <table:table-row table:style-name="ro1">
          <table:table-cell table:formula="of:=COUNTA([.$G65:.$G$2])/COUNTA([.$G$2:.$G$101])" office:value-type="percentage" office:value="0.64" calcext:value-type="percentage">
            <text:p>64.00%</text:p>
          </table:table-cell>
          <table:table-cell table:formula="of:=STDEV([.F65:.P65])" office:value-type="float" office:value="175.534080175902" calcext:value-type="float">
            <text:p>175.534080175902</text:p>
          </table:table-cell>
          <table:table-cell table:formula="of:=CONFIDENCE(0.05;[.B65];10)" office:value-type="float" office:value="108.795150893175" calcext:value-type="float">
            <text:p>108.795150893175</text:p>
          </table:table-cell>
          <table:table-cell table:formula="of:=[.$F65]+[.$C65]" office:value-type="float" office:value="902.815150893175" calcext:value-type="float">
            <text:p>902.815150893175</text:p>
          </table:table-cell>
          <table:table-cell table:formula="of:=[.$F65]-[.$C65]" office:value-type="float" office:value="685.224849106826" calcext:value-type="float">
            <text:p>685.224849106826</text:p>
          </table:table-cell>
          <table:table-cell table:formula="of:=AVERAGE([.G65:.P65])" office:value-type="float" office:value="794.02" calcext:value-type="float">
            <text:p>794.02</text:p>
          </table:table-cell>
          <table:table-cell office:value-type="float" office:value="1073.029" calcext:value-type="float">
            <text:p>1073.029</text:p>
          </table:table-cell>
          <table:table-cell office:value-type="float" office:value="616.832" calcext:value-type="float">
            <text:p>616.832</text:p>
          </table:table-cell>
          <table:table-cell office:value-type="float" office:value="606.099" calcext:value-type="float">
            <text:p>606.099</text:p>
          </table:table-cell>
          <table:table-cell office:value-type="float" office:value="715.285" calcext:value-type="float">
            <text:p>715.285</text:p>
          </table:table-cell>
          <table:table-cell office:value-type="float" office:value="781.012" calcext:value-type="float">
            <text:p>781.012</text:p>
          </table:table-cell>
          <table:table-cell office:value-type="float" office:value="789.696" calcext:value-type="float">
            <text:p>789.696</text:p>
          </table:table-cell>
          <table:table-cell office:value-type="float" office:value="702.662" calcext:value-type="float">
            <text:p>702.662</text:p>
          </table:table-cell>
          <table:table-cell office:value-type="float" office:value="795.096" calcext:value-type="float">
            <text:p>795.096</text:p>
          </table:table-cell>
          <table:table-cell office:value-type="float" office:value="693.9" calcext:value-type="float">
            <text:p>693.9</text:p>
          </table:table-cell>
          <table:table-cell office:value-type="float" office:value="1166.589" calcext:value-type="float">
            <text:p>1166.589</text:p>
          </table:table-cell>
        </table:table-row>
        <table:table-row table:style-name="ro1">
          <table:table-cell table:formula="of:=COUNTA([.$G66:.$G$2])/COUNTA([.$G$2:.$G$101])" office:value-type="percentage" office:value="0.65" calcext:value-type="percentage">
            <text:p>65.00%</text:p>
          </table:table-cell>
          <table:table-cell table:formula="of:=STDEV([.F66:.P66])" office:value-type="float" office:value="174.409882963552" calcext:value-type="float">
            <text:p>174.409882963552</text:p>
          </table:table-cell>
          <table:table-cell table:formula="of:=CONFIDENCE(0.05;[.B66];10)" office:value-type="float" office:value="108.09837904563" calcext:value-type="float">
            <text:p>108.09837904563</text:p>
          </table:table-cell>
          <table:table-cell table:formula="of:=[.$F66]+[.$C66]" office:value-type="float" office:value="906.63657904563" calcext:value-type="float">
            <text:p>906.63657904563</text:p>
          </table:table-cell>
          <table:table-cell table:formula="of:=[.$F66]-[.$C66]" office:value-type="float" office:value="690.43982095437" calcext:value-type="float">
            <text:p>690.43982095437</text:p>
          </table:table-cell>
          <table:table-cell table:formula="of:=AVERAGE([.G66:.P66])" office:value-type="float" office:value="798.5382" calcext:value-type="float">
            <text:p>798.5382</text:p>
          </table:table-cell>
          <table:table-cell office:value-type="float" office:value="1081.61" calcext:value-type="float">
            <text:p>1081.61</text:p>
          </table:table-cell>
          <table:table-cell office:value-type="float" office:value="618.76" calcext:value-type="float">
            <text:p>618.76</text:p>
          </table:table-cell>
          <table:table-cell office:value-type="float" office:value="629.989" calcext:value-type="float">
            <text:p>629.989</text:p>
          </table:table-cell>
          <table:table-cell office:value-type="float" office:value="715.695" calcext:value-type="float">
            <text:p>715.695</text:p>
          </table:table-cell>
          <table:table-cell office:value-type="float" office:value="782.122" calcext:value-type="float">
            <text:p>782.122</text:p>
          </table:table-cell>
          <table:table-cell office:value-type="float" office:value="790.141" calcext:value-type="float">
            <text:p>790.141</text:p>
          </table:table-cell>
          <table:table-cell office:value-type="float" office:value="703.699" calcext:value-type="float">
            <text:p>703.699</text:p>
          </table:table-cell>
          <table:table-cell office:value-type="float" office:value="798.682" calcext:value-type="float">
            <text:p>798.682</text:p>
          </table:table-cell>
          <table:table-cell office:value-type="float" office:value="696.413" calcext:value-type="float">
            <text:p>696.413</text:p>
          </table:table-cell>
          <table:table-cell office:value-type="float" office:value="1168.271" calcext:value-type="float">
            <text:p>1168.271</text:p>
          </table:table-cell>
        </table:table-row>
        <table:table-row table:style-name="ro1">
          <table:table-cell table:formula="of:=COUNTA([.$G67:.$G$2])/COUNTA([.$G$2:.$G$101])" office:value-type="percentage" office:value="0.66" calcext:value-type="percentage">
            <text:p>66.00%</text:p>
          </table:table-cell>
          <table:table-cell table:formula="of:=STDEV([.F67:.P67])" office:value-type="float" office:value="174.536070061778" calcext:value-type="float">
            <text:p>174.536070061778</text:p>
          </table:table-cell>
          <table:table-cell table:formula="of:=CONFIDENCE(0.05;[.B67];10)" office:value-type="float" office:value="108.176589182251" calcext:value-type="float">
            <text:p>108.176589182251</text:p>
          </table:table-cell>
          <table:table-cell table:formula="of:=[.$F67]+[.$C67]" office:value-type="float" office:value="912.601889182251" calcext:value-type="float">
            <text:p>912.601889182251</text:p>
          </table:table-cell>
          <table:table-cell table:formula="of:=[.$F67]-[.$C67]" office:value-type="float" office:value="696.248710817749" calcext:value-type="float">
            <text:p>696.248710817749</text:p>
          </table:table-cell>
          <table:table-cell table:formula="of:=AVERAGE([.G67:.P67])" office:value-type="float" office:value="804.4253" calcext:value-type="float">
            <text:p>804.4253</text:p>
          </table:table-cell>
          <table:table-cell office:value-type="float" office:value="1083.061" calcext:value-type="float">
            <text:p>1083.061</text:p>
          </table:table-cell>
          <table:table-cell office:value-type="float" office:value="638.466" calcext:value-type="float">
            <text:p>638.466</text:p>
          </table:table-cell>
          <table:table-cell office:value-type="float" office:value="630.602" calcext:value-type="float">
            <text:p>630.602</text:p>
          </table:table-cell>
          <table:table-cell office:value-type="float" office:value="716.313" calcext:value-type="float">
            <text:p>716.313</text:p>
          </table:table-cell>
          <table:table-cell office:value-type="float" office:value="796.416" calcext:value-type="float">
            <text:p>796.416</text:p>
          </table:table-cell>
          <table:table-cell office:value-type="float" office:value="791.069" calcext:value-type="float">
            <text:p>791.069</text:p>
          </table:table-cell>
          <table:table-cell office:value-type="float" office:value="711.916" calcext:value-type="float">
            <text:p>711.916</text:p>
          </table:table-cell>
          <table:table-cell office:value-type="float" office:value="799.726" calcext:value-type="float">
            <text:p>799.726</text:p>
          </table:table-cell>
          <table:table-cell office:value-type="float" office:value="696.702" calcext:value-type="float">
            <text:p>696.702</text:p>
          </table:table-cell>
          <table:table-cell office:value-type="float" office:value="1179.982" calcext:value-type="float">
            <text:p>1179.982</text:p>
          </table:table-cell>
        </table:table-row>
        <table:table-row table:style-name="ro1">
          <table:table-cell table:formula="of:=COUNTA([.$G68:.$G$2])/COUNTA([.$G$2:.$G$101])" office:value-type="percentage" office:value="0.67" calcext:value-type="percentage">
            <text:p>67.00%</text:p>
          </table:table-cell>
          <table:table-cell table:formula="of:=STDEV([.F68:.P68])" office:value-type="float" office:value="173.380834377852" calcext:value-type="float">
            <text:p>173.380834377852</text:p>
          </table:table-cell>
          <table:table-cell table:formula="of:=CONFIDENCE(0.05;[.B68];10)" office:value-type="float" office:value="107.460579844212" calcext:value-type="float">
            <text:p>107.460579844212</text:p>
          </table:table-cell>
          <table:table-cell table:formula="of:=[.$F68]+[.$C68]" office:value-type="float" office:value="920.266379844212" calcext:value-type="float">
            <text:p>920.266379844212</text:p>
          </table:table-cell>
          <table:table-cell table:formula="of:=[.$F68]-[.$C68]" office:value-type="float" office:value="705.345220155788" calcext:value-type="float">
            <text:p>705.345220155788</text:p>
          </table:table-cell>
          <table:table-cell table:formula="of:=AVERAGE([.G68:.P68])" office:value-type="float" office:value="812.8058" calcext:value-type="float">
            <text:p>812.8058</text:p>
          </table:table-cell>
          <table:table-cell office:value-type="float" office:value="1083.449" calcext:value-type="float">
            <text:p>1083.449</text:p>
          </table:table-cell>
          <table:table-cell office:value-type="float" office:value="662.816" calcext:value-type="float">
            <text:p>662.816</text:p>
          </table:table-cell>
          <table:table-cell office:value-type="float" office:value="638.5" calcext:value-type="float">
            <text:p>638.5</text:p>
          </table:table-cell>
          <table:table-cell office:value-type="float" office:value="717.556" calcext:value-type="float">
            <text:p>717.556</text:p>
          </table:table-cell>
          <table:table-cell office:value-type="float" office:value="821.063" calcext:value-type="float">
            <text:p>821.063</text:p>
          </table:table-cell>
          <table:table-cell office:value-type="float" office:value="791.372" calcext:value-type="float">
            <text:p>791.372</text:p>
          </table:table-cell>
          <table:table-cell office:value-type="float" office:value="713.581" calcext:value-type="float">
            <text:p>713.581</text:p>
          </table:table-cell>
          <table:table-cell office:value-type="float" office:value="803.08" calcext:value-type="float">
            <text:p>803.08</text:p>
          </table:table-cell>
          <table:table-cell office:value-type="float" office:value="705.202" calcext:value-type="float">
            <text:p>705.202</text:p>
          </table:table-cell>
          <table:table-cell office:value-type="float" office:value="1191.439" calcext:value-type="float">
            <text:p>1191.439</text:p>
          </table:table-cell>
        </table:table-row>
        <table:table-row table:style-name="ro1">
          <table:table-cell table:formula="of:=COUNTA([.$G69:.$G$2])/COUNTA([.$G$2:.$G$101])" office:value-type="percentage" office:value="0.68" calcext:value-type="percentage">
            <text:p>68.00%</text:p>
          </table:table-cell>
          <table:table-cell table:formula="of:=STDEV([.F69:.P69])" office:value-type="float" office:value="188.813410020157" calcext:value-type="float">
            <text:p>188.813410020157</text:p>
          </table:table-cell>
          <table:table-cell table:formula="of:=CONFIDENCE(0.05;[.B69];10)" office:value-type="float" office:value="117.025613562978" calcext:value-type="float">
            <text:p>117.025613562978</text:p>
          </table:table-cell>
          <table:table-cell table:formula="of:=[.$F69]+[.$C69]" office:value-type="float" office:value="949.947213562978" calcext:value-type="float">
            <text:p>949.947213562978</text:p>
          </table:table-cell>
          <table:table-cell table:formula="of:=[.$F69]-[.$C69]" office:value-type="float" office:value="715.895986437022" calcext:value-type="float">
            <text:p>715.895986437022</text:p>
          </table:table-cell>
          <table:table-cell table:formula="of:=AVERAGE([.G69:.P69])" office:value-type="float" office:value="832.9216" calcext:value-type="float">
            <text:p>832.9216</text:p>
          </table:table-cell>
          <table:table-cell office:value-type="float" office:value="1161.082" calcext:value-type="float">
            <text:p>1161.082</text:p>
          </table:table-cell>
          <table:table-cell office:value-type="float" office:value="720.247" calcext:value-type="float">
            <text:p>720.247</text:p>
          </table:table-cell>
          <table:table-cell office:value-type="float" office:value="638.524" calcext:value-type="float">
            <text:p>638.524</text:p>
          </table:table-cell>
          <table:table-cell office:value-type="float" office:value="719.664" calcext:value-type="float">
            <text:p>719.664</text:p>
          </table:table-cell>
          <table:table-cell office:value-type="float" office:value="844.77" calcext:value-type="float">
            <text:p>844.77</text:p>
          </table:table-cell>
          <table:table-cell office:value-type="float" office:value="792.295" calcext:value-type="float">
            <text:p>792.295</text:p>
          </table:table-cell>
          <table:table-cell office:value-type="float" office:value="718.151" calcext:value-type="float">
            <text:p>718.151</text:p>
          </table:table-cell>
          <table:table-cell office:value-type="float" office:value="803.387" calcext:value-type="float">
            <text:p>803.387</text:p>
          </table:table-cell>
          <table:table-cell office:value-type="float" office:value="706.234" calcext:value-type="float">
            <text:p>706.234</text:p>
          </table:table-cell>
          <table:table-cell office:value-type="float" office:value="1224.862" calcext:value-type="float">
            <text:p>1224.862</text:p>
          </table:table-cell>
        </table:table-row>
        <table:table-row table:style-name="ro1">
          <table:table-cell table:formula="of:=COUNTA([.$G70:.$G$2])/COUNTA([.$G$2:.$G$101])" office:value-type="percentage" office:value="0.69" calcext:value-type="percentage">
            <text:p>69.00%</text:p>
          </table:table-cell>
          <table:table-cell table:formula="of:=STDEV([.F70:.P70])" office:value-type="float" office:value="187.020914832245" calcext:value-type="float">
            <text:p>187.020914832245</text:p>
          </table:table-cell>
          <table:table-cell table:formula="of:=CONFIDENCE(0.05;[.B70];10)" office:value-type="float" office:value="115.91463395008" calcext:value-type="float">
            <text:p>115.91463395008</text:p>
          </table:table-cell>
          <table:table-cell table:formula="of:=[.$F70]+[.$C70]" office:value-type="float" office:value="959.46473395008" calcext:value-type="float">
            <text:p>959.46473395008</text:p>
          </table:table-cell>
          <table:table-cell table:formula="of:=[.$F70]-[.$C70]" office:value-type="float" office:value="727.63546604992" calcext:value-type="float">
            <text:p>727.63546604992</text:p>
          </table:table-cell>
          <table:table-cell table:formula="of:=AVERAGE([.G70:.P70])" office:value-type="float" office:value="843.5501" calcext:value-type="float">
            <text:p>843.5501</text:p>
          </table:table-cell>
          <table:table-cell office:value-type="float" office:value="1163.596" calcext:value-type="float">
            <text:p>1163.596</text:p>
          </table:table-cell>
          <table:table-cell office:value-type="float" office:value="731.872" calcext:value-type="float">
            <text:p>731.872</text:p>
          </table:table-cell>
          <table:table-cell office:value-type="float" office:value="646.687" calcext:value-type="float">
            <text:p>646.687</text:p>
          </table:table-cell>
          <table:table-cell office:value-type="float" office:value="727.612" calcext:value-type="float">
            <text:p>727.612</text:p>
          </table:table-cell>
          <table:table-cell office:value-type="float" office:value="858.924" calcext:value-type="float">
            <text:p>858.924</text:p>
          </table:table-cell>
          <table:table-cell office:value-type="float" office:value="792.867" calcext:value-type="float">
            <text:p>792.867</text:p>
          </table:table-cell>
          <table:table-cell office:value-type="float" office:value="722.77" calcext:value-type="float">
            <text:p>722.77</text:p>
          </table:table-cell>
          <table:table-cell office:value-type="float" office:value="859.027" calcext:value-type="float">
            <text:p>859.027</text:p>
          </table:table-cell>
          <table:table-cell office:value-type="float" office:value="706.252" calcext:value-type="float">
            <text:p>706.252</text:p>
          </table:table-cell>
          <table:table-cell office:value-type="float" office:value="1225.894" calcext:value-type="float">
            <text:p>1225.894</text:p>
          </table:table-cell>
        </table:table-row>
        <table:table-row table:style-name="ro1">
          <table:table-cell table:formula="of:=COUNTA([.$G71:.$G$2])/COUNTA([.$G$2:.$G$101])" office:value-type="percentage" office:value="0.7" calcext:value-type="percentage">
            <text:p>70.00%</text:p>
          </table:table-cell>
          <table:table-cell table:formula="of:=STDEV([.F71:.P71])" office:value-type="float" office:value="180.555413053417" calcext:value-type="float">
            <text:p>180.555413053417</text:p>
          </table:table-cell>
          <table:table-cell table:formula="of:=CONFIDENCE(0.05;[.B71];10)" office:value-type="float" office:value="111.907348066206" calcext:value-type="float">
            <text:p>111.907348066206</text:p>
          </table:table-cell>
          <table:table-cell table:formula="of:=[.$F71]+[.$C71]" office:value-type="float" office:value="963.509448066206" calcext:value-type="float">
            <text:p>963.509448066206</text:p>
          </table:table-cell>
          <table:table-cell table:formula="of:=[.$F71]-[.$C71]" office:value-type="float" office:value="739.694751933794" calcext:value-type="float">
            <text:p>739.694751933794</text:p>
          </table:table-cell>
          <table:table-cell table:formula="of:=AVERAGE([.G71:.P71])" office:value-type="float" office:value="851.6021" calcext:value-type="float">
            <text:p>851.6021</text:p>
          </table:table-cell>
          <table:table-cell office:value-type="float" office:value="1164.16" calcext:value-type="float">
            <text:p>1164.16</text:p>
          </table:table-cell>
          <table:table-cell office:value-type="float" office:value="736.898" calcext:value-type="float">
            <text:p>736.898</text:p>
          </table:table-cell>
          <table:table-cell office:value-type="float" office:value="715.726" calcext:value-type="float">
            <text:p>715.726</text:p>
          </table:table-cell>
          <table:table-cell office:value-type="float" office:value="727.698" calcext:value-type="float">
            <text:p>727.698</text:p>
          </table:table-cell>
          <table:table-cell office:value-type="float" office:value="859.456" calcext:value-type="float">
            <text:p>859.456</text:p>
          </table:table-cell>
          <table:table-cell office:value-type="float" office:value="793.933" calcext:value-type="float">
            <text:p>793.933</text:p>
          </table:table-cell>
          <table:table-cell office:value-type="float" office:value="723.654" calcext:value-type="float">
            <text:p>723.654</text:p>
          </table:table-cell>
          <table:table-cell office:value-type="float" office:value="860.586" calcext:value-type="float">
            <text:p>860.586</text:p>
          </table:table-cell>
          <table:table-cell office:value-type="float" office:value="707.256" calcext:value-type="float">
            <text:p>707.256</text:p>
          </table:table-cell>
          <table:table-cell office:value-type="float" office:value="1226.654" calcext:value-type="float">
            <text:p>1226.654</text:p>
          </table:table-cell>
        </table:table-row>
        <table:table-row table:style-name="ro1">
          <table:table-cell table:formula="of:=COUNTA([.$G72:.$G$2])/COUNTA([.$G$2:.$G$101])" office:value-type="percentage" office:value="0.71" calcext:value-type="percentage">
            <text:p>71.00%</text:p>
          </table:table-cell>
          <table:table-cell table:formula="of:=STDEV([.F72:.P72])" office:value-type="float" office:value="183.179967152006" calcext:value-type="float">
            <text:p>183.179967152006</text:p>
          </table:table-cell>
          <table:table-cell table:formula="of:=CONFIDENCE(0.05;[.B72];10)" office:value-type="float" office:value="113.534033658526" calcext:value-type="float">
            <text:p>113.534033658526</text:p>
          </table:table-cell>
          <table:table-cell table:formula="of:=[.$F72]+[.$C72]" office:value-type="float" office:value="969.018733658526" calcext:value-type="float">
            <text:p>969.018733658526</text:p>
          </table:table-cell>
          <table:table-cell table:formula="of:=[.$F72]-[.$C72]" office:value-type="float" office:value="741.950666341474" calcext:value-type="float">
            <text:p>741.950666341474</text:p>
          </table:table-cell>
          <table:table-cell table:formula="of:=AVERAGE([.G72:.P72])" office:value-type="float" office:value="855.4847" calcext:value-type="float">
            <text:p>855.4847</text:p>
          </table:table-cell>
          <table:table-cell office:value-type="float" office:value="1180.049" calcext:value-type="float">
            <text:p>1180.049</text:p>
          </table:table-cell>
          <table:table-cell office:value-type="float" office:value="746.832" calcext:value-type="float">
            <text:p>746.832</text:p>
          </table:table-cell>
          <table:table-cell office:value-type="float" office:value="719.254" calcext:value-type="float">
            <text:p>719.254</text:p>
          </table:table-cell>
          <table:table-cell office:value-type="float" office:value="728.05" calcext:value-type="float">
            <text:p>728.05</text:p>
          </table:table-cell>
          <table:table-cell office:value-type="float" office:value="860.985" calcext:value-type="float">
            <text:p>860.985</text:p>
          </table:table-cell>
          <table:table-cell office:value-type="float" office:value="795.306" calcext:value-type="float">
            <text:p>795.306</text:p>
          </table:table-cell>
          <table:table-cell office:value-type="float" office:value="724.526" calcext:value-type="float">
            <text:p>724.526</text:p>
          </table:table-cell>
          <table:table-cell office:value-type="float" office:value="860.796" calcext:value-type="float">
            <text:p>860.796</text:p>
          </table:table-cell>
          <table:table-cell office:value-type="float" office:value="708.026" calcext:value-type="float">
            <text:p>708.026</text:p>
          </table:table-cell>
          <table:table-cell office:value-type="float" office:value="1231.023" calcext:value-type="float">
            <text:p>1231.023</text:p>
          </table:table-cell>
        </table:table-row>
        <table:table-row table:style-name="ro1">
          <table:table-cell table:formula="of:=COUNTA([.$G73:.$G$2])/COUNTA([.$G$2:.$G$101])" office:value-type="percentage" office:value="0.72" calcext:value-type="percentage">
            <text:p>72.00%</text:p>
          </table:table-cell>
          <table:table-cell table:formula="of:=STDEV([.F73:.P73])" office:value-type="float" office:value="196.267441681115" calcext:value-type="float">
            <text:p>196.267441681115</text:p>
          </table:table-cell>
          <table:table-cell table:formula="of:=CONFIDENCE(0.05;[.B73];10)" office:value-type="float" office:value="121.64558535708" calcext:value-type="float">
            <text:p>121.64558535708</text:p>
          </table:table-cell>
          <table:table-cell table:formula="of:=[.$F73]+[.$C73]" office:value-type="float" office:value="995.399085357081" calcext:value-type="float">
            <text:p>995.399085357081</text:p>
          </table:table-cell>
          <table:table-cell table:formula="of:=[.$F73]-[.$C73]" office:value-type="float" office:value="752.10791464292" calcext:value-type="float">
            <text:p>752.10791464292</text:p>
          </table:table-cell>
          <table:table-cell table:formula="of:=AVERAGE([.G73:.P73])" office:value-type="float" office:value="873.7535" calcext:value-type="float">
            <text:p>873.7535</text:p>
          </table:table-cell>
          <table:table-cell office:value-type="float" office:value="1253.494" calcext:value-type="float">
            <text:p>1253.494</text:p>
          </table:table-cell>
          <table:table-cell office:value-type="float" office:value="788.403" calcext:value-type="float">
            <text:p>788.403</text:p>
          </table:table-cell>
          <table:table-cell office:value-type="float" office:value="725.233" calcext:value-type="float">
            <text:p>725.233</text:p>
          </table:table-cell>
          <table:table-cell office:value-type="float" office:value="744.987" calcext:value-type="float">
            <text:p>744.987</text:p>
          </table:table-cell>
          <table:table-cell office:value-type="float" office:value="882.015" calcext:value-type="float">
            <text:p>882.015</text:p>
          </table:table-cell>
          <table:table-cell office:value-type="float" office:value="795.322" calcext:value-type="float">
            <text:p>795.322</text:p>
          </table:table-cell>
          <table:table-cell office:value-type="float" office:value="729.751" calcext:value-type="float">
            <text:p>729.751</text:p>
          </table:table-cell>
          <table:table-cell office:value-type="float" office:value="861.015" calcext:value-type="float">
            <text:p>861.015</text:p>
          </table:table-cell>
          <table:table-cell office:value-type="float" office:value="708.515" calcext:value-type="float">
            <text:p>708.515</text:p>
          </table:table-cell>
          <table:table-cell office:value-type="float" office:value="1248.8" calcext:value-type="float">
            <text:p>1248.8</text:p>
          </table:table-cell>
        </table:table-row>
        <table:table-row table:style-name="ro1">
          <table:table-cell table:formula="of:=COUNTA([.$G74:.$G$2])/COUNTA([.$G$2:.$G$101])" office:value-type="percentage" office:value="0.73" calcext:value-type="percentage">
            <text:p>73.00%</text:p>
          </table:table-cell>
          <table:table-cell table:formula="of:=STDEV([.F74:.P74])" office:value-type="float" office:value="194.378830975006" calcext:value-type="float">
            <text:p>194.378830975006</text:p>
          </table:table-cell>
          <table:table-cell table:formula="of:=CONFIDENCE(0.05;[.B74];10)" office:value-type="float" office:value="120.475033823477" calcext:value-type="float">
            <text:p>120.475033823477</text:p>
          </table:table-cell>
          <table:table-cell table:formula="of:=[.$F74]+[.$C74]" office:value-type="float" office:value="1000.18573382348" calcext:value-type="float">
            <text:p>1000.18573382348</text:p>
          </table:table-cell>
          <table:table-cell table:formula="of:=[.$F74]-[.$C74]" office:value-type="float" office:value="759.235666176523" calcext:value-type="float">
            <text:p>759.235666176523</text:p>
          </table:table-cell>
          <table:table-cell table:formula="of:=AVERAGE([.G74:.P74])" office:value-type="float" office:value="879.7107" calcext:value-type="float">
            <text:p>879.7107</text:p>
          </table:table-cell>
          <table:table-cell office:value-type="float" office:value="1256.562" calcext:value-type="float">
            <text:p>1256.562</text:p>
          </table:table-cell>
          <table:table-cell office:value-type="float" office:value="790.732" calcext:value-type="float">
            <text:p>790.732</text:p>
          </table:table-cell>
          <table:table-cell office:value-type="float" office:value="741.092" calcext:value-type="float">
            <text:p>741.092</text:p>
          </table:table-cell>
          <table:table-cell office:value-type="float" office:value="765.925" calcext:value-type="float">
            <text:p>765.925</text:p>
          </table:table-cell>
          <table:table-cell office:value-type="float" office:value="889.699" calcext:value-type="float">
            <text:p>889.699</text:p>
          </table:table-cell>
          <table:table-cell office:value-type="float" office:value="796.949" calcext:value-type="float">
            <text:p>796.949</text:p>
          </table:table-cell>
          <table:table-cell office:value-type="float" office:value="733.023" calcext:value-type="float">
            <text:p>733.023</text:p>
          </table:table-cell>
          <table:table-cell office:value-type="float" office:value="862.088" calcext:value-type="float">
            <text:p>862.088</text:p>
          </table:table-cell>
          <table:table-cell office:value-type="float" office:value="709.748" calcext:value-type="float">
            <text:p>709.748</text:p>
          </table:table-cell>
          <table:table-cell office:value-type="float" office:value="1251.289" calcext:value-type="float">
            <text:p>1251.289</text:p>
          </table:table-cell>
        </table:table-row>
        <table:table-row table:style-name="ro1">
          <table:table-cell table:formula="of:=COUNTA([.$G75:.$G$2])/COUNTA([.$G$2:.$G$101])" office:value-type="percentage" office:value="0.74" calcext:value-type="percentage">
            <text:p>74.00%</text:p>
          </table:table-cell>
          <table:table-cell table:formula="of:=STDEV([.F75:.P75])" office:value-type="float" office:value="192.779607791799" calcext:value-type="float">
            <text:p>192.779607791799</text:p>
          </table:table-cell>
          <table:table-cell table:formula="of:=CONFIDENCE(0.05;[.B75];10)" office:value-type="float" office:value="119.483843238979" calcext:value-type="float">
            <text:p>119.483843238979</text:p>
          </table:table-cell>
          <table:table-cell table:formula="of:=[.$F75]+[.$C75]" office:value-type="float" office:value="1002.11104323898" calcext:value-type="float">
            <text:p>1002.11104323898</text:p>
          </table:table-cell>
          <table:table-cell table:formula="of:=[.$F75]-[.$C75]" office:value-type="float" office:value="763.143356761021" calcext:value-type="float">
            <text:p>763.143356761021</text:p>
          </table:table-cell>
          <table:table-cell table:formula="of:=AVERAGE([.G75:.P75])" office:value-type="float" office:value="882.6272" calcext:value-type="float">
            <text:p>882.6272</text:p>
          </table:table-cell>
          <table:table-cell office:value-type="float" office:value="1257.019" calcext:value-type="float">
            <text:p>1257.019</text:p>
          </table:table-cell>
          <table:table-cell office:value-type="float" office:value="793.911" calcext:value-type="float">
            <text:p>793.911</text:p>
          </table:table-cell>
          <table:table-cell office:value-type="float" office:value="743.32" calcext:value-type="float">
            <text:p>743.32</text:p>
          </table:table-cell>
          <table:table-cell office:value-type="float" office:value="766.528" calcext:value-type="float">
            <text:p>766.528</text:p>
          </table:table-cell>
          <table:table-cell office:value-type="float" office:value="893.348" calcext:value-type="float">
            <text:p>893.348</text:p>
          </table:table-cell>
          <table:table-cell office:value-type="float" office:value="796.951" calcext:value-type="float">
            <text:p>796.951</text:p>
          </table:table-cell>
          <table:table-cell office:value-type="float" office:value="733.695" calcext:value-type="float">
            <text:p>733.695</text:p>
          </table:table-cell>
          <table:table-cell office:value-type="float" office:value="862.598" calcext:value-type="float">
            <text:p>862.598</text:p>
          </table:table-cell>
          <table:table-cell office:value-type="float" office:value="726.911" calcext:value-type="float">
            <text:p>726.911</text:p>
          </table:table-cell>
          <table:table-cell office:value-type="float" office:value="1251.991" calcext:value-type="float">
            <text:p>1251.991</text:p>
          </table:table-cell>
        </table:table-row>
        <table:table-row table:style-name="ro1">
          <table:table-cell table:formula="of:=COUNTA([.$G76:.$G$2])/COUNTA([.$G$2:.$G$101])" office:value-type="percentage" office:value="0.75" calcext:value-type="percentage">
            <text:p>75.00%</text:p>
          </table:table-cell>
          <table:table-cell table:formula="of:=STDEV([.F76:.P76])" office:value-type="float" office:value="200.419251354654" calcext:value-type="float">
            <text:p>200.419251354654</text:p>
          </table:table-cell>
          <table:table-cell table:formula="of:=CONFIDENCE(0.05;[.B76];10)" office:value-type="float" office:value="124.218856367814" calcext:value-type="float">
            <text:p>124.218856367814</text:p>
          </table:table-cell>
          <table:table-cell table:formula="of:=[.$F76]+[.$C76]" office:value-type="float" office:value="1018.33065636781" calcext:value-type="float">
            <text:p>1018.33065636781</text:p>
          </table:table-cell>
          <table:table-cell table:formula="of:=[.$F76]-[.$C76]" office:value-type="float" office:value="769.892943632186" calcext:value-type="float">
            <text:p>769.892943632186</text:p>
          </table:table-cell>
          <table:table-cell table:formula="of:=AVERAGE([.G76:.P76])" office:value-type="float" office:value="894.1118" calcext:value-type="float">
            <text:p>894.1118</text:p>
          </table:table-cell>
          <table:table-cell office:value-type="float" office:value="1288.527" calcext:value-type="float">
            <text:p>1288.527</text:p>
          </table:table-cell>
          <table:table-cell office:value-type="float" office:value="816.766" calcext:value-type="float">
            <text:p>816.766</text:p>
          </table:table-cell>
          <table:table-cell office:value-type="float" office:value="760.694" calcext:value-type="float">
            <text:p>760.694</text:p>
          </table:table-cell>
          <table:table-cell office:value-type="float" office:value="767.108" calcext:value-type="float">
            <text:p>767.108</text:p>
          </table:table-cell>
          <table:table-cell office:value-type="float" office:value="913.268" calcext:value-type="float">
            <text:p>913.268</text:p>
          </table:table-cell>
          <table:table-cell office:value-type="float" office:value="797.13" calcext:value-type="float">
            <text:p>797.13</text:p>
          </table:table-cell>
          <table:table-cell office:value-type="float" office:value="735.664" calcext:value-type="float">
            <text:p>735.664</text:p>
          </table:table-cell>
          <table:table-cell office:value-type="float" office:value="863.225" calcext:value-type="float">
            <text:p>863.225</text:p>
          </table:table-cell>
          <table:table-cell office:value-type="float" office:value="727.143" calcext:value-type="float">
            <text:p>727.143</text:p>
          </table:table-cell>
          <table:table-cell office:value-type="float" office:value="1271.593" calcext:value-type="float">
            <text:p>1271.593</text:p>
          </table:table-cell>
        </table:table-row>
        <table:table-row table:style-name="ro1">
          <table:table-cell table:formula="of:=COUNTA([.$G77:.$G$2])/COUNTA([.$G$2:.$G$101])" office:value-type="percentage" office:value="0.76" calcext:value-type="percentage">
            <text:p>76.00%</text:p>
          </table:table-cell>
          <table:table-cell table:formula="of:=STDEV([.F77:.P77])" office:value-type="float" office:value="202.943885855573" calcext:value-type="float">
            <text:p>202.943885855573</text:p>
          </table:table-cell>
          <table:table-cell table:formula="of:=CONFIDENCE(0.05;[.B77];10)" office:value-type="float" office:value="125.783612289868" calcext:value-type="float">
            <text:p>125.783612289868</text:p>
          </table:table-cell>
          <table:table-cell table:formula="of:=[.$F77]+[.$C77]" office:value-type="float" office:value="1024.51081228987" calcext:value-type="float">
            <text:p>1024.51081228987</text:p>
          </table:table-cell>
          <table:table-cell table:formula="of:=[.$F77]-[.$C77]" office:value-type="float" office:value="772.943587710132" calcext:value-type="float">
            <text:p>772.943587710132</text:p>
          </table:table-cell>
          <table:table-cell table:formula="of:=AVERAGE([.G77:.P77])" office:value-type="float" office:value="898.7272" calcext:value-type="float">
            <text:p>898.7272</text:p>
          </table:table-cell>
          <table:table-cell office:value-type="float" office:value="1300.77" calcext:value-type="float">
            <text:p>1300.77</text:p>
          </table:table-cell>
          <table:table-cell office:value-type="float" office:value="818.22" calcext:value-type="float">
            <text:p>818.22</text:p>
          </table:table-cell>
          <table:table-cell office:value-type="float" office:value="764.075" calcext:value-type="float">
            <text:p>764.075</text:p>
          </table:table-cell>
          <table:table-cell office:value-type="float" office:value="772.92" calcext:value-type="float">
            <text:p>772.92</text:p>
          </table:table-cell>
          <table:table-cell office:value-type="float" office:value="913.745" calcext:value-type="float">
            <text:p>913.745</text:p>
          </table:table-cell>
          <table:table-cell office:value-type="float" office:value="798.911" calcext:value-type="float">
            <text:p>798.911</text:p>
          </table:table-cell>
          <table:table-cell office:value-type="float" office:value="735.81" calcext:value-type="float">
            <text:p>735.81</text:p>
          </table:table-cell>
          <table:table-cell office:value-type="float" office:value="863.358" calcext:value-type="float">
            <text:p>863.358</text:p>
          </table:table-cell>
          <table:table-cell office:value-type="float" office:value="738.477" calcext:value-type="float">
            <text:p>738.477</text:p>
          </table:table-cell>
          <table:table-cell office:value-type="float" office:value="1280.986" calcext:value-type="float">
            <text:p>1280.986</text:p>
          </table:table-cell>
        </table:table-row>
        <table:table-row table:style-name="ro1">
          <table:table-cell table:formula="of:=COUNTA([.$G78:.$G$2])/COUNTA([.$G$2:.$G$101])" office:value-type="percentage" office:value="0.77" calcext:value-type="percentage">
            <text:p>77.00%</text:p>
          </table:table-cell>
          <table:table-cell table:formula="of:=STDEV([.F78:.P78])" office:value-type="float" office:value="205.180846888032" calcext:value-type="float">
            <text:p>205.180846888032</text:p>
          </table:table-cell>
          <table:table-cell table:formula="of:=CONFIDENCE(0.05;[.B78];10)" office:value-type="float" office:value="127.170069625245" calcext:value-type="float">
            <text:p>127.170069625245</text:p>
          </table:table-cell>
          <table:table-cell table:formula="of:=[.$F78]+[.$C78]" office:value-type="float" office:value="1034.29796962525" calcext:value-type="float">
            <text:p>1034.29796962525</text:p>
          </table:table-cell>
          <table:table-cell table:formula="of:=[.$F78]-[.$C78]" office:value-type="float" office:value="779.957830374755" calcext:value-type="float">
            <text:p>779.957830374755</text:p>
          </table:table-cell>
          <table:table-cell table:formula="of:=AVERAGE([.G78:.P78])" office:value-type="float" office:value="907.1279" calcext:value-type="float">
            <text:p>907.1279</text:p>
          </table:table-cell>
          <table:table-cell office:value-type="float" office:value="1323.178" calcext:value-type="float">
            <text:p>1323.178</text:p>
          </table:table-cell>
          <table:table-cell office:value-type="float" office:value="828.78" calcext:value-type="float">
            <text:p>828.78</text:p>
          </table:table-cell>
          <table:table-cell office:value-type="float" office:value="769.761" calcext:value-type="float">
            <text:p>769.761</text:p>
          </table:table-cell>
          <table:table-cell office:value-type="float" office:value="776.444" calcext:value-type="float">
            <text:p>776.444</text:p>
          </table:table-cell>
          <table:table-cell office:value-type="float" office:value="913.971" calcext:value-type="float">
            <text:p>913.971</text:p>
          </table:table-cell>
          <table:table-cell office:value-type="float" office:value="799.277" calcext:value-type="float">
            <text:p>799.277</text:p>
          </table:table-cell>
          <table:table-cell office:value-type="float" office:value="739.605" calcext:value-type="float">
            <text:p>739.605</text:p>
          </table:table-cell>
          <table:table-cell office:value-type="float" office:value="864.236" calcext:value-type="float">
            <text:p>864.236</text:p>
          </table:table-cell>
          <table:table-cell office:value-type="float" office:value="768.207" calcext:value-type="float">
            <text:p>768.207</text:p>
          </table:table-cell>
          <table:table-cell office:value-type="float" office:value="1287.82" calcext:value-type="float">
            <text:p>1287.82</text:p>
          </table:table-cell>
        </table:table-row>
        <table:table-row table:style-name="ro1">
          <table:table-cell table:formula="of:=COUNTA([.$G79:.$G$2])/COUNTA([.$G$2:.$G$101])" office:value-type="percentage" office:value="0.78" calcext:value-type="percentage">
            <text:p>78.00%</text:p>
          </table:table-cell>
          <table:table-cell table:formula="of:=STDEV([.F79:.P79])" office:value-type="float" office:value="202.598472849526" calcext:value-type="float">
            <text:p>202.598472849526</text:p>
          </table:table-cell>
          <table:table-cell table:formula="of:=CONFIDENCE(0.05;[.B79];10)" office:value-type="float" office:value="125.569527024627" calcext:value-type="float">
            <text:p>125.569527024627</text:p>
          </table:table-cell>
          <table:table-cell table:formula="of:=[.$F79]+[.$C79]" office:value-type="float" office:value="1038.45632702463" calcext:value-type="float">
            <text:p>1038.45632702463</text:p>
          </table:table-cell>
          <table:table-cell table:formula="of:=[.$F79]-[.$C79]" office:value-type="float" office:value="787.317272975373" calcext:value-type="float">
            <text:p>787.317272975373</text:p>
          </table:table-cell>
          <table:table-cell table:formula="of:=AVERAGE([.G79:.P79])" office:value-type="float" office:value="912.8868" calcext:value-type="float">
            <text:p>912.8868</text:p>
          </table:table-cell>
          <table:table-cell office:value-type="float" office:value="1325.48" calcext:value-type="float">
            <text:p>1325.48</text:p>
          </table:table-cell>
          <table:table-cell office:value-type="float" office:value="843.367" calcext:value-type="float">
            <text:p>843.367</text:p>
          </table:table-cell>
          <table:table-cell office:value-type="float" office:value="777.086" calcext:value-type="float">
            <text:p>777.086</text:p>
          </table:table-cell>
          <table:table-cell office:value-type="float" office:value="787.605" calcext:value-type="float">
            <text:p>787.605</text:p>
          </table:table-cell>
          <table:table-cell office:value-type="float" office:value="914.15" calcext:value-type="float">
            <text:p>914.15</text:p>
          </table:table-cell>
          <table:table-cell office:value-type="float" office:value="799.973" calcext:value-type="float">
            <text:p>799.973</text:p>
          </table:table-cell>
          <table:table-cell office:value-type="float" office:value="747.633" calcext:value-type="float">
            <text:p>747.633</text:p>
          </table:table-cell>
          <table:table-cell office:value-type="float" office:value="864.418" calcext:value-type="float">
            <text:p>864.418</text:p>
          </table:table-cell>
          <table:table-cell office:value-type="float" office:value="780.382" calcext:value-type="float">
            <text:p>780.382</text:p>
          </table:table-cell>
          <table:table-cell office:value-type="float" office:value="1288.774" calcext:value-type="float">
            <text:p>1288.774</text:p>
          </table:table-cell>
        </table:table-row>
        <table:table-row table:style-name="ro1">
          <table:table-cell table:formula="of:=COUNTA([.$G80:.$G$2])/COUNTA([.$G$2:.$G$101])" office:value-type="percentage" office:value="0.79" calcext:value-type="percentage">
            <text:p>79.00%</text:p>
          </table:table-cell>
          <table:table-cell table:formula="of:=STDEV([.F80:.P80])" office:value-type="float" office:value="220.982755261219" calcext:value-type="float">
            <text:p>220.982755261219</text:p>
          </table:table-cell>
          <table:table-cell table:formula="of:=CONFIDENCE(0.05;[.B80];10)" office:value-type="float" office:value="136.964013935878" calcext:value-type="float">
            <text:p>136.964013935878</text:p>
          </table:table-cell>
          <table:table-cell table:formula="of:=[.$F80]+[.$C80]" office:value-type="float" office:value="1060.25861393588" calcext:value-type="float">
            <text:p>1060.25861393588</text:p>
          </table:table-cell>
          <table:table-cell table:formula="of:=[.$F80]-[.$C80]" office:value-type="float" office:value="786.330586064122" calcext:value-type="float">
            <text:p>786.330586064122</text:p>
          </table:table-cell>
          <table:table-cell table:formula="of:=AVERAGE([.G80:.P80])" office:value-type="float" office:value="923.2946" calcext:value-type="float">
            <text:p>923.2946</text:p>
          </table:table-cell>
          <table:table-cell office:value-type="float" office:value="1413.488" calcext:value-type="float">
            <text:p>1413.488</text:p>
          </table:table-cell>
          <table:table-cell office:value-type="float" office:value="845.937" calcext:value-type="float">
            <text:p>845.937</text:p>
          </table:table-cell>
          <table:table-cell office:value-type="float" office:value="777.442" calcext:value-type="float">
            <text:p>777.442</text:p>
          </table:table-cell>
          <table:table-cell office:value-type="float" office:value="788.412" calcext:value-type="float">
            <text:p>788.412</text:p>
          </table:table-cell>
          <table:table-cell office:value-type="float" office:value="915.082" calcext:value-type="float">
            <text:p>915.082</text:p>
          </table:table-cell>
          <table:table-cell office:value-type="float" office:value="808.109" calcext:value-type="float">
            <text:p>808.109</text:p>
          </table:table-cell>
          <table:table-cell office:value-type="float" office:value="748.514" calcext:value-type="float">
            <text:p>748.514</text:p>
          </table:table-cell>
          <table:table-cell office:value-type="float" office:value="865.004" calcext:value-type="float">
            <text:p>865.004</text:p>
          </table:table-cell>
          <table:table-cell office:value-type="float" office:value="780.389" calcext:value-type="float">
            <text:p>780.389</text:p>
          </table:table-cell>
          <table:table-cell office:value-type="float" office:value="1290.569" calcext:value-type="float">
            <text:p>1290.569</text:p>
          </table:table-cell>
        </table:table-row>
        <table:table-row table:style-name="ro1">
          <table:table-cell table:formula="of:=COUNTA([.$G81:.$G$2])/COUNTA([.$G$2:.$G$101])" office:value-type="percentage" office:value="0.8" calcext:value-type="percentage">
            <text:p>80.00%</text:p>
          </table:table-cell>
          <table:table-cell table:formula="of:=STDEV([.F81:.P81])" office:value-type="float" office:value="219.036104333144" calcext:value-type="float">
            <text:p>219.036104333144</text:p>
          </table:table-cell>
          <table:table-cell table:formula="of:=CONFIDENCE(0.05;[.B81];10)" office:value-type="float" office:value="135.757489361026" calcext:value-type="float">
            <text:p>135.757489361026</text:p>
          </table:table-cell>
          <table:table-cell table:formula="of:=[.$F81]+[.$C81]" office:value-type="float" office:value="1067.33488936103" calcext:value-type="float">
            <text:p>1067.33488936103</text:p>
          </table:table-cell>
          <table:table-cell table:formula="of:=[.$F81]-[.$C81]" office:value-type="float" office:value="795.819910638974" calcext:value-type="float">
            <text:p>795.819910638974</text:p>
          </table:table-cell>
          <table:table-cell table:formula="of:=AVERAGE([.G81:.P81])" office:value-type="float" office:value="931.5774" calcext:value-type="float">
            <text:p>931.5774</text:p>
          </table:table-cell>
          <table:table-cell office:value-type="float" office:value="1419.566" calcext:value-type="float">
            <text:p>1419.566</text:p>
          </table:table-cell>
          <table:table-cell office:value-type="float" office:value="848.024" calcext:value-type="float">
            <text:p>848.024</text:p>
          </table:table-cell>
          <table:table-cell office:value-type="float" office:value="778.35" calcext:value-type="float">
            <text:p>778.35</text:p>
          </table:table-cell>
          <table:table-cell office:value-type="float" office:value="794.942" calcext:value-type="float">
            <text:p>794.942</text:p>
          </table:table-cell>
          <table:table-cell office:value-type="float" office:value="916.26" calcext:value-type="float">
            <text:p>916.26</text:p>
          </table:table-cell>
          <table:table-cell office:value-type="float" office:value="809.923" calcext:value-type="float">
            <text:p>809.923</text:p>
          </table:table-cell>
          <table:table-cell office:value-type="float" office:value="802.387" calcext:value-type="float">
            <text:p>802.387</text:p>
          </table:table-cell>
          <table:table-cell office:value-type="float" office:value="866.834" calcext:value-type="float">
            <text:p>866.834</text:p>
          </table:table-cell>
          <table:table-cell office:value-type="float" office:value="781.684" calcext:value-type="float">
            <text:p>781.684</text:p>
          </table:table-cell>
          <table:table-cell office:value-type="float" office:value="1297.804" calcext:value-type="float">
            <text:p>1297.804</text:p>
          </table:table-cell>
        </table:table-row>
        <table:table-row table:style-name="ro1">
          <table:table-cell table:formula="of:=COUNTA([.$G82:.$G$2])/COUNTA([.$G$2:.$G$101])" office:value-type="percentage" office:value="0.81" calcext:value-type="percentage">
            <text:p>81.00%</text:p>
          </table:table-cell>
          <table:table-cell table:formula="of:=STDEV([.F82:.P82])" office:value-type="float" office:value="218.014745047783" calcext:value-type="float">
            <text:p>218.014745047783</text:p>
          </table:table-cell>
          <table:table-cell table:formula="of:=CONFIDENCE(0.05;[.B82];10)" office:value-type="float" office:value="135.124455949762" calcext:value-type="float">
            <text:p>135.124455949762</text:p>
          </table:table-cell>
          <table:table-cell table:formula="of:=[.$F82]+[.$C82]" office:value-type="float" office:value="1071.23495594976" calcext:value-type="float">
            <text:p>1071.23495594976</text:p>
          </table:table-cell>
          <table:table-cell table:formula="of:=[.$F82]-[.$C82]" office:value-type="float" office:value="800.986044050238" calcext:value-type="float">
            <text:p>800.986044050238</text:p>
          </table:table-cell>
          <table:table-cell table:formula="of:=AVERAGE([.G82:.P82])" office:value-type="float" office:value="936.1105" calcext:value-type="float">
            <text:p>936.1105</text:p>
          </table:table-cell>
          <table:table-cell office:value-type="float" office:value="1420.089" calcext:value-type="float">
            <text:p>1420.089</text:p>
          </table:table-cell>
          <table:table-cell office:value-type="float" office:value="849.059" calcext:value-type="float">
            <text:p>849.059</text:p>
          </table:table-cell>
          <table:table-cell office:value-type="float" office:value="791.43" calcext:value-type="float">
            <text:p>791.43</text:p>
          </table:table-cell>
          <table:table-cell office:value-type="float" office:value="802.394" calcext:value-type="float">
            <text:p>802.394</text:p>
          </table:table-cell>
          <table:table-cell office:value-type="float" office:value="916.746" calcext:value-type="float">
            <text:p>916.746</text:p>
          </table:table-cell>
          <table:table-cell office:value-type="float" office:value="819.268" calcext:value-type="float">
            <text:p>819.268</text:p>
          </table:table-cell>
          <table:table-cell office:value-type="float" office:value="803.831" calcext:value-type="float">
            <text:p>803.831</text:p>
          </table:table-cell>
          <table:table-cell office:value-type="float" office:value="867.781" calcext:value-type="float">
            <text:p>867.781</text:p>
          </table:table-cell>
          <table:table-cell office:value-type="float" office:value="785.773" calcext:value-type="float">
            <text:p>785.773</text:p>
          </table:table-cell>
          <table:table-cell office:value-type="float" office:value="1304.734" calcext:value-type="float">
            <text:p>1304.734</text:p>
          </table:table-cell>
        </table:table-row>
        <table:table-row table:style-name="ro1">
          <table:table-cell table:formula="of:=COUNTA([.$G83:.$G$2])/COUNTA([.$G$2:.$G$101])" office:value-type="percentage" office:value="0.82" calcext:value-type="percentage">
            <text:p>82.00%</text:p>
          </table:table-cell>
          <table:table-cell table:formula="of:=STDEV([.F83:.P83])" office:value-type="float" office:value="220.121794523941" calcext:value-type="float">
            <text:p>220.121794523941</text:p>
          </table:table-cell>
          <table:table-cell table:formula="of:=CONFIDENCE(0.05;[.B83];10)" office:value-type="float" office:value="136.430394747904" calcext:value-type="float">
            <text:p>136.430394747904</text:p>
          </table:table-cell>
          <table:table-cell table:formula="of:=[.$F83]+[.$C83]" office:value-type="float" office:value="1078.7617947479" calcext:value-type="float">
            <text:p>1078.7617947479</text:p>
          </table:table-cell>
          <table:table-cell table:formula="of:=[.$F83]-[.$C83]" office:value-type="float" office:value="805.901005252096" calcext:value-type="float">
            <text:p>805.901005252096</text:p>
          </table:table-cell>
          <table:table-cell table:formula="of:=AVERAGE([.G83:.P83])" office:value-type="float" office:value="942.3314" calcext:value-type="float">
            <text:p>942.3314</text:p>
          </table:table-cell>
          <table:table-cell office:value-type="float" office:value="1428.049" calcext:value-type="float">
            <text:p>1428.049</text:p>
          </table:table-cell>
          <table:table-cell office:value-type="float" office:value="870.012" calcext:value-type="float">
            <text:p>870.012</text:p>
          </table:table-cell>
          <table:table-cell office:value-type="float" office:value="792.415" calcext:value-type="float">
            <text:p>792.415</text:p>
          </table:table-cell>
          <table:table-cell office:value-type="float" office:value="802.446" calcext:value-type="float">
            <text:p>802.446</text:p>
          </table:table-cell>
          <table:table-cell office:value-type="float" office:value="917.59" calcext:value-type="float">
            <text:p>917.59</text:p>
          </table:table-cell>
          <table:table-cell office:value-type="float" office:value="831.542" calcext:value-type="float">
            <text:p>831.542</text:p>
          </table:table-cell>
          <table:table-cell office:value-type="float" office:value="804.442" calcext:value-type="float">
            <text:p>804.442</text:p>
          </table:table-cell>
          <table:table-cell office:value-type="float" office:value="868.711" calcext:value-type="float">
            <text:p>868.711</text:p>
          </table:table-cell>
          <table:table-cell office:value-type="float" office:value="790.37" calcext:value-type="float">
            <text:p>790.37</text:p>
          </table:table-cell>
          <table:table-cell office:value-type="float" office:value="1317.737" calcext:value-type="float">
            <text:p>1317.737</text:p>
          </table:table-cell>
        </table:table-row>
        <table:table-row table:style-name="ro1">
          <table:table-cell table:formula="of:=COUNTA([.$G84:.$G$2])/COUNTA([.$G$2:.$G$101])" office:value-type="percentage" office:value="0.83" calcext:value-type="percentage">
            <text:p>83.00%</text:p>
          </table:table-cell>
          <table:table-cell table:formula="of:=STDEV([.F84:.P84])" office:value-type="float" office:value="218.247740013247" calcext:value-type="float">
            <text:p>218.247740013247</text:p>
          </table:table-cell>
          <table:table-cell table:formula="of:=CONFIDENCE(0.05;[.B84];10)" office:value-type="float" office:value="135.268865071908" calcext:value-type="float">
            <text:p>135.268865071908</text:p>
          </table:table-cell>
          <table:table-cell table:formula="of:=[.$F84]+[.$C84]" office:value-type="float" office:value="1085.95976507191" calcext:value-type="float">
            <text:p>1085.95976507191</text:p>
          </table:table-cell>
          <table:table-cell table:formula="of:=[.$F84]-[.$C84]" office:value-type="float" office:value="815.422034928092" calcext:value-type="float">
            <text:p>815.422034928092</text:p>
          </table:table-cell>
          <table:table-cell table:formula="of:=AVERAGE([.G84:.P84])" office:value-type="float" office:value="950.6909" calcext:value-type="float">
            <text:p>950.6909</text:p>
          </table:table-cell>
          <table:table-cell office:value-type="float" office:value="1433.694" calcext:value-type="float">
            <text:p>1433.694</text:p>
          </table:table-cell>
          <table:table-cell office:value-type="float" office:value="870.025" calcext:value-type="float">
            <text:p>870.025</text:p>
          </table:table-cell>
          <table:table-cell office:value-type="float" office:value="798.86" calcext:value-type="float">
            <text:p>798.86</text:p>
          </table:table-cell>
          <table:table-cell office:value-type="float" office:value="802.627" calcext:value-type="float">
            <text:p>802.627</text:p>
          </table:table-cell>
          <table:table-cell office:value-type="float" office:value="921.182" calcext:value-type="float">
            <text:p>921.182</text:p>
          </table:table-cell>
          <table:table-cell office:value-type="float" office:value="892.776" calcext:value-type="float">
            <text:p>892.776</text:p>
          </table:table-cell>
          <table:table-cell office:value-type="float" office:value="807.44" calcext:value-type="float">
            <text:p>807.44</text:p>
          </table:table-cell>
          <table:table-cell office:value-type="float" office:value="869.005" calcext:value-type="float">
            <text:p>869.005</text:p>
          </table:table-cell>
          <table:table-cell office:value-type="float" office:value="792.881" calcext:value-type="float">
            <text:p>792.881</text:p>
          </table:table-cell>
          <table:table-cell office:value-type="float" office:value="1318.419" calcext:value-type="float">
            <text:p>1318.419</text:p>
          </table:table-cell>
        </table:table-row>
        <table:table-row table:style-name="ro1">
          <table:table-cell table:formula="of:=COUNTA([.$G85:.$G$2])/COUNTA([.$G$2:.$G$101])" office:value-type="percentage" office:value="0.84" calcext:value-type="percentage">
            <text:p>84.00%</text:p>
          </table:table-cell>
          <table:table-cell table:formula="of:=STDEV([.F85:.P85])" office:value-type="float" office:value="217.260722174097" calcext:value-type="float">
            <text:p>217.260722174097</text:p>
          </table:table-cell>
          <table:table-cell table:formula="of:=CONFIDENCE(0.05;[.B85];10)" office:value-type="float" office:value="134.657116318407" calcext:value-type="float">
            <text:p>134.657116318407</text:p>
          </table:table-cell>
          <table:table-cell table:formula="of:=[.$F85]+[.$C85]" office:value-type="float" office:value="1093.70941631841" calcext:value-type="float">
            <text:p>1093.70941631841</text:p>
          </table:table-cell>
          <table:table-cell table:formula="of:=[.$F85]-[.$C85]" office:value-type="float" office:value="824.395183681594" calcext:value-type="float">
            <text:p>824.395183681594</text:p>
          </table:table-cell>
          <table:table-cell table:formula="of:=AVERAGE([.G85:.P85])" office:value-type="float" office:value="959.0523" calcext:value-type="float">
            <text:p>959.0523</text:p>
          </table:table-cell>
          <table:table-cell office:value-type="float" office:value="1436.261" calcext:value-type="float">
            <text:p>1436.261</text:p>
          </table:table-cell>
          <table:table-cell office:value-type="float" office:value="883.57" calcext:value-type="float">
            <text:p>883.57</text:p>
          </table:table-cell>
          <table:table-cell office:value-type="float" office:value="848.362" calcext:value-type="float">
            <text:p>848.362</text:p>
          </table:table-cell>
          <table:table-cell office:value-type="float" office:value="803.243" calcext:value-type="float">
            <text:p>803.243</text:p>
          </table:table-cell>
          <table:table-cell office:value-type="float" office:value="924.315" calcext:value-type="float">
            <text:p>924.315</text:p>
          </table:table-cell>
          <table:table-cell office:value-type="float" office:value="893.415" calcext:value-type="float">
            <text:p>893.415</text:p>
          </table:table-cell>
          <table:table-cell office:value-type="float" office:value="807.64" calcext:value-type="float">
            <text:p>807.64</text:p>
          </table:table-cell>
          <table:table-cell office:value-type="float" office:value="869.448" calcext:value-type="float">
            <text:p>869.448</text:p>
          </table:table-cell>
          <table:table-cell office:value-type="float" office:value="793.484" calcext:value-type="float">
            <text:p>793.484</text:p>
          </table:table-cell>
          <table:table-cell office:value-type="float" office:value="1330.785" calcext:value-type="float">
            <text:p>1330.785</text:p>
          </table:table-cell>
        </table:table-row>
        <table:table-row table:style-name="ro1">
          <table:table-cell table:formula="of:=COUNTA([.$G86:.$G$2])/COUNTA([.$G$2:.$G$101])" office:value-type="percentage" office:value="0.85" calcext:value-type="percentage">
            <text:p>85.00%</text:p>
          </table:table-cell>
          <table:table-cell table:formula="of:=STDEV([.F86:.P86])" office:value-type="float" office:value="213.958115706229" calcext:value-type="float">
            <text:p>213.958115706229</text:p>
          </table:table-cell>
          <table:table-cell table:formula="of:=CONFIDENCE(0.05;[.B86];10)" office:value-type="float" office:value="132.610177235965" calcext:value-type="float">
            <text:p>132.610177235965</text:p>
          </table:table-cell>
          <table:table-cell table:formula="of:=[.$F86]+[.$C86]" office:value-type="float" office:value="1106.49097723597" calcext:value-type="float">
            <text:p>1106.49097723597</text:p>
          </table:table-cell>
          <table:table-cell table:formula="of:=[.$F86]-[.$C86]" office:value-type="float" office:value="841.270622764035" calcext:value-type="float">
            <text:p>841.270622764035</text:p>
          </table:table-cell>
          <table:table-cell table:formula="of:=AVERAGE([.G86:.P86])" office:value-type="float" office:value="973.8808" calcext:value-type="float">
            <text:p>973.8808</text:p>
          </table:table-cell>
          <table:table-cell office:value-type="float" office:value="1443.137" calcext:value-type="float">
            <text:p>1443.137</text:p>
          </table:table-cell>
          <table:table-cell office:value-type="float" office:value="948.649" calcext:value-type="float">
            <text:p>948.649</text:p>
          </table:table-cell>
          <table:table-cell office:value-type="float" office:value="899.665" calcext:value-type="float">
            <text:p>899.665</text:p>
          </table:table-cell>
          <table:table-cell office:value-type="float" office:value="803.777" calcext:value-type="float">
            <text:p>803.777</text:p>
          </table:table-cell>
          <table:table-cell office:value-type="float" office:value="924.355" calcext:value-type="float">
            <text:p>924.355</text:p>
          </table:table-cell>
          <table:table-cell office:value-type="float" office:value="901.659" calcext:value-type="float">
            <text:p>901.659</text:p>
          </table:table-cell>
          <table:table-cell office:value-type="float" office:value="807.732" calcext:value-type="float">
            <text:p>807.732</text:p>
          </table:table-cell>
          <table:table-cell office:value-type="float" office:value="880.745" calcext:value-type="float">
            <text:p>880.745</text:p>
          </table:table-cell>
          <table:table-cell office:value-type="float" office:value="797.982" calcext:value-type="float">
            <text:p>797.982</text:p>
          </table:table-cell>
          <table:table-cell office:value-type="float" office:value="1331.107" calcext:value-type="float">
            <text:p>1331.107</text:p>
          </table:table-cell>
        </table:table-row>
        <table:table-row table:style-name="ro1">
          <table:table-cell table:formula="of:=COUNTA([.$G87:.$G$2])/COUNTA([.$G$2:.$G$101])" office:value-type="percentage" office:value="0.86" calcext:value-type="percentage">
            <text:p>86.00%</text:p>
          </table:table-cell>
          <table:table-cell table:formula="of:=STDEV([.F87:.P87])" office:value-type="float" office:value="219.882194705915" calcext:value-type="float">
            <text:p>219.882194705915</text:p>
          </table:table-cell>
          <table:table-cell table:formula="of:=CONFIDENCE(0.05;[.B87];10)" office:value-type="float" office:value="136.281891970951" calcext:value-type="float">
            <text:p>136.281891970951</text:p>
          </table:table-cell>
          <table:table-cell table:formula="of:=[.$F87]+[.$C87]" office:value-type="float" office:value="1116.94079197095" calcext:value-type="float">
            <text:p>1116.94079197095</text:p>
          </table:table-cell>
          <table:table-cell table:formula="of:=[.$F87]-[.$C87]" office:value-type="float" office:value="844.37700802905" calcext:value-type="float">
            <text:p>844.37700802905</text:p>
          </table:table-cell>
          <table:table-cell table:formula="of:=AVERAGE([.G87:.P87])" office:value-type="float" office:value="980.6589" calcext:value-type="float">
            <text:p>980.6589</text:p>
          </table:table-cell>
          <table:table-cell office:value-type="float" office:value="1470.786" calcext:value-type="float">
            <text:p>1470.786</text:p>
          </table:table-cell>
          <table:table-cell office:value-type="float" office:value="950.383" calcext:value-type="float">
            <text:p>950.383</text:p>
          </table:table-cell>
          <table:table-cell office:value-type="float" office:value="908.063" calcext:value-type="float">
            <text:p>908.063</text:p>
          </table:table-cell>
          <table:table-cell office:value-type="float" office:value="808.398" calcext:value-type="float">
            <text:p>808.398</text:p>
          </table:table-cell>
          <table:table-cell office:value-type="float" office:value="925.041" calcext:value-type="float">
            <text:p>925.041</text:p>
          </table:table-cell>
          <table:table-cell office:value-type="float" office:value="911.965" calcext:value-type="float">
            <text:p>911.965</text:p>
          </table:table-cell>
          <table:table-cell office:value-type="float" office:value="809.815" calcext:value-type="float">
            <text:p>809.815</text:p>
          </table:table-cell>
          <table:table-cell office:value-type="float" office:value="881.701" calcext:value-type="float">
            <text:p>881.701</text:p>
          </table:table-cell>
          <table:table-cell office:value-type="float" office:value="801.367" calcext:value-type="float">
            <text:p>801.367</text:p>
          </table:table-cell>
          <table:table-cell office:value-type="float" office:value="1339.07" calcext:value-type="float">
            <text:p>1339.07</text:p>
          </table:table-cell>
        </table:table-row>
        <table:table-row table:style-name="ro1">
          <table:table-cell table:formula="of:=COUNTA([.$G88:.$G$2])/COUNTA([.$G$2:.$G$101])" office:value-type="percentage" office:value="0.87" calcext:value-type="percentage">
            <text:p>87.00%</text:p>
          </table:table-cell>
          <table:table-cell table:formula="of:=STDEV([.F88:.P88])" office:value-type="float" office:value="237.202237031526" calcext:value-type="float">
            <text:p>237.202237031526</text:p>
          </table:table-cell>
          <table:table-cell table:formula="of:=CONFIDENCE(0.05;[.B88];10)" office:value-type="float" office:value="147.016768163669" calcext:value-type="float">
            <text:p>147.016768163669</text:p>
          </table:table-cell>
          <table:table-cell table:formula="of:=[.$F88]+[.$C88]" office:value-type="float" office:value="1146.79396816367" calcext:value-type="float">
            <text:p>1146.79396816367</text:p>
          </table:table-cell>
          <table:table-cell table:formula="of:=[.$F88]-[.$C88]" office:value-type="float" office:value="852.760431836331" calcext:value-type="float">
            <text:p>852.760431836331</text:p>
          </table:table-cell>
          <table:table-cell table:formula="of:=AVERAGE([.G88:.P88])" office:value-type="float" office:value="999.7772" calcext:value-type="float">
            <text:p>999.7772</text:p>
          </table:table-cell>
          <table:table-cell office:value-type="float" office:value="1474.52" calcext:value-type="float">
            <text:p>1474.52</text:p>
          </table:table-cell>
          <table:table-cell office:value-type="float" office:value="966.967" calcext:value-type="float">
            <text:p>966.967</text:p>
          </table:table-cell>
          <table:table-cell office:value-type="float" office:value="908.281" calcext:value-type="float">
            <text:p>908.281</text:p>
          </table:table-cell>
          <table:table-cell office:value-type="float" office:value="813.641" calcext:value-type="float">
            <text:p>813.641</text:p>
          </table:table-cell>
          <table:table-cell office:value-type="float" office:value="925.363" calcext:value-type="float">
            <text:p>925.363</text:p>
          </table:table-cell>
          <table:table-cell office:value-type="float" office:value="967.563" calcext:value-type="float">
            <text:p>967.563</text:p>
          </table:table-cell>
          <table:table-cell office:value-type="float" office:value="810.038" calcext:value-type="float">
            <text:p>810.038</text:p>
          </table:table-cell>
          <table:table-cell office:value-type="float" office:value="881.929" calcext:value-type="float">
            <text:p>881.929</text:p>
          </table:table-cell>
          <table:table-cell office:value-type="float" office:value="804.204" calcext:value-type="float">
            <text:p>804.204</text:p>
          </table:table-cell>
          <table:table-cell office:value-type="float" office:value="1445.266" calcext:value-type="float">
            <text:p>1445.266</text:p>
          </table:table-cell>
        </table:table-row>
        <table:table-row table:style-name="ro1">
          <table:table-cell table:formula="of:=COUNTA([.$G89:.$G$2])/COUNTA([.$G$2:.$G$101])" office:value-type="percentage" office:value="0.88" calcext:value-type="percentage">
            <text:p>88.00%</text:p>
          </table:table-cell>
          <table:table-cell table:formula="of:=STDEV([.F89:.P89])" office:value-type="float" office:value="239.542325040086" calcext:value-type="float">
            <text:p>239.542325040086</text:p>
          </table:table-cell>
          <table:table-cell table:formula="of:=CONFIDENCE(0.05;[.B89];10)" office:value-type="float" office:value="148.46714308653" calcext:value-type="float">
            <text:p>148.46714308653</text:p>
          </table:table-cell>
          <table:table-cell table:formula="of:=[.$F89]+[.$C89]" office:value-type="float" office:value="1155.72484308653" calcext:value-type="float">
            <text:p>1155.72484308653</text:p>
          </table:table-cell>
          <table:table-cell table:formula="of:=[.$F89]-[.$C89]" office:value-type="float" office:value="858.79055691347" calcext:value-type="float">
            <text:p>858.79055691347</text:p>
          </table:table-cell>
          <table:table-cell table:formula="of:=AVERAGE([.G89:.P89])" office:value-type="float" office:value="1007.2577" calcext:value-type="float">
            <text:p>1007.2577</text:p>
          </table:table-cell>
          <table:table-cell office:value-type="float" office:value="1481.676" calcext:value-type="float">
            <text:p>1481.676</text:p>
          </table:table-cell>
          <table:table-cell office:value-type="float" office:value="967.711" calcext:value-type="float">
            <text:p>967.711</text:p>
          </table:table-cell>
          <table:table-cell office:value-type="float" office:value="936.292" calcext:value-type="float">
            <text:p>936.292</text:p>
          </table:table-cell>
          <table:table-cell office:value-type="float" office:value="815.003" calcext:value-type="float">
            <text:p>815.003</text:p>
          </table:table-cell>
          <table:table-cell office:value-type="float" office:value="928.944" calcext:value-type="float">
            <text:p>928.944</text:p>
          </table:table-cell>
          <table:table-cell office:value-type="float" office:value="975.837" calcext:value-type="float">
            <text:p>975.837</text:p>
          </table:table-cell>
          <table:table-cell office:value-type="float" office:value="810.387" calcext:value-type="float">
            <text:p>810.387</text:p>
          </table:table-cell>
          <table:table-cell office:value-type="float" office:value="890.879" calcext:value-type="float">
            <text:p>890.879</text:p>
          </table:table-cell>
          <table:table-cell office:value-type="float" office:value="805.69" calcext:value-type="float">
            <text:p>805.69</text:p>
          </table:table-cell>
          <table:table-cell office:value-type="float" office:value="1460.158" calcext:value-type="float">
            <text:p>1460.158</text:p>
          </table:table-cell>
        </table:table-row>
        <table:table-row table:style-name="ro1">
          <table:table-cell table:formula="of:=COUNTA([.$G90:.$G$2])/COUNTA([.$G$2:.$G$101])" office:value-type="percentage" office:value="0.89" calcext:value-type="percentage">
            <text:p>89.00%</text:p>
          </table:table-cell>
          <table:table-cell table:formula="of:=STDEV([.F90:.P90])" office:value-type="float" office:value="242.791565754682" calcext:value-type="float">
            <text:p>242.791565754682</text:p>
          </table:table-cell>
          <table:table-cell table:formula="of:=CONFIDENCE(0.05;[.B90];10)" office:value-type="float" office:value="150.481006340198" calcext:value-type="float">
            <text:p>150.481006340198</text:p>
          </table:table-cell>
          <table:table-cell table:formula="of:=[.$F90]+[.$C90]" office:value-type="float" office:value="1170.0007063402" calcext:value-type="float">
            <text:p>1170.0007063402</text:p>
          </table:table-cell>
          <table:table-cell table:formula="of:=[.$F90]-[.$C90]" office:value-type="float" office:value="869.038693659802" calcext:value-type="float">
            <text:p>869.038693659802</text:p>
          </table:table-cell>
          <table:table-cell table:formula="of:=AVERAGE([.G90:.P90])" office:value-type="float" office:value="1019.5197" calcext:value-type="float">
            <text:p>1019.5197</text:p>
          </table:table-cell>
          <table:table-cell office:value-type="float" office:value="1499.631" calcext:value-type="float">
            <text:p>1499.631</text:p>
          </table:table-cell>
          <table:table-cell office:value-type="float" office:value="967.872" calcext:value-type="float">
            <text:p>967.872</text:p>
          </table:table-cell>
          <table:table-cell office:value-type="float" office:value="943.228" calcext:value-type="float">
            <text:p>943.228</text:p>
          </table:table-cell>
          <table:table-cell office:value-type="float" office:value="821.454" calcext:value-type="float">
            <text:p>821.454</text:p>
          </table:table-cell>
          <table:table-cell office:value-type="float" office:value="931.952" calcext:value-type="float">
            <text:p>931.952</text:p>
          </table:table-cell>
          <table:table-cell office:value-type="float" office:value="1060.667" calcext:value-type="float">
            <text:p>1060.667</text:p>
          </table:table-cell>
          <table:table-cell office:value-type="float" office:value="810.649" calcext:value-type="float">
            <text:p>810.649</text:p>
          </table:table-cell>
          <table:table-cell office:value-type="float" office:value="891.04" calcext:value-type="float">
            <text:p>891.04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1462.517" calcext:value-type="float">
            <text:p>1462.517</text:p>
          </table:table-cell>
        </table:table-row>
        <table:table-row table:style-name="ro1">
          <table:table-cell table:formula="of:=COUNTA([.$G91:.$G$2])/COUNTA([.$G$2:.$G$101])" office:value-type="percentage" office:value="0.9" calcext:value-type="percentage">
            <text:p>90.00%</text:p>
          </table:table-cell>
          <table:table-cell table:formula="of:=STDEV([.F91:.P91])" office:value-type="float" office:value="233.472118676813" calcext:value-type="float">
            <text:p>233.472118676813</text:p>
          </table:table-cell>
          <table:table-cell table:formula="of:=CONFIDENCE(0.05;[.B91];10)" office:value-type="float" office:value="144.70485933751" calcext:value-type="float">
            <text:p>144.70485933751</text:p>
          </table:table-cell>
          <table:table-cell table:formula="of:=[.$F91]+[.$C91]" office:value-type="float" office:value="1192.85445933751" calcext:value-type="float">
            <text:p>1192.85445933751</text:p>
          </table:table-cell>
          <table:table-cell table:formula="of:=[.$F91]-[.$C91]" office:value-type="float" office:value="903.44474066249" calcext:value-type="float">
            <text:p>903.44474066249</text:p>
          </table:table-cell>
          <table:table-cell table:formula="of:=AVERAGE([.G91:.P91])" office:value-type="float" office:value="1048.1496" calcext:value-type="float">
            <text:p>1048.1496</text:p>
          </table:table-cell>
          <table:table-cell office:value-type="float" office:value="1509.975" calcext:value-type="float">
            <text:p>1509.975</text:p>
          </table:table-cell>
          <table:table-cell office:value-type="float" office:value="968.082" calcext:value-type="float">
            <text:p>968.082</text:p>
          </table:table-cell>
          <table:table-cell office:value-type="float" office:value="1026.09" calcext:value-type="float">
            <text:p>1026.09</text:p>
          </table:table-cell>
          <table:table-cell office:value-type="float" office:value="882.125" calcext:value-type="float">
            <text:p>882.125</text:p>
          </table:table-cell>
          <table:table-cell office:value-type="float" office:value="987.031" calcext:value-type="float">
            <text:p>987.031</text:p>
          </table:table-cell>
          <table:table-cell office:value-type="float" office:value="1080.201" calcext:value-type="float">
            <text:p>1080.201</text:p>
          </table:table-cell>
          <table:table-cell office:value-type="float" office:value="812.7" calcext:value-type="float">
            <text:p>812.7</text:p>
          </table:table-cell>
          <table:table-cell office:value-type="float" office:value="891.28" calcext:value-type="float">
            <text:p>891.28</text:p>
          </table:table-cell>
          <table:table-cell office:value-type="float" office:value="856.544" calcext:value-type="float">
            <text:p>856.544</text:p>
          </table:table-cell>
          <table:table-cell office:value-type="float" office:value="1467.468" calcext:value-type="float">
            <text:p>1467.468</text:p>
          </table:table-cell>
        </table:table-row>
        <table:table-row table:style-name="ro1">
          <table:table-cell table:formula="of:=COUNTA([.$G92:.$G$2])/COUNTA([.$G$2:.$G$101])" office:value-type="percentage" office:value="0.91" calcext:value-type="percentage">
            <text:p>91.00%</text:p>
          </table:table-cell>
          <table:table-cell table:formula="of:=STDEV([.F92:.P92])" office:value-type="float" office:value="296.058000974877" calcext:value-type="float">
            <text:p>296.058000974877</text:p>
          </table:table-cell>
          <table:table-cell table:formula="of:=CONFIDENCE(0.05;[.B92];10)" office:value-type="float" office:value="183.495278278248" calcext:value-type="float">
            <text:p>183.495278278248</text:p>
          </table:table-cell>
          <table:table-cell table:formula="of:=[.$F92]+[.$C92]" office:value-type="float" office:value="1305.95387827825" calcext:value-type="float">
            <text:p>1305.95387827825</text:p>
          </table:table-cell>
          <table:table-cell table:formula="of:=[.$F92]-[.$C92]" office:value-type="float" office:value="938.963321721752" calcext:value-type="float">
            <text:p>938.963321721752</text:p>
          </table:table-cell>
          <table:table-cell table:formula="of:=AVERAGE([.G92:.P92])" office:value-type="float" office:value="1122.4586" calcext:value-type="float">
            <text:p>1122.4586</text:p>
          </table:table-cell>
          <table:table-cell office:value-type="float" office:value="1566.281" calcext:value-type="float">
            <text:p>1566.281</text:p>
          </table:table-cell>
          <table:table-cell office:value-type="float" office:value="970.017" calcext:value-type="float">
            <text:p>970.017</text:p>
          </table:table-cell>
          <table:table-cell office:value-type="float" office:value="1485.237" calcext:value-type="float">
            <text:p>1485.237</text:p>
          </table:table-cell>
          <table:table-cell office:value-type="float" office:value="919.447" calcext:value-type="float">
            <text:p>919.447</text:p>
          </table:table-cell>
          <table:table-cell office:value-type="float" office:value="988.745" calcext:value-type="float">
            <text:p>988.745</text:p>
          </table:table-cell>
          <table:table-cell office:value-type="float" office:value="1080.309" calcext:value-type="float">
            <text:p>1080.309</text:p>
          </table:table-cell>
          <table:table-cell office:value-type="float" office:value="827.607" calcext:value-type="float">
            <text:p>827.607</text:p>
          </table:table-cell>
          <table:table-cell office:value-type="float" office:value="892.838" calcext:value-type="float">
            <text:p>892.838</text:p>
          </table:table-cell>
          <table:table-cell office:value-type="float" office:value="864.235" calcext:value-type="float">
            <text:p>864.235</text:p>
          </table:table-cell>
          <table:table-cell office:value-type="float" office:value="1629.87" calcext:value-type="float">
            <text:p>1629.87</text:p>
          </table:table-cell>
        </table:table-row>
        <table:table-row table:style-name="ro1">
          <table:table-cell table:formula="of:=COUNTA([.$G93:.$G$2])/COUNTA([.$G$2:.$G$101])" office:value-type="percentage" office:value="0.92" calcext:value-type="percentage">
            <text:p>92.00%</text:p>
          </table:table-cell>
          <table:table-cell table:formula="of:=STDEV([.F93:.P93])" office:value-type="float" office:value="295.429758122231" calcext:value-type="float">
            <text:p>295.429758122231</text:p>
          </table:table-cell>
          <table:table-cell table:formula="of:=CONFIDENCE(0.05;[.B93];10)" office:value-type="float" office:value="183.105896479097" calcext:value-type="float">
            <text:p>183.105896479097</text:p>
          </table:table-cell>
          <table:table-cell table:formula="of:=[.$F93]+[.$C93]" office:value-type="float" office:value="1316.6620964791" calcext:value-type="float">
            <text:p>1316.6620964791</text:p>
          </table:table-cell>
          <table:table-cell table:formula="of:=[.$F93]-[.$C93]" office:value-type="float" office:value="950.450303520903" calcext:value-type="float">
            <text:p>950.450303520903</text:p>
          </table:table-cell>
          <table:table-cell table:formula="of:=AVERAGE([.G93:.P93])" office:value-type="float" office:value="1133.5562" calcext:value-type="float">
            <text:p>1133.5562</text:p>
          </table:table-cell>
          <table:table-cell office:value-type="float" office:value="1572.723" calcext:value-type="float">
            <text:p>1572.723</text:p>
          </table:table-cell>
          <table:table-cell office:value-type="float" office:value="1007.8" calcext:value-type="float">
            <text:p>1007.8</text:p>
          </table:table-cell>
          <table:table-cell office:value-type="float" office:value="1488.345" calcext:value-type="float">
            <text:p>1488.345</text:p>
          </table:table-cell>
          <table:table-cell office:value-type="float" office:value="925.503" calcext:value-type="float">
            <text:p>925.503</text:p>
          </table:table-cell>
          <table:table-cell office:value-type="float" office:value="994.452" calcext:value-type="float">
            <text:p>994.452</text:p>
          </table:table-cell>
          <table:table-cell office:value-type="float" office:value="1117.576" calcext:value-type="float">
            <text:p>1117.576</text:p>
          </table:table-cell>
          <table:table-cell office:value-type="float" office:value="827.778" calcext:value-type="float">
            <text:p>827.778</text:p>
          </table:table-cell>
          <table:table-cell office:value-type="float" office:value="896.333" calcext:value-type="float">
            <text:p>896.333</text:p>
          </table:table-cell>
          <table:table-cell office:value-type="float" office:value="867.003" calcext:value-type="float">
            <text:p>867.003</text:p>
          </table:table-cell>
          <table:table-cell office:value-type="float" office:value="1638.049" calcext:value-type="float">
            <text:p>1638.049</text:p>
          </table:table-cell>
        </table:table-row>
        <table:table-row table:style-name="ro1">
          <table:table-cell table:formula="of:=COUNTA([.$G94:.$G$2])/COUNTA([.$G$2:.$G$101])" office:value-type="percentage" office:value="0.93" calcext:value-type="percentage">
            <text:p>93.00%</text:p>
          </table:table-cell>
          <table:table-cell table:formula="of:=STDEV([.F94:.P94])" office:value-type="float" office:value="323.210247814886" calcext:value-type="float">
            <text:p>323.210247814886</text:p>
          </table:table-cell>
          <table:table-cell table:formula="of:=CONFIDENCE(0.05;[.B94];10)" office:value-type="float" office:value="200.324105985593" calcext:value-type="float">
            <text:p>200.324105985593</text:p>
          </table:table-cell>
          <table:table-cell table:formula="of:=[.$F94]+[.$C94]" office:value-type="float" office:value="1407.05730598559" calcext:value-type="float">
            <text:p>1407.05730598559</text:p>
          </table:table-cell>
          <table:table-cell table:formula="of:=[.$F94]-[.$C94]" office:value-type="float" office:value="1006.40909401441" calcext:value-type="float">
            <text:p>1006.40909401441</text:p>
          </table:table-cell>
          <table:table-cell table:formula="of:=AVERAGE([.G94:.P94])" office:value-type="float" office:value="1206.7332" calcext:value-type="float">
            <text:p>1206.7332</text:p>
          </table:table-cell>
          <table:table-cell office:value-type="float" office:value="1572.813" calcext:value-type="float">
            <text:p>1572.813</text:p>
          </table:table-cell>
          <table:table-cell office:value-type="float" office:value="1055.492" calcext:value-type="float">
            <text:p>1055.492</text:p>
          </table:table-cell>
          <table:table-cell office:value-type="float" office:value="1488.768" calcext:value-type="float">
            <text:p>1488.768</text:p>
          </table:table-cell>
          <table:table-cell office:value-type="float" office:value="941.645" calcext:value-type="float">
            <text:p>941.645</text:p>
          </table:table-cell>
          <table:table-cell office:value-type="float" office:value="1094.872" calcext:value-type="float">
            <text:p>1094.872</text:p>
          </table:table-cell>
          <table:table-cell office:value-type="float" office:value="1655.632" calcext:value-type="float">
            <text:p>1655.632</text:p>
          </table:table-cell>
          <table:table-cell office:value-type="float" office:value="828.145" calcext:value-type="float">
            <text:p>828.145</text:p>
          </table:table-cell>
          <table:table-cell office:value-type="float" office:value="896.517" calcext:value-type="float">
            <text:p>896.517</text:p>
          </table:table-cell>
          <table:table-cell office:value-type="float" office:value="894.46" calcext:value-type="float">
            <text:p>894.46</text:p>
          </table:table-cell>
          <table:table-cell office:value-type="float" office:value="1638.988" calcext:value-type="float">
            <text:p>1638.988</text:p>
          </table:table-cell>
        </table:table-row>
        <table:table-row table:style-name="ro1">
          <table:table-cell table:formula="of:=COUNTA([.$G95:.$G$2])/COUNTA([.$G$2:.$G$101])" office:value-type="percentage" office:value="0.94" calcext:value-type="percentage">
            <text:p>94.00%</text:p>
          </table:table-cell>
          <table:table-cell table:formula="of:=STDEV([.F95:.P95])" office:value-type="float" office:value="326.608879176623" calcext:value-type="float">
            <text:p>326.608879176623</text:p>
          </table:table-cell>
          <table:table-cell table:formula="of:=CONFIDENCE(0.05;[.B95];10)" office:value-type="float" office:value="202.430560820232" calcext:value-type="float">
            <text:p>202.430560820232</text:p>
          </table:table-cell>
          <table:table-cell table:formula="of:=[.$F95]+[.$C95]" office:value-type="float" office:value="1466.51026082023" calcext:value-type="float">
            <text:p>1466.51026082023</text:p>
          </table:table-cell>
          <table:table-cell table:formula="of:=[.$F95]-[.$C95]" office:value-type="float" office:value="1061.64913917977" calcext:value-type="float">
            <text:p>1061.64913917977</text:p>
          </table:table-cell>
          <table:table-cell table:formula="of:=AVERAGE([.G95:.P95])" office:value-type="float" office:value="1264.0797" calcext:value-type="float">
            <text:p>1264.0797</text:p>
          </table:table-cell>
          <table:table-cell office:value-type="float" office:value="1593.839" calcext:value-type="float">
            <text:p>1593.839</text:p>
          </table:table-cell>
          <table:table-cell office:value-type="float" office:value="1079.558" calcext:value-type="float">
            <text:p>1079.558</text:p>
          </table:table-cell>
          <table:table-cell office:value-type="float" office:value="1490.553" calcext:value-type="float">
            <text:p>1490.553</text:p>
          </table:table-cell>
          <table:table-cell office:value-type="float" office:value="1054.816" calcext:value-type="float">
            <text:p>1054.816</text:p>
          </table:table-cell>
          <table:table-cell office:value-type="float" office:value="1157.028" calcext:value-type="float">
            <text:p>1157.028</text:p>
          </table:table-cell>
          <table:table-cell office:value-type="float" office:value="1761.707" calcext:value-type="float">
            <text:p>1761.707</text:p>
          </table:table-cell>
          <table:table-cell office:value-type="float" office:value="836.665" calcext:value-type="float">
            <text:p>836.665</text:p>
          </table:table-cell>
          <table:table-cell office:value-type="float" office:value="899.963" calcext:value-type="float">
            <text:p>899.963</text:p>
          </table:table-cell>
          <table:table-cell office:value-type="float" office:value="1047.133" calcext:value-type="float">
            <text:p>1047.133</text:p>
          </table:table-cell>
          <table:table-cell office:value-type="float" office:value="1719.535" calcext:value-type="float">
            <text:p>1719.535</text:p>
          </table:table-cell>
        </table:table-row>
        <table:table-row table:style-name="ro1">
          <table:table-cell table:formula="of:=COUNTA([.$G96:.$G$2])/COUNTA([.$G$2:.$G$101])" office:value-type="percentage" office:value="0.95" calcext:value-type="percentage">
            <text:p>95.00%</text:p>
          </table:table-cell>
          <table:table-cell table:formula="of:=STDEV([.F96:.P96])" office:value-type="float" office:value="1646.55162039628" calcext:value-type="float">
            <text:p>1646.55162039628</text:p>
          </table:table-cell>
          <table:table-cell table:formula="of:=CONFIDENCE(0.05;[.B96];10)" office:value-type="float" office:value="1020.52451475464" calcext:value-type="float">
            <text:p>1020.52451475464</text:p>
          </table:table-cell>
          <table:table-cell table:formula="of:=[.$F96]+[.$C96]" office:value-type="float" office:value="3130.74451475464" calcext:value-type="float">
            <text:p>3130.74451475464</text:p>
          </table:table-cell>
          <table:table-cell table:formula="of:=[.$F96]-[.$C96]" office:value-type="float" office:value="1089.69548524536" calcext:value-type="float">
            <text:p>1089.69548524536</text:p>
          </table:table-cell>
          <table:table-cell table:formula="of:=AVERAGE([.G96:.P96])" office:value-type="float" office:value="2110.22" calcext:value-type="float">
            <text:p>2110.22</text:p>
          </table:table-cell>
          <table:table-cell office:value-type="float" office:value="4652.422" calcext:value-type="float">
            <text:p>4652.422</text:p>
          </table:table-cell>
          <table:table-cell office:value-type="float" office:value="1094.926" calcext:value-type="float">
            <text:p>1094.926</text:p>
          </table:table-cell>
          <table:table-cell office:value-type="float" office:value="1637.93" calcext:value-type="float">
            <text:p>1637.93</text:p>
          </table:table-cell>
          <table:table-cell office:value-type="float" office:value="1085.907" calcext:value-type="float">
            <text:p>1085.907</text:p>
          </table:table-cell>
          <table:table-cell office:value-type="float" office:value="1258.489" calcext:value-type="float">
            <text:p>1258.489</text:p>
          </table:table-cell>
          <table:table-cell office:value-type="float" office:value="1822.662" calcext:value-type="float">
            <text:p>1822.662</text:p>
          </table:table-cell>
          <table:table-cell office:value-type="float" office:value="837.654" calcext:value-type="float">
            <text:p>837.654</text:p>
          </table:table-cell>
          <table:table-cell office:value-type="float" office:value="905.164" calcext:value-type="float">
            <text:p>905.164</text:p>
          </table:table-cell>
          <table:table-cell office:value-type="float" office:value="1899.297" calcext:value-type="float">
            <text:p>1899.297</text:p>
          </table:table-cell>
          <table:table-cell office:value-type="float" office:value="5907.749" calcext:value-type="float">
            <text:p>5907.749</text:p>
          </table:table-cell>
        </table:table-row>
        <table:table-row table:style-name="ro1">
          <table:table-cell table:formula="of:=COUNTA([.$G97:.$G$2])/COUNTA([.$G$2:.$G$101])" office:value-type="percentage" office:value="0.96" calcext:value-type="percentage">
            <text:p>96.00%</text:p>
          </table:table-cell>
          <table:table-cell table:formula="of:=STDEV([.F97:.P97])" office:value-type="float" office:value="1709.03313362382" calcext:value-type="float">
            <text:p>1709.03313362382</text:p>
          </table:table-cell>
          <table:table-cell table:formula="of:=CONFIDENCE(0.05;[.B97];10)" office:value-type="float" office:value="1059.25024626394" calcext:value-type="float">
            <text:p>1059.25024626394</text:p>
          </table:table-cell>
          <table:table-cell table:formula="of:=[.$F97]+[.$C97]" office:value-type="float" office:value="3256.00664626394" calcext:value-type="float">
            <text:p>3256.00664626394</text:p>
          </table:table-cell>
          <table:table-cell table:formula="of:=[.$F97]-[.$C97]" office:value-type="float" office:value="1137.50615373606" calcext:value-type="float">
            <text:p>1137.50615373606</text:p>
          </table:table-cell>
          <table:table-cell table:formula="of:=AVERAGE([.G97:.P97])" office:value-type="float" office:value="2196.7564" calcext:value-type="float">
            <text:p>2196.7564</text:p>
          </table:table-cell>
          <table:table-cell office:value-type="float" office:value="5062.227" calcext:value-type="float">
            <text:p>5062.227</text:p>
          </table:table-cell>
          <table:table-cell office:value-type="float" office:value="1095.242" calcext:value-type="float">
            <text:p>1095.242</text:p>
          </table:table-cell>
          <table:table-cell office:value-type="float" office:value="1722.876" calcext:value-type="float">
            <text:p>1722.876</text:p>
          </table:table-cell>
          <table:table-cell office:value-type="float" office:value="1207.736" calcext:value-type="float">
            <text:p>1207.736</text:p>
          </table:table-cell>
          <table:table-cell office:value-type="float" office:value="1330.295" calcext:value-type="float">
            <text:p>1330.295</text:p>
          </table:table-cell>
          <table:table-cell office:value-type="float" office:value="1876.036" calcext:value-type="float">
            <text:p>1876.036</text:p>
          </table:table-cell>
          <table:table-cell office:value-type="float" office:value="839.565" calcext:value-type="float">
            <text:p>839.565</text:p>
          </table:table-cell>
          <table:table-cell office:value-type="float" office:value="913.491" calcext:value-type="float">
            <text:p>913.491</text:p>
          </table:table-cell>
          <table:table-cell office:value-type="float" office:value="1957.523" calcext:value-type="float">
            <text:p>1957.523</text:p>
          </table:table-cell>
          <table:table-cell office:value-type="float" office:value="5962.573" calcext:value-type="float">
            <text:p>5962.573</text:p>
          </table:table-cell>
        </table:table-row>
        <table:table-row table:style-name="ro1">
          <table:table-cell table:formula="of:=COUNTA([.$G98:.$G$2])/COUNTA([.$G$2:.$G$101])" office:value-type="percentage" office:value="0.97" calcext:value-type="percentage">
            <text:p>97.00%</text:p>
          </table:table-cell>
          <table:table-cell table:formula="of:=STDEV([.F98:.P98])" office:value-type="float" office:value="1713.44305603695" calcext:value-type="float">
            <text:p>1713.44305603695</text:p>
          </table:table-cell>
          <table:table-cell table:formula="of:=CONFIDENCE(0.05;[.B98];10)" office:value-type="float" office:value="1061.98349426845" calcext:value-type="float">
            <text:p>1061.98349426845</text:p>
          </table:table-cell>
          <table:table-cell table:formula="of:=[.$F98]+[.$C98]" office:value-type="float" office:value="3529.06609426845" calcext:value-type="float">
            <text:p>3529.06609426845</text:p>
          </table:table-cell>
          <table:table-cell table:formula="of:=[.$F98]-[.$C98]" office:value-type="float" office:value="1405.09910573155" calcext:value-type="float">
            <text:p>1405.09910573155</text:p>
          </table:table-cell>
          <table:table-cell table:formula="of:=AVERAGE([.G98:.P98])" office:value-type="float" office:value="2467.0826" calcext:value-type="float">
            <text:p>2467.0826</text:p>
          </table:table-cell>
          <table:table-cell office:value-type="float" office:value="5157.995" calcext:value-type="float">
            <text:p>5157.995</text:p>
          </table:table-cell>
          <table:table-cell office:value-type="float" office:value="1202.367" calcext:value-type="float">
            <text:p>1202.367</text:p>
          </table:table-cell>
          <table:table-cell office:value-type="float" office:value="3337.623" calcext:value-type="float">
            <text:p>3337.623</text:p>
          </table:table-cell>
          <table:table-cell office:value-type="float" office:value="1218.253" calcext:value-type="float">
            <text:p>1218.253</text:p>
          </table:table-cell>
          <table:table-cell office:value-type="float" office:value="1484.055" calcext:value-type="float">
            <text:p>1484.055</text:p>
          </table:table-cell>
          <table:table-cell office:value-type="float" office:value="2232.438" calcext:value-type="float">
            <text:p>2232.438</text:p>
          </table:table-cell>
          <table:table-cell office:value-type="float" office:value="884.049" calcext:value-type="float">
            <text:p>884.049</text:p>
          </table:table-cell>
          <table:table-cell office:value-type="float" office:value="917.446" calcext:value-type="float">
            <text:p>917.446</text:p>
          </table:table-cell>
          <table:table-cell office:value-type="float" office:value="2271.799" calcext:value-type="float">
            <text:p>2271.799</text:p>
          </table:table-cell>
          <table:table-cell office:value-type="float" office:value="5964.801" calcext:value-type="float">
            <text:p>5964.801</text:p>
          </table:table-cell>
        </table:table-row>
        <table:table-row table:style-name="ro1">
          <table:table-cell table:formula="of:=COUNTA([.$G99:.$G$2])/COUNTA([.$G$2:.$G$101])" office:value-type="percentage" office:value="0.98" calcext:value-type="percentage">
            <text:p>98.00%</text:p>
          </table:table-cell>
          <table:table-cell table:formula="of:=STDEV([.F99:.P99])" office:value-type="float" office:value="1694.44531917117" calcext:value-type="float">
            <text:p>1694.44531917117</text:p>
          </table:table-cell>
          <table:table-cell table:formula="of:=CONFIDENCE(0.05;[.B99];10)" office:value-type="float" office:value="1050.20879133401" calcext:value-type="float">
            <text:p>1050.20879133401</text:p>
          </table:table-cell>
          <table:table-cell table:formula="of:=[.$F99]+[.$C99]" office:value-type="float" office:value="3604.09589133401" calcext:value-type="float">
            <text:p>3604.09589133401</text:p>
          </table:table-cell>
          <table:table-cell table:formula="of:=[.$F99]-[.$C99]" office:value-type="float" office:value="1503.67830866599" calcext:value-type="float">
            <text:p>1503.67830866599</text:p>
          </table:table-cell>
          <table:table-cell table:formula="of:=AVERAGE([.G99:.P99])" office:value-type="float" office:value="2553.8871" calcext:value-type="float">
            <text:p>2553.8871</text:p>
          </table:table-cell>
          <table:table-cell office:value-type="float" office:value="5174.043" calcext:value-type="float">
            <text:p>5174.043</text:p>
          </table:table-cell>
          <table:table-cell office:value-type="float" office:value="1618.495" calcext:value-type="float">
            <text:p>1618.495</text:p>
          </table:table-cell>
          <table:table-cell office:value-type="float" office:value="3532.475" calcext:value-type="float">
            <text:p>3532.475</text:p>
          </table:table-cell>
          <table:table-cell office:value-type="float" office:value="1221.834" calcext:value-type="float">
            <text:p>1221.834</text:p>
          </table:table-cell>
          <table:table-cell office:value-type="float" office:value="1501.033" calcext:value-type="float">
            <text:p>1501.033</text:p>
          </table:table-cell>
          <table:table-cell office:value-type="float" office:value="2409.497" calcext:value-type="float">
            <text:p>2409.497</text:p>
          </table:table-cell>
          <table:table-cell office:value-type="float" office:value="904.133" calcext:value-type="float">
            <text:p>904.133</text:p>
          </table:table-cell>
          <table:table-cell office:value-type="float" office:value="919.428" calcext:value-type="float">
            <text:p>919.428</text:p>
          </table:table-cell>
          <table:table-cell office:value-type="float" office:value="2291.165" calcext:value-type="float">
            <text:p>2291.165</text:p>
          </table:table-cell>
          <table:table-cell office:value-type="float" office:value="5966.768" calcext:value-type="float">
            <text:p>5966.768</text:p>
          </table:table-cell>
        </table:table-row>
        <table:table-row table:style-name="ro1">
          <table:table-cell table:formula="of:=COUNTA([.$G100:.$G$2])/COUNTA([.$G$2:.$G$101])" office:value-type="percentage" office:value="0.99" calcext:value-type="percentage">
            <text:p>99.00%</text:p>
          </table:table-cell>
          <table:table-cell table:formula="of:=STDEV([.F100:.P100])" office:value-type="float" office:value="1691.85803192877" calcext:value-type="float">
            <text:p>1691.85803192877</text:p>
          </table:table-cell>
          <table:table-cell table:formula="of:=CONFIDENCE(0.05;[.B100];10)" office:value-type="float" office:value="1048.60520355402" calcext:value-type="float">
            <text:p>1048.60520355402</text:p>
          </table:table-cell>
          <table:table-cell table:formula="of:=[.$F100]+[.$C100]" office:value-type="float" office:value="3688.19110355402" calcext:value-type="float">
            <text:p>3688.19110355402</text:p>
          </table:table-cell>
          <table:table-cell table:formula="of:=[.$F100]-[.$C100]" office:value-type="float" office:value="1590.98069644598" calcext:value-type="float">
            <text:p>1590.98069644598</text:p>
          </table:table-cell>
          <table:table-cell table:formula="of:=AVERAGE([.G100:.P100])" office:value-type="float" office:value="2639.5859" calcext:value-type="float">
            <text:p>2639.5859</text:p>
          </table:table-cell>
          <table:table-cell office:value-type="float" office:value="5210.042" calcext:value-type="float">
            <text:p>5210.042</text:p>
          </table:table-cell>
          <table:table-cell office:value-type="float" office:value="1621.824" calcext:value-type="float">
            <text:p>1621.824</text:p>
          </table:table-cell>
          <table:table-cell office:value-type="float" office:value="3661.978" calcext:value-type="float">
            <text:p>3661.978</text:p>
          </table:table-cell>
          <table:table-cell office:value-type="float" office:value="1279.539" calcext:value-type="float">
            <text:p>1279.539</text:p>
          </table:table-cell>
          <table:table-cell office:value-type="float" office:value="1532.496" calcext:value-type="float">
            <text:p>1532.496</text:p>
          </table:table-cell>
          <table:table-cell office:value-type="float" office:value="2532.852" calcext:value-type="float">
            <text:p>2532.852</text:p>
          </table:table-cell>
          <table:table-cell office:value-type="float" office:value="1150.786" calcext:value-type="float">
            <text:p>1150.786</text:p>
          </table:table-cell>
          <table:table-cell office:value-type="float" office:value="961.724" calcext:value-type="float">
            <text:p>961.724</text:p>
          </table:table-cell>
          <table:table-cell office:value-type="float" office:value="2377.461" calcext:value-type="float">
            <text:p>2377.461</text:p>
          </table:table-cell>
          <table:table-cell office:value-type="float" office:value="6067.157" calcext:value-type="float">
            <text:p>6067.157</text:p>
          </table:table-cell>
        </table:table-row>
        <table:table-row table:style-name="ro1">
          <table:table-cell table:formula="of:=COUNTA([.$G101:.$G$2])/COUNTA([.$G$2:.$G$101])" office:value-type="percentage" office:value="1" calcext:value-type="percentage">
            <text:p>100.00%</text:p>
          </table:table-cell>
          <table:table-cell table:formula="of:=STDEV([.F101:.P101])" office:value-type="float" office:value="1690.96825363542" calcext:value-type="float">
            <text:p>1690.96825363542</text:p>
          </table:table-cell>
          <table:table-cell table:formula="of:=CONFIDENCE(0.05;[.B101];10)" office:value-type="float" office:value="1048.05372338795" calcext:value-type="float">
            <text:p>1048.05372338795</text:p>
          </table:table-cell>
          <table:table-cell table:formula="of:=[.$F101]+[.$C101]" office:value-type="float" office:value="3784.61702338795" calcext:value-type="float">
            <text:p>3784.61702338795</text:p>
          </table:table-cell>
          <table:table-cell table:formula="of:=[.$F101]-[.$C101]" office:value-type="float" office:value="1688.50957661205" calcext:value-type="float">
            <text:p>1688.50957661205</text:p>
          </table:table-cell>
          <table:table-cell table:formula="of:=AVERAGE([.G101:.P101])" office:value-type="float" office:value="2736.5633" calcext:value-type="float">
            <text:p>2736.5633</text:p>
          </table:table-cell>
          <table:table-cell office:value-type="float" office:value="5284.289" calcext:value-type="float">
            <text:p>5284.289</text:p>
          </table:table-cell>
          <table:table-cell office:value-type="float" office:value="1623.602" calcext:value-type="float">
            <text:p>1623.602</text:p>
          </table:table-cell>
          <table:table-cell office:value-type="float" office:value="3790.701" calcext:value-type="float">
            <text:p>3790.701</text:p>
          </table:table-cell>
          <table:table-cell office:value-type="float" office:value="1282.054" calcext:value-type="float">
            <text:p>1282.054</text:p>
          </table:table-cell>
          <table:table-cell office:value-type="float" office:value="1552.311" calcext:value-type="float">
            <text:p>1552.311</text:p>
          </table:table-cell>
          <table:table-cell office:value-type="float" office:value="2636.606" calcext:value-type="float">
            <text:p>2636.606</text:p>
          </table:table-cell>
          <table:table-cell office:value-type="float" office:value="1233.85" calcext:value-type="float">
            <text:p>1233.85</text:p>
          </table:table-cell>
          <table:table-cell office:value-type="float" office:value="1057.023" calcext:value-type="float">
            <text:p>1057.023</text:p>
          </table:table-cell>
          <table:table-cell office:value-type="float" office:value="2831.435" calcext:value-type="float">
            <text:p>2831.435</text:p>
          </table:table-cell>
          <table:table-cell office:value-type="float" office:value="6073.762" calcext:value-type="float">
            <text:p>6073.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16:12.211655176</meta:creation-date>
    <dc:date>2019-12-05T11:31:06.529225990</dc:date>
    <meta:editing-duration>PT4M34S</meta:editing-duration>
    <meta:editing-cycles>1</meta:editing-cycles>
    <meta:generator>LibreOffice/6.0.7.3$Linux_X86_64 LibreOffice_project/00m0$Build-3</meta:generator>
    <meta:document-statistic meta:table-count="1" meta:cell-count="1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708cm" svg:height="18.089cm" xlink:href=".." xlink:type="simple" chart:class="chart:scatter" chart:style-name="ch1">
        <chart:legend chart:legend-position="end" svg:x="45.512cm" svg:y="8.247cm" style:legend-expansion="high" chart:style-name="ch2"/>
        <chart:plot-area chart:style-name="ch3" table:cell-range-address="Sheet1.A1:Sheet1.A101 Sheet1.F1:Sheet1.F101 Sheet1.D1:Sheet1.E1" chart:data-source-has-labels="row" svg:x="0.974cm" svg:y="0.361cm" svg:width="43.564cm" svg:height="17.367cm">
          <chartooo:coordinate-region svg:x="2.389cm" svg:y="0.561cm" svg:width="41.592cm" svg:height="16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1" chart:label-cell-address="Sheet1.F1:Sheet1.F1" chart:class="chart:scatter">
            <chart:domain table:cell-range-address="Sheet1.F2:Sheet1.F101"/>
            <chart:data-point chart:repeated="100"/>
          </chart:series>
          <chart:series chart:style-name="ch8" chart:values-cell-range-address="Sheet1.A2:Sheet1.A101" chart:label-cell-address="Sheet1.D1:Sheet1.D1" chart:class="chart:scatter">
            <chart:domain table:cell-range-address="Sheet1.D2:Sheet1.D101"/>
            <chart:data-point chart:repeated="100"/>
          </chart:series>
          <chart:series chart:style-name="ch9" chart:values-cell-range-address="Sheet1.A2:Sheet1.A101" chart:label-cell-address="Sheet1.E1:Sheet1.E1" chart:class="chart:scatter">
            <chart:domain table:cell-range-address="Sheet1.E2:Sheet1.E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G</text:p>
                <draw:g>
                  <svg:desc>Sheet1.F1:Sheet1.F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Konfidenz +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nfidenz -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2:Sheet1.F101</svg:desc>
                </draw:g>
              </table:table-cell>
              <table:table-cell office:value-type="float" office:value="0.01">
                <text:p>0.01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D2:Sheet1.D101</svg:desc>
                </draw:g>
              </table:table-cell>
              <table:table-cell office:value-type="float" office:value="0.01">
                <text:p>0.01</text:p>
                <draw:g>
                  <svg:desc>Sheet1.A2:Sheet1.A101</svg:desc>
                </draw:g>
              </table:table-cell>
              <table:table-cell office:value-type="float" office:value="0">
                <text:p>0</text:p>
                <draw:g>
                  <svg:desc>Sheet1.E2:Sheet1.E101</svg:desc>
                </draw:g>
              </table:table-cell>
              <table:table-cell office:value-type="float" office:value="0.01">
                <text:p>0.01</text:p>
                <draw:g>
                  <svg:desc>Sheet1.A2:Sheet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2.0971">
                <text:p>242.0971</text:p>
              </table:table-cell>
              <table:table-cell office:value-type="float" office:value="0.02">
                <text:p>0.02</text:p>
              </table:table-cell>
              <table:table-cell office:value-type="float" office:value="342.677682506997">
                <text:p>342.677682506997</text:p>
              </table:table-cell>
              <table:table-cell office:value-type="float" office:value="0.02">
                <text:p>0.02</text:p>
              </table:table-cell>
              <table:table-cell office:value-type="float" office:value="141.516517493003">
                <text:p>141.5165174930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3.5943">
                <text:p>283.5943</text:p>
              </table:table-cell>
              <table:table-cell office:value-type="float" office:value="0.03">
                <text:p>0.03</text:p>
              </table:table-cell>
              <table:table-cell office:value-type="float" office:value="391.649145622971">
                <text:p>391.649145622971</text:p>
              </table:table-cell>
              <table:table-cell office:value-type="float" office:value="0.03">
                <text:p>0.03</text:p>
              </table:table-cell>
              <table:table-cell office:value-type="float" office:value="175.539454377029">
                <text:p>175.5394543770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6.8467">
                <text:p>296.8467</text:p>
              </table:table-cell>
              <table:table-cell office:value-type="float" office:value="0.04">
                <text:p>0.04</text:p>
              </table:table-cell>
              <table:table-cell office:value-type="float" office:value="401.994124782651">
                <text:p>401.994124782651</text:p>
              </table:table-cell>
              <table:table-cell office:value-type="float" office:value="0.04">
                <text:p>0.04</text:p>
              </table:table-cell>
              <table:table-cell office:value-type="float" office:value="191.699275217349">
                <text:p>191.6992752173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.8584">
                <text:p>312.8584</text:p>
              </table:table-cell>
              <table:table-cell office:value-type="float" office:value="0.05">
                <text:p>0.05</text:p>
              </table:table-cell>
              <table:table-cell office:value-type="float" office:value="414.143384188392">
                <text:p>414.143384188392</text:p>
              </table:table-cell>
              <table:table-cell office:value-type="float" office:value="0.05">
                <text:p>0.05</text:p>
              </table:table-cell>
              <table:table-cell office:value-type="float" office:value="211.573415811608">
                <text:p>211.5734158116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.5339">
                <text:p>321.5339</text:p>
              </table:table-cell>
              <table:table-cell office:value-type="float" office:value="0.06">
                <text:p>0.06</text:p>
              </table:table-cell>
              <table:table-cell office:value-type="float" office:value="425.255050519379">
                <text:p>425.255050519379</text:p>
              </table:table-cell>
              <table:table-cell office:value-type="float" office:value="0.06">
                <text:p>0.06</text:p>
              </table:table-cell>
              <table:table-cell office:value-type="float" office:value="217.812749480621">
                <text:p>217.8127494806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.9486">
                <text:p>343.9486</text:p>
              </table:table-cell>
              <table:table-cell office:value-type="float" office:value="0.07">
                <text:p>0.07</text:p>
              </table:table-cell>
              <table:table-cell office:value-type="float" office:value="449.024506487615">
                <text:p>449.024506487615</text:p>
              </table:table-cell>
              <table:table-cell office:value-type="float" office:value="0.07">
                <text:p>0.07</text:p>
              </table:table-cell>
              <table:table-cell office:value-type="float" office:value="238.872693512385">
                <text:p>238.87269351238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8.924">
                <text:p>348.924</text:p>
              </table:table-cell>
              <table:table-cell office:value-type="float" office:value="0.08">
                <text:p>0.08</text:p>
              </table:table-cell>
              <table:table-cell office:value-type="float" office:value="452.786409809553">
                <text:p>452.786409809553</text:p>
              </table:table-cell>
              <table:table-cell office:value-type="float" office:value="0.08">
                <text:p>0.08</text:p>
              </table:table-cell>
              <table:table-cell office:value-type="float" office:value="245.061590190447">
                <text:p>245.0615901904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3.7494">
                <text:p>353.7494</text:p>
              </table:table-cell>
              <table:table-cell office:value-type="float" office:value="0.09">
                <text:p>0.09</text:p>
              </table:table-cell>
              <table:table-cell office:value-type="float" office:value="462.009955528141">
                <text:p>462.009955528141</text:p>
              </table:table-cell>
              <table:table-cell office:value-type="float" office:value="0.09">
                <text:p>0.09</text:p>
              </table:table-cell>
              <table:table-cell office:value-type="float" office:value="245.488844471859">
                <text:p>245.48884447185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8984">
                <text:p>357.8984</text:p>
              </table:table-cell>
              <table:table-cell office:value-type="float" office:value="0.1">
                <text:p>0.1</text:p>
              </table:table-cell>
              <table:table-cell office:value-type="float" office:value="465.545132803692">
                <text:p>465.545132803692</text:p>
              </table:table-cell>
              <table:table-cell office:value-type="float" office:value="0.1">
                <text:p>0.1</text:p>
              </table:table-cell>
              <table:table-cell office:value-type="float" office:value="250.251667196308">
                <text:p>250.2516671963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2.6333">
                <text:p>362.6333</text:p>
              </table:table-cell>
              <table:table-cell office:value-type="float" office:value="0.11">
                <text:p>0.11</text:p>
              </table:table-cell>
              <table:table-cell office:value-type="float" office:value="471.592999961076">
                <text:p>471.592999961076</text:p>
              </table:table-cell>
              <table:table-cell office:value-type="float" office:value="0.11">
                <text:p>0.11</text:p>
              </table:table-cell>
              <table:table-cell office:value-type="float" office:value="253.673600038924">
                <text:p>253.6736000389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.3691">
                <text:p>366.3691</text:p>
              </table:table-cell>
              <table:table-cell office:value-type="float" office:value="0.12">
                <text:p>0.12</text:p>
              </table:table-cell>
              <table:table-cell office:value-type="float" office:value="475.105843244878">
                <text:p>475.105843244878</text:p>
              </table:table-cell>
              <table:table-cell office:value-type="float" office:value="0.12">
                <text:p>0.12</text:p>
              </table:table-cell>
              <table:table-cell office:value-type="float" office:value="257.632356755122">
                <text:p>257.6323567551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.0555">
                <text:p>375.0555</text:p>
              </table:table-cell>
              <table:table-cell office:value-type="float" office:value="0.13">
                <text:p>0.13</text:p>
              </table:table-cell>
              <table:table-cell office:value-type="float" office:value="486.223188636577">
                <text:p>486.223188636577</text:p>
              </table:table-cell>
              <table:table-cell office:value-type="float" office:value="0.13">
                <text:p>0.13</text:p>
              </table:table-cell>
              <table:table-cell office:value-type="float" office:value="263.887811363423">
                <text:p>263.8878113634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9.9029">
                <text:p>379.9029</text:p>
              </table:table-cell>
              <table:table-cell office:value-type="float" office:value="0.14">
                <text:p>0.14</text:p>
              </table:table-cell>
              <table:table-cell office:value-type="float" office:value="492.276651354973">
                <text:p>492.276651354973</text:p>
              </table:table-cell>
              <table:table-cell office:value-type="float" office:value="0.14">
                <text:p>0.14</text:p>
              </table:table-cell>
              <table:table-cell office:value-type="float" office:value="267.529148645027">
                <text:p>267.5291486450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.3683">
                <text:p>387.3683</text:p>
              </table:table-cell>
              <table:table-cell office:value-type="float" office:value="0.15">
                <text:p>0.15</text:p>
              </table:table-cell>
              <table:table-cell office:value-type="float" office:value="500.462822899133">
                <text:p>500.462822899133</text:p>
              </table:table-cell>
              <table:table-cell office:value-type="float" office:value="0.15">
                <text:p>0.15</text:p>
              </table:table-cell>
              <table:table-cell office:value-type="float" office:value="274.273777100867">
                <text:p>274.27377710086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9.4987">
                <text:p>389.4987</text:p>
              </table:table-cell>
              <table:table-cell office:value-type="float" office:value="0.16">
                <text:p>0.16</text:p>
              </table:table-cell>
              <table:table-cell office:value-type="float" office:value="504.41609844315">
                <text:p>504.41609844315</text:p>
              </table:table-cell>
              <table:table-cell office:value-type="float" office:value="0.16">
                <text:p>0.16</text:p>
              </table:table-cell>
              <table:table-cell office:value-type="float" office:value="274.58130155685">
                <text:p>274.5813015568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4.1246">
                <text:p>394.1246</text:p>
              </table:table-cell>
              <table:table-cell office:value-type="float" office:value="0.17">
                <text:p>0.17</text:p>
              </table:table-cell>
              <table:table-cell office:value-type="float" office:value="508.944808547772">
                <text:p>508.944808547772</text:p>
              </table:table-cell>
              <table:table-cell office:value-type="float" office:value="0.17">
                <text:p>0.17</text:p>
              </table:table-cell>
              <table:table-cell office:value-type="float" office:value="279.304391452228">
                <text:p>279.30439145222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7.4694">
                <text:p>397.4694</text:p>
              </table:table-cell>
              <table:table-cell office:value-type="float" office:value="0.18">
                <text:p>0.18</text:p>
              </table:table-cell>
              <table:table-cell office:value-type="float" office:value="511.655075811088">
                <text:p>511.655075811088</text:p>
              </table:table-cell>
              <table:table-cell office:value-type="float" office:value="0.18">
                <text:p>0.18</text:p>
              </table:table-cell>
              <table:table-cell office:value-type="float" office:value="283.283724188912">
                <text:p>283.2837241889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.8989">
                <text:p>400.8989</text:p>
              </table:table-cell>
              <table:table-cell office:value-type="float" office:value="0.19">
                <text:p>0.19</text:p>
              </table:table-cell>
              <table:table-cell office:value-type="float" office:value="514.797720957434">
                <text:p>514.797720957434</text:p>
              </table:table-cell>
              <table:table-cell office:value-type="float" office:value="0.19">
                <text:p>0.19</text:p>
              </table:table-cell>
              <table:table-cell office:value-type="float" office:value="287.000079042566">
                <text:p>287.00007904256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.8985">
                <text:p>404.8985</text:p>
              </table:table-cell>
              <table:table-cell office:value-type="float" office:value="0.2">
                <text:p>0.2</text:p>
              </table:table-cell>
              <table:table-cell office:value-type="float" office:value="518.329012753789">
                <text:p>518.329012753789</text:p>
              </table:table-cell>
              <table:table-cell office:value-type="float" office:value="0.2">
                <text:p>0.2</text:p>
              </table:table-cell>
              <table:table-cell office:value-type="float" office:value="291.467987246211">
                <text:p>291.4679872462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7.2366">
                <text:p>407.2366</text:p>
              </table:table-cell>
              <table:table-cell office:value-type="float" office:value="0.21">
                <text:p>0.21</text:p>
              </table:table-cell>
              <table:table-cell office:value-type="float" office:value="520.695350568626">
                <text:p>520.695350568626</text:p>
              </table:table-cell>
              <table:table-cell office:value-type="float" office:value="0.21">
                <text:p>0.21</text:p>
              </table:table-cell>
              <table:table-cell office:value-type="float" office:value="293.777849431374">
                <text:p>293.77784943137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.7855">
                <text:p>411.7855</text:p>
              </table:table-cell>
              <table:table-cell office:value-type="float" office:value="0.22">
                <text:p>0.22</text:p>
              </table:table-cell>
              <table:table-cell office:value-type="float" office:value="527.186980120315">
                <text:p>527.186980120315</text:p>
              </table:table-cell>
              <table:table-cell office:value-type="float" office:value="0.22">
                <text:p>0.22</text:p>
              </table:table-cell>
              <table:table-cell office:value-type="float" office:value="296.384019879685">
                <text:p>296.38401987968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7.8356">
                <text:p>417.8356</text:p>
              </table:table-cell>
              <table:table-cell office:value-type="float" office:value="0.23">
                <text:p>0.23</text:p>
              </table:table-cell>
              <table:table-cell office:value-type="float" office:value="532.090756519359">
                <text:p>532.090756519359</text:p>
              </table:table-cell>
              <table:table-cell office:value-type="float" office:value="0.23">
                <text:p>0.23</text:p>
              </table:table-cell>
              <table:table-cell office:value-type="float" office:value="303.580443480641">
                <text:p>303.58044348064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6.4152">
                <text:p>426.4152</text:p>
              </table:table-cell>
              <table:table-cell office:value-type="float" office:value="0.24">
                <text:p>0.24</text:p>
              </table:table-cell>
              <table:table-cell office:value-type="float" office:value="538.806448238599">
                <text:p>538.806448238599</text:p>
              </table:table-cell>
              <table:table-cell office:value-type="float" office:value="0.24">
                <text:p>0.24</text:p>
              </table:table-cell>
              <table:table-cell office:value-type="float" office:value="314.023951761401">
                <text:p>314.02395176140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2.3691">
                <text:p>432.3691</text:p>
              </table:table-cell>
              <table:table-cell office:value-type="float" office:value="0.25">
                <text:p>0.25</text:p>
              </table:table-cell>
              <table:table-cell office:value-type="float" office:value="544.057031582853">
                <text:p>544.057031582853</text:p>
              </table:table-cell>
              <table:table-cell office:value-type="float" office:value="0.25">
                <text:p>0.25</text:p>
              </table:table-cell>
              <table:table-cell office:value-type="float" office:value="320.681168417147">
                <text:p>320.6811684171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.255">
                <text:p>437.255</text:p>
              </table:table-cell>
              <table:table-cell office:value-type="float" office:value="0.26">
                <text:p>0.26</text:p>
              </table:table-cell>
              <table:table-cell office:value-type="float" office:value="548.062531356619">
                <text:p>548.062531356619</text:p>
              </table:table-cell>
              <table:table-cell office:value-type="float" office:value="0.26">
                <text:p>0.26</text:p>
              </table:table-cell>
              <table:table-cell office:value-type="float" office:value="326.447468643381">
                <text:p>326.44746864338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.9327">
                <text:p>448.9327</text:p>
              </table:table-cell>
              <table:table-cell office:value-type="float" office:value="0.27">
                <text:p>0.27</text:p>
              </table:table-cell>
              <table:table-cell office:value-type="float" office:value="574.217421742204">
                <text:p>574.217421742204</text:p>
              </table:table-cell>
              <table:table-cell office:value-type="float" office:value="0.27">
                <text:p>0.27</text:p>
              </table:table-cell>
              <table:table-cell office:value-type="float" office:value="323.647978257796">
                <text:p>323.64797825779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1.936">
                <text:p>451.936</text:p>
              </table:table-cell>
              <table:table-cell office:value-type="float" office:value="0.28">
                <text:p>0.28</text:p>
              </table:table-cell>
              <table:table-cell office:value-type="float" office:value="576.806936103056">
                <text:p>576.806936103056</text:p>
              </table:table-cell>
              <table:table-cell office:value-type="float" office:value="0.28">
                <text:p>0.28</text:p>
              </table:table-cell>
              <table:table-cell office:value-type="float" office:value="327.065063896944">
                <text:p>327.0650638969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5.0125">
                <text:p>465.0125</text:p>
              </table:table-cell>
              <table:table-cell office:value-type="float" office:value="0.29">
                <text:p>0.29</text:p>
              </table:table-cell>
              <table:table-cell office:value-type="float" office:value="591.54051192628">
                <text:p>591.54051192628</text:p>
              </table:table-cell>
              <table:table-cell office:value-type="float" office:value="0.29">
                <text:p>0.29</text:p>
              </table:table-cell>
              <table:table-cell office:value-type="float" office:value="338.48448807372">
                <text:p>338.4844880737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5.0879">
                <text:p>475.0879</text:p>
              </table:table-cell>
              <table:table-cell office:value-type="float" office:value="0.3">
                <text:p>0.3</text:p>
              </table:table-cell>
              <table:table-cell office:value-type="float" office:value="603.154540874925">
                <text:p>603.154540874925</text:p>
              </table:table-cell>
              <table:table-cell office:value-type="float" office:value="0.3">
                <text:p>0.3</text:p>
              </table:table-cell>
              <table:table-cell office:value-type="float" office:value="347.021259125075">
                <text:p>347.0212591250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5.4281">
                <text:p>485.4281</text:p>
              </table:table-cell>
              <table:table-cell office:value-type="float" office:value="0.31">
                <text:p>0.31</text:p>
              </table:table-cell>
              <table:table-cell office:value-type="float" office:value="613.527719892645">
                <text:p>613.527719892645</text:p>
              </table:table-cell>
              <table:table-cell office:value-type="float" office:value="0.31">
                <text:p>0.31</text:p>
              </table:table-cell>
              <table:table-cell office:value-type="float" office:value="357.328480107355">
                <text:p>357.32848010735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9.5212">
                <text:p>489.5212</text:p>
              </table:table-cell>
              <table:table-cell office:value-type="float" office:value="0.32">
                <text:p>0.32</text:p>
              </table:table-cell>
              <table:table-cell office:value-type="float" office:value="617.174156098337">
                <text:p>617.174156098337</text:p>
              </table:table-cell>
              <table:table-cell office:value-type="float" office:value="0.32">
                <text:p>0.32</text:p>
              </table:table-cell>
              <table:table-cell office:value-type="float" office:value="361.868243901663">
                <text:p>361.86824390166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4.2415">
                <text:p>494.2415</text:p>
              </table:table-cell>
              <table:table-cell office:value-type="float" office:value="0.33">
                <text:p>0.33</text:p>
              </table:table-cell>
              <table:table-cell office:value-type="float" office:value="620.60635059091">
                <text:p>620.60635059091</text:p>
              </table:table-cell>
              <table:table-cell office:value-type="float" office:value="0.33">
                <text:p>0.33</text:p>
              </table:table-cell>
              <table:table-cell office:value-type="float" office:value="367.87664940909">
                <text:p>367.8766494090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7.1754">
                <text:p>507.1754</text:p>
              </table:table-cell>
              <table:table-cell office:value-type="float" office:value="0.34">
                <text:p>0.34</text:p>
              </table:table-cell>
              <table:table-cell office:value-type="float" office:value="631.488341853097">
                <text:p>631.488341853097</text:p>
              </table:table-cell>
              <table:table-cell office:value-type="float" office:value="0.34">
                <text:p>0.34</text:p>
              </table:table-cell>
              <table:table-cell office:value-type="float" office:value="382.862458146903">
                <text:p>382.86245814690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2.1507">
                <text:p>512.1507</text:p>
              </table:table-cell>
              <table:table-cell office:value-type="float" office:value="0.35">
                <text:p>0.35</text:p>
              </table:table-cell>
              <table:table-cell office:value-type="float" office:value="635.271736560222">
                <text:p>635.271736560222</text:p>
              </table:table-cell>
              <table:table-cell office:value-type="float" office:value="0.35">
                <text:p>0.35</text:p>
              </table:table-cell>
              <table:table-cell office:value-type="float" office:value="389.029663439778">
                <text:p>389.02966343977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8.7192">
                <text:p>538.7192</text:p>
              </table:table-cell>
              <table:table-cell office:value-type="float" office:value="0.36">
                <text:p>0.36</text:p>
              </table:table-cell>
              <table:table-cell office:value-type="float" office:value="659.020785876755">
                <text:p>659.020785876755</text:p>
              </table:table-cell>
              <table:table-cell office:value-type="float" office:value="0.36">
                <text:p>0.36</text:p>
              </table:table-cell>
              <table:table-cell office:value-type="float" office:value="418.417614123245">
                <text:p>418.4176141232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6.9692">
                <text:p>546.9692</text:p>
              </table:table-cell>
              <table:table-cell office:value-type="float" office:value="0.37">
                <text:p>0.37</text:p>
              </table:table-cell>
              <table:table-cell office:value-type="float" office:value="665.931674580347">
                <text:p>665.931674580347</text:p>
              </table:table-cell>
              <table:table-cell office:value-type="float" office:value="0.37">
                <text:p>0.37</text:p>
              </table:table-cell>
              <table:table-cell office:value-type="float" office:value="428.006725419653">
                <text:p>428.00672541965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4.8929">
                <text:p>554.8929</text:p>
              </table:table-cell>
              <table:table-cell office:value-type="float" office:value="0.38">
                <text:p>0.38</text:p>
              </table:table-cell>
              <table:table-cell office:value-type="float" office:value="673.66130274852">
                <text:p>673.66130274852</text:p>
              </table:table-cell>
              <table:table-cell office:value-type="float" office:value="0.38">
                <text:p>0.38</text:p>
              </table:table-cell>
              <table:table-cell office:value-type="float" office:value="436.12449725148">
                <text:p>436.1244972514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3.3277">
                <text:p>573.3277</text:p>
              </table:table-cell>
              <table:table-cell office:value-type="float" office:value="0.39">
                <text:p>0.39</text:p>
              </table:table-cell>
              <table:table-cell office:value-type="float" office:value="693.193285332249">
                <text:p>693.193285332249</text:p>
              </table:table-cell>
              <table:table-cell office:value-type="float" office:value="0.39">
                <text:p>0.39</text:p>
              </table:table-cell>
              <table:table-cell office:value-type="float" office:value="453.462114667751">
                <text:p>453.46211466775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.2508">
                <text:p>585.2508</text:p>
              </table:table-cell>
              <table:table-cell office:value-type="float" office:value="0.4">
                <text:p>0.4</text:p>
              </table:table-cell>
              <table:table-cell office:value-type="float" office:value="701.432207451068">
                <text:p>701.432207451068</text:p>
              </table:table-cell>
              <table:table-cell office:value-type="float" office:value="0.4">
                <text:p>0.4</text:p>
              </table:table-cell>
              <table:table-cell office:value-type="float" office:value="469.069392548932">
                <text:p>469.0693925489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1.5773">
                <text:p>591.5773</text:p>
              </table:table-cell>
              <table:table-cell office:value-type="float" office:value="0.41">
                <text:p>0.41</text:p>
              </table:table-cell>
              <table:table-cell office:value-type="float" office:value="705.505409889382">
                <text:p>705.505409889382</text:p>
              </table:table-cell>
              <table:table-cell office:value-type="float" office:value="0.41">
                <text:p>0.41</text:p>
              </table:table-cell>
              <table:table-cell office:value-type="float" office:value="477.649190110618">
                <text:p>477.64919011061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4.3274">
                <text:p>594.3274</text:p>
              </table:table-cell>
              <table:table-cell office:value-type="float" office:value="0.42">
                <text:p>0.42</text:p>
              </table:table-cell>
              <table:table-cell office:value-type="float" office:value="707.423214149491">
                <text:p>707.423214149491</text:p>
              </table:table-cell>
              <table:table-cell office:value-type="float" office:value="0.42">
                <text:p>0.42</text:p>
              </table:table-cell>
              <table:table-cell office:value-type="float" office:value="481.231585850509">
                <text:p>481.23158585050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8.9196">
                <text:p>598.9196</text:p>
              </table:table-cell>
              <table:table-cell office:value-type="float" office:value="0.43">
                <text:p>0.43</text:p>
              </table:table-cell>
              <table:table-cell office:value-type="float" office:value="711.162323646967">
                <text:p>711.162323646967</text:p>
              </table:table-cell>
              <table:table-cell office:value-type="float" office:value="0.43">
                <text:p>0.43</text:p>
              </table:table-cell>
              <table:table-cell office:value-type="float" office:value="486.676876353033">
                <text:p>486.6768763530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1.97">
                <text:p>601.97</text:p>
              </table:table-cell>
              <table:table-cell office:value-type="float" office:value="0.44">
                <text:p>0.44</text:p>
              </table:table-cell>
              <table:table-cell office:value-type="float" office:value="713.322218479901">
                <text:p>713.322218479901</text:p>
              </table:table-cell>
              <table:table-cell office:value-type="float" office:value="0.44">
                <text:p>0.44</text:p>
              </table:table-cell>
              <table:table-cell office:value-type="float" office:value="490.617781520099">
                <text:p>490.61778152009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1.3373">
                <text:p>611.3373</text:p>
              </table:table-cell>
              <table:table-cell office:value-type="float" office:value="0.45">
                <text:p>0.45</text:p>
              </table:table-cell>
              <table:table-cell office:value-type="float" office:value="725.941062278768">
                <text:p>725.941062278768</text:p>
              </table:table-cell>
              <table:table-cell office:value-type="float" office:value="0.45">
                <text:p>0.45</text:p>
              </table:table-cell>
              <table:table-cell office:value-type="float" office:value="496.733537721232">
                <text:p>496.7335377212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.8947">
                <text:p>615.8947</text:p>
              </table:table-cell>
              <table:table-cell office:value-type="float" office:value="0.46">
                <text:p>0.46</text:p>
              </table:table-cell>
              <table:table-cell office:value-type="float" office:value="729.123816788694">
                <text:p>729.123816788694</text:p>
              </table:table-cell>
              <table:table-cell office:value-type="float" office:value="0.46">
                <text:p>0.46</text:p>
              </table:table-cell>
              <table:table-cell office:value-type="float" office:value="502.665583211307">
                <text:p>502.66558321130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3.065">
                <text:p>623.065</text:p>
              </table:table-cell>
              <table:table-cell office:value-type="float" office:value="0.47">
                <text:p>0.47</text:p>
              </table:table-cell>
              <table:table-cell office:value-type="float" office:value="733.539957037217">
                <text:p>733.539957037217</text:p>
              </table:table-cell>
              <table:table-cell office:value-type="float" office:value="0.47">
                <text:p>0.47</text:p>
              </table:table-cell>
              <table:table-cell office:value-type="float" office:value="512.590042962783">
                <text:p>512.5900429627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4.3386">
                <text:p>634.3386</text:p>
              </table:table-cell>
              <table:table-cell office:value-type="float" office:value="0.48">
                <text:p>0.48</text:p>
              </table:table-cell>
              <table:table-cell office:value-type="float" office:value="741.510830806782">
                <text:p>741.510830806782</text:p>
              </table:table-cell>
              <table:table-cell office:value-type="float" office:value="0.48">
                <text:p>0.48</text:p>
              </table:table-cell>
              <table:table-cell office:value-type="float" office:value="527.166369193218">
                <text:p>527.16636919321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3.8961">
                <text:p>653.8961</text:p>
              </table:table-cell>
              <table:table-cell office:value-type="float" office:value="0.49">
                <text:p>0.49</text:p>
              </table:table-cell>
              <table:table-cell office:value-type="float" office:value="757.489903856201">
                <text:p>757.489903856201</text:p>
              </table:table-cell>
              <table:table-cell office:value-type="float" office:value="0.49">
                <text:p>0.49</text:p>
              </table:table-cell>
              <table:table-cell office:value-type="float" office:value="550.302296143799">
                <text:p>550.30229614379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5.6678">
                <text:p>665.6678</text:p>
              </table:table-cell>
              <table:table-cell office:value-type="float" office:value="0.5">
                <text:p>0.5</text:p>
              </table:table-cell>
              <table:table-cell office:value-type="float" office:value="767.146942662441">
                <text:p>767.146942662441</text:p>
              </table:table-cell>
              <table:table-cell office:value-type="float" office:value="0.5">
                <text:p>0.5</text:p>
              </table:table-cell>
              <table:table-cell office:value-type="float" office:value="564.188657337559">
                <text:p>564.1886573375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9.1942">
                <text:p>669.1942</text:p>
              </table:table-cell>
              <table:table-cell office:value-type="float" office:value="0.51">
                <text:p>0.51</text:p>
              </table:table-cell>
              <table:table-cell office:value-type="float" office:value="770.404673570997">
                <text:p>770.404673570997</text:p>
              </table:table-cell>
              <table:table-cell office:value-type="float" office:value="0.51">
                <text:p>0.51</text:p>
              </table:table-cell>
              <table:table-cell office:value-type="float" office:value="567.983726429003">
                <text:p>567.98372642900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7.0304">
                <text:p>677.0304</text:p>
              </table:table-cell>
              <table:table-cell office:value-type="float" office:value="0.52">
                <text:p>0.52</text:p>
              </table:table-cell>
              <table:table-cell office:value-type="float" office:value="775.761907123435">
                <text:p>775.761907123435</text:p>
              </table:table-cell>
              <table:table-cell office:value-type="float" office:value="0.52">
                <text:p>0.52</text:p>
              </table:table-cell>
              <table:table-cell office:value-type="float" office:value="578.298892876565">
                <text:p>578.29889287656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3.4969">
                <text:p>683.4969</text:p>
              </table:table-cell>
              <table:table-cell office:value-type="float" office:value="0.53">
                <text:p>0.53</text:p>
              </table:table-cell>
              <table:table-cell office:value-type="float" office:value="780.883455634734">
                <text:p>780.883455634734</text:p>
              </table:table-cell>
              <table:table-cell office:value-type="float" office:value="0.53">
                <text:p>0.53</text:p>
              </table:table-cell>
              <table:table-cell office:value-type="float" office:value="586.110344365266">
                <text:p>586.11034436526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7.2276">
                <text:p>687.2276</text:p>
              </table:table-cell>
              <table:table-cell office:value-type="float" office:value="0.54">
                <text:p>0.54</text:p>
              </table:table-cell>
              <table:table-cell office:value-type="float" office:value="784.328542250647">
                <text:p>784.328542250647</text:p>
              </table:table-cell>
              <table:table-cell office:value-type="float" office:value="0.54">
                <text:p>0.54</text:p>
              </table:table-cell>
              <table:table-cell office:value-type="float" office:value="590.126657749354">
                <text:p>590.1266577493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3.7335">
                <text:p>693.7335</text:p>
              </table:table-cell>
              <table:table-cell office:value-type="float" office:value="0.55">
                <text:p>0.55</text:p>
              </table:table-cell>
              <table:table-cell office:value-type="float" office:value="791.024846589811">
                <text:p>791.024846589811</text:p>
              </table:table-cell>
              <table:table-cell office:value-type="float" office:value="0.55">
                <text:p>0.55</text:p>
              </table:table-cell>
              <table:table-cell office:value-type="float" office:value="596.44215341019">
                <text:p>596.4421534101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7.9207">
                <text:p>707.9207</text:p>
              </table:table-cell>
              <table:table-cell office:value-type="float" office:value="0.56">
                <text:p>0.56</text:p>
              </table:table-cell>
              <table:table-cell office:value-type="float" office:value="806.125864512657">
                <text:p>806.125864512657</text:p>
              </table:table-cell>
              <table:table-cell office:value-type="float" office:value="0.56">
                <text:p>0.56</text:p>
              </table:table-cell>
              <table:table-cell office:value-type="float" office:value="609.715535487343">
                <text:p>609.71553548734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2.4421">
                <text:p>722.4421</text:p>
              </table:table-cell>
              <table:table-cell office:value-type="float" office:value="0.57">
                <text:p>0.57</text:p>
              </table:table-cell>
              <table:table-cell office:value-type="float" office:value="818.337102879583">
                <text:p>818.337102879583</text:p>
              </table:table-cell>
              <table:table-cell office:value-type="float" office:value="0.57">
                <text:p>0.57</text:p>
              </table:table-cell>
              <table:table-cell office:value-type="float" office:value="626.547097120417">
                <text:p>626.54709712041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1.1408">
                <text:p>731.1408</text:p>
              </table:table-cell>
              <table:table-cell office:value-type="float" office:value="0.58">
                <text:p>0.58</text:p>
              </table:table-cell>
              <table:table-cell office:value-type="float" office:value="826.034149756206">
                <text:p>826.034149756206</text:p>
              </table:table-cell>
              <table:table-cell office:value-type="float" office:value="0.58">
                <text:p>0.58</text:p>
              </table:table-cell>
              <table:table-cell office:value-type="float" office:value="636.247450243794">
                <text:p>636.24745024379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0.3344">
                <text:p>740.3344</text:p>
              </table:table-cell>
              <table:table-cell office:value-type="float" office:value="0.59">
                <text:p>0.59</text:p>
              </table:table-cell>
              <table:table-cell office:value-type="float" office:value="838.061183755099">
                <text:p>838.061183755099</text:p>
              </table:table-cell>
              <table:table-cell office:value-type="float" office:value="0.59">
                <text:p>0.59</text:p>
              </table:table-cell>
              <table:table-cell office:value-type="float" office:value="642.607616244901">
                <text:p>642.60761624490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9.2252">
                <text:p>749.2252</text:p>
              </table:table-cell>
              <table:table-cell office:value-type="float" office:value="0.6">
                <text:p>0.6</text:p>
              </table:table-cell>
              <table:table-cell office:value-type="float" office:value="849.672490399764">
                <text:p>849.672490399764</text:p>
              </table:table-cell>
              <table:table-cell office:value-type="float" office:value="0.6">
                <text:p>0.6</text:p>
              </table:table-cell>
              <table:table-cell office:value-type="float" office:value="648.777909600236">
                <text:p>648.7779096002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3.2652">
                <text:p>753.2652</text:p>
              </table:table-cell>
              <table:table-cell office:value-type="float" office:value="0.61">
                <text:p>0.61</text:p>
              </table:table-cell>
              <table:table-cell office:value-type="float" office:value="852.891956249199">
                <text:p>852.891956249199</text:p>
              </table:table-cell>
              <table:table-cell office:value-type="float" office:value="0.61">
                <text:p>0.61</text:p>
              </table:table-cell>
              <table:table-cell office:value-type="float" office:value="653.638443750801">
                <text:p>653.63844375080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4.5085">
                <text:p>774.5085</text:p>
              </table:table-cell>
              <table:table-cell office:value-type="float" office:value="0.62">
                <text:p>0.62</text:p>
              </table:table-cell>
              <table:table-cell office:value-type="float" office:value="876.539527500711">
                <text:p>876.539527500711</text:p>
              </table:table-cell>
              <table:table-cell office:value-type="float" office:value="0.62">
                <text:p>0.62</text:p>
              </table:table-cell>
              <table:table-cell office:value-type="float" office:value="672.477472499289">
                <text:p>672.47747249928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90.7632">
                <text:p>790.7632</text:p>
              </table:table-cell>
              <table:table-cell office:value-type="float" office:value="0.63">
                <text:p>0.63</text:p>
              </table:table-cell>
              <table:table-cell office:value-type="float" office:value="900.979013433742">
                <text:p>900.979013433742</text:p>
              </table:table-cell>
              <table:table-cell office:value-type="float" office:value="0.63">
                <text:p>0.63</text:p>
              </table:table-cell>
              <table:table-cell office:value-type="float" office:value="680.547386566258">
                <text:p>680.54738656625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4.02">
                <text:p>794.02</text:p>
              </table:table-cell>
              <table:table-cell office:value-type="float" office:value="0.64">
                <text:p>0.64</text:p>
              </table:table-cell>
              <table:table-cell office:value-type="float" office:value="902.815150893175">
                <text:p>902.815150893175</text:p>
              </table:table-cell>
              <table:table-cell office:value-type="float" office:value="0.64">
                <text:p>0.64</text:p>
              </table:table-cell>
              <table:table-cell office:value-type="float" office:value="685.224849106826">
                <text:p>685.22484910682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8.5382">
                <text:p>798.5382</text:p>
              </table:table-cell>
              <table:table-cell office:value-type="float" office:value="0.65">
                <text:p>0.65</text:p>
              </table:table-cell>
              <table:table-cell office:value-type="float" office:value="906.63657904563">
                <text:p>906.63657904563</text:p>
              </table:table-cell>
              <table:table-cell office:value-type="float" office:value="0.65">
                <text:p>0.65</text:p>
              </table:table-cell>
              <table:table-cell office:value-type="float" office:value="690.43982095437">
                <text:p>690.4398209543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4.4253">
                <text:p>804.4253</text:p>
              </table:table-cell>
              <table:table-cell office:value-type="float" office:value="0.66">
                <text:p>0.66</text:p>
              </table:table-cell>
              <table:table-cell office:value-type="float" office:value="912.601889182251">
                <text:p>912.601889182251</text:p>
              </table:table-cell>
              <table:table-cell office:value-type="float" office:value="0.66">
                <text:p>0.66</text:p>
              </table:table-cell>
              <table:table-cell office:value-type="float" office:value="696.248710817749">
                <text:p>696.24871081774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2.8058">
                <text:p>812.8058</text:p>
              </table:table-cell>
              <table:table-cell office:value-type="float" office:value="0.67">
                <text:p>0.67</text:p>
              </table:table-cell>
              <table:table-cell office:value-type="float" office:value="920.266379844212">
                <text:p>920.266379844212</text:p>
              </table:table-cell>
              <table:table-cell office:value-type="float" office:value="0.67">
                <text:p>0.67</text:p>
              </table:table-cell>
              <table:table-cell office:value-type="float" office:value="705.345220155788">
                <text:p>705.34522015578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2.9216">
                <text:p>832.9216</text:p>
              </table:table-cell>
              <table:table-cell office:value-type="float" office:value="0.68">
                <text:p>0.68</text:p>
              </table:table-cell>
              <table:table-cell office:value-type="float" office:value="949.947213562978">
                <text:p>949.947213562978</text:p>
              </table:table-cell>
              <table:table-cell office:value-type="float" office:value="0.68">
                <text:p>0.68</text:p>
              </table:table-cell>
              <table:table-cell office:value-type="float" office:value="715.895986437022">
                <text:p>715.89598643702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3.5501">
                <text:p>843.5501</text:p>
              </table:table-cell>
              <table:table-cell office:value-type="float" office:value="0.69">
                <text:p>0.69</text:p>
              </table:table-cell>
              <table:table-cell office:value-type="float" office:value="959.46473395008">
                <text:p>959.46473395008</text:p>
              </table:table-cell>
              <table:table-cell office:value-type="float" office:value="0.69">
                <text:p>0.69</text:p>
              </table:table-cell>
              <table:table-cell office:value-type="float" office:value="727.63546604992">
                <text:p>727.6354660499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1.6021">
                <text:p>851.6021</text:p>
              </table:table-cell>
              <table:table-cell office:value-type="float" office:value="0.7">
                <text:p>0.7</text:p>
              </table:table-cell>
              <table:table-cell office:value-type="float" office:value="963.509448066206">
                <text:p>963.509448066206</text:p>
              </table:table-cell>
              <table:table-cell office:value-type="float" office:value="0.7">
                <text:p>0.7</text:p>
              </table:table-cell>
              <table:table-cell office:value-type="float" office:value="739.694751933794">
                <text:p>739.6947519337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5.4847">
                <text:p>855.4847</text:p>
              </table:table-cell>
              <table:table-cell office:value-type="float" office:value="0.71">
                <text:p>0.71</text:p>
              </table:table-cell>
              <table:table-cell office:value-type="float" office:value="969.018733658526">
                <text:p>969.018733658526</text:p>
              </table:table-cell>
              <table:table-cell office:value-type="float" office:value="0.71">
                <text:p>0.71</text:p>
              </table:table-cell>
              <table:table-cell office:value-type="float" office:value="741.950666341474">
                <text:p>741.95066634147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.7535">
                <text:p>873.7535</text:p>
              </table:table-cell>
              <table:table-cell office:value-type="float" office:value="0.72">
                <text:p>0.72</text:p>
              </table:table-cell>
              <table:table-cell office:value-type="float" office:value="995.399085357081">
                <text:p>995.399085357081</text:p>
              </table:table-cell>
              <table:table-cell office:value-type="float" office:value="0.72">
                <text:p>0.72</text:p>
              </table:table-cell>
              <table:table-cell office:value-type="float" office:value="752.10791464292">
                <text:p>752.1079146429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9.7107">
                <text:p>879.7107</text:p>
              </table:table-cell>
              <table:table-cell office:value-type="float" office:value="0.73">
                <text:p>0.73</text:p>
              </table:table-cell>
              <table:table-cell office:value-type="float" office:value="1000.18573382348">
                <text:p>1000.18573382348</text:p>
              </table:table-cell>
              <table:table-cell office:value-type="float" office:value="0.73">
                <text:p>0.73</text:p>
              </table:table-cell>
              <table:table-cell office:value-type="float" office:value="759.235666176523">
                <text:p>759.23566617652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2.6272">
                <text:p>882.6272</text:p>
              </table:table-cell>
              <table:table-cell office:value-type="float" office:value="0.74">
                <text:p>0.74</text:p>
              </table:table-cell>
              <table:table-cell office:value-type="float" office:value="1002.11104323898">
                <text:p>1002.11104323898</text:p>
              </table:table-cell>
              <table:table-cell office:value-type="float" office:value="0.74">
                <text:p>0.74</text:p>
              </table:table-cell>
              <table:table-cell office:value-type="float" office:value="763.143356761021">
                <text:p>763.14335676102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4.1118">
                <text:p>894.1118</text:p>
              </table:table-cell>
              <table:table-cell office:value-type="float" office:value="0.75">
                <text:p>0.75</text:p>
              </table:table-cell>
              <table:table-cell office:value-type="float" office:value="1018.33065636781">
                <text:p>1018.33065636781</text:p>
              </table:table-cell>
              <table:table-cell office:value-type="float" office:value="0.75">
                <text:p>0.75</text:p>
              </table:table-cell>
              <table:table-cell office:value-type="float" office:value="769.892943632186">
                <text:p>769.8929436321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8.7272">
                <text:p>898.7272</text:p>
              </table:table-cell>
              <table:table-cell office:value-type="float" office:value="0.76">
                <text:p>0.76</text:p>
              </table:table-cell>
              <table:table-cell office:value-type="float" office:value="1024.51081228987">
                <text:p>1024.51081228987</text:p>
              </table:table-cell>
              <table:table-cell office:value-type="float" office:value="0.76">
                <text:p>0.76</text:p>
              </table:table-cell>
              <table:table-cell office:value-type="float" office:value="772.943587710132">
                <text:p>772.94358771013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7.1279">
                <text:p>907.1279</text:p>
              </table:table-cell>
              <table:table-cell office:value-type="float" office:value="0.77">
                <text:p>0.77</text:p>
              </table:table-cell>
              <table:table-cell office:value-type="float" office:value="1034.29796962525">
                <text:p>1034.29796962525</text:p>
              </table:table-cell>
              <table:table-cell office:value-type="float" office:value="0.77">
                <text:p>0.77</text:p>
              </table:table-cell>
              <table:table-cell office:value-type="float" office:value="779.957830374755">
                <text:p>779.9578303747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2.8868">
                <text:p>912.8868</text:p>
              </table:table-cell>
              <table:table-cell office:value-type="float" office:value="0.78">
                <text:p>0.78</text:p>
              </table:table-cell>
              <table:table-cell office:value-type="float" office:value="1038.45632702463">
                <text:p>1038.45632702463</text:p>
              </table:table-cell>
              <table:table-cell office:value-type="float" office:value="0.78">
                <text:p>0.78</text:p>
              </table:table-cell>
              <table:table-cell office:value-type="float" office:value="787.317272975373">
                <text:p>787.31727297537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3.2946">
                <text:p>923.2946</text:p>
              </table:table-cell>
              <table:table-cell office:value-type="float" office:value="0.79">
                <text:p>0.79</text:p>
              </table:table-cell>
              <table:table-cell office:value-type="float" office:value="1060.25861393588">
                <text:p>1060.25861393588</text:p>
              </table:table-cell>
              <table:table-cell office:value-type="float" office:value="0.79">
                <text:p>0.79</text:p>
              </table:table-cell>
              <table:table-cell office:value-type="float" office:value="786.330586064122">
                <text:p>786.33058606412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1.5774">
                <text:p>931.5774</text:p>
              </table:table-cell>
              <table:table-cell office:value-type="float" office:value="0.8">
                <text:p>0.8</text:p>
              </table:table-cell>
              <table:table-cell office:value-type="float" office:value="1067.33488936103">
                <text:p>1067.33488936103</text:p>
              </table:table-cell>
              <table:table-cell office:value-type="float" office:value="0.8">
                <text:p>0.8</text:p>
              </table:table-cell>
              <table:table-cell office:value-type="float" office:value="795.819910638974">
                <text:p>795.8199106389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6.1105">
                <text:p>936.1105</text:p>
              </table:table-cell>
              <table:table-cell office:value-type="float" office:value="0.81">
                <text:p>0.81</text:p>
              </table:table-cell>
              <table:table-cell office:value-type="float" office:value="1071.23495594976">
                <text:p>1071.23495594976</text:p>
              </table:table-cell>
              <table:table-cell office:value-type="float" office:value="0.81">
                <text:p>0.81</text:p>
              </table:table-cell>
              <table:table-cell office:value-type="float" office:value="800.986044050238">
                <text:p>800.98604405023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42.3314">
                <text:p>942.3314</text:p>
              </table:table-cell>
              <table:table-cell office:value-type="float" office:value="0.82">
                <text:p>0.82</text:p>
              </table:table-cell>
              <table:table-cell office:value-type="float" office:value="1078.7617947479">
                <text:p>1078.7617947479</text:p>
              </table:table-cell>
              <table:table-cell office:value-type="float" office:value="0.82">
                <text:p>0.82</text:p>
              </table:table-cell>
              <table:table-cell office:value-type="float" office:value="805.901005252096">
                <text:p>805.90100525209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0.6909">
                <text:p>950.6909</text:p>
              </table:table-cell>
              <table:table-cell office:value-type="float" office:value="0.83">
                <text:p>0.83</text:p>
              </table:table-cell>
              <table:table-cell office:value-type="float" office:value="1085.95976507191">
                <text:p>1085.95976507191</text:p>
              </table:table-cell>
              <table:table-cell office:value-type="float" office:value="0.83">
                <text:p>0.83</text:p>
              </table:table-cell>
              <table:table-cell office:value-type="float" office:value="815.422034928092">
                <text:p>815.42203492809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59.0523">
                <text:p>959.0523</text:p>
              </table:table-cell>
              <table:table-cell office:value-type="float" office:value="0.84">
                <text:p>0.84</text:p>
              </table:table-cell>
              <table:table-cell office:value-type="float" office:value="1093.70941631841">
                <text:p>1093.70941631841</text:p>
              </table:table-cell>
              <table:table-cell office:value-type="float" office:value="0.84">
                <text:p>0.84</text:p>
              </table:table-cell>
              <table:table-cell office:value-type="float" office:value="824.395183681594">
                <text:p>824.39518368159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3.8808">
                <text:p>973.8808</text:p>
              </table:table-cell>
              <table:table-cell office:value-type="float" office:value="0.85">
                <text:p>0.85</text:p>
              </table:table-cell>
              <table:table-cell office:value-type="float" office:value="1106.49097723597">
                <text:p>1106.49097723597</text:p>
              </table:table-cell>
              <table:table-cell office:value-type="float" office:value="0.85">
                <text:p>0.85</text:p>
              </table:table-cell>
              <table:table-cell office:value-type="float" office:value="841.270622764035">
                <text:p>841.27062276403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0.6589">
                <text:p>980.6589</text:p>
              </table:table-cell>
              <table:table-cell office:value-type="float" office:value="0.86">
                <text:p>0.86</text:p>
              </table:table-cell>
              <table:table-cell office:value-type="float" office:value="1116.94079197095">
                <text:p>1116.94079197095</text:p>
              </table:table-cell>
              <table:table-cell office:value-type="float" office:value="0.86">
                <text:p>0.86</text:p>
              </table:table-cell>
              <table:table-cell office:value-type="float" office:value="844.37700802905">
                <text:p>844.3770080290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9.7772">
                <text:p>999.7772</text:p>
              </table:table-cell>
              <table:table-cell office:value-type="float" office:value="0.87">
                <text:p>0.87</text:p>
              </table:table-cell>
              <table:table-cell office:value-type="float" office:value="1146.79396816367">
                <text:p>1146.79396816367</text:p>
              </table:table-cell>
              <table:table-cell office:value-type="float" office:value="0.87">
                <text:p>0.87</text:p>
              </table:table-cell>
              <table:table-cell office:value-type="float" office:value="852.760431836331">
                <text:p>852.7604318363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7.2577">
                <text:p>1007.2577</text:p>
              </table:table-cell>
              <table:table-cell office:value-type="float" office:value="0.88">
                <text:p>0.88</text:p>
              </table:table-cell>
              <table:table-cell office:value-type="float" office:value="1155.72484308653">
                <text:p>1155.72484308653</text:p>
              </table:table-cell>
              <table:table-cell office:value-type="float" office:value="0.88">
                <text:p>0.88</text:p>
              </table:table-cell>
              <table:table-cell office:value-type="float" office:value="858.79055691347">
                <text:p>858.7905569134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9.5197">
                <text:p>1019.5197</text:p>
              </table:table-cell>
              <table:table-cell office:value-type="float" office:value="0.89">
                <text:p>0.89</text:p>
              </table:table-cell>
              <table:table-cell office:value-type="float" office:value="1170.0007063402">
                <text:p>1170.0007063402</text:p>
              </table:table-cell>
              <table:table-cell office:value-type="float" office:value="0.89">
                <text:p>0.89</text:p>
              </table:table-cell>
              <table:table-cell office:value-type="float" office:value="869.038693659802">
                <text:p>869.03869365980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8.1496">
                <text:p>1048.1496</text:p>
              </table:table-cell>
              <table:table-cell office:value-type="float" office:value="0.9">
                <text:p>0.9</text:p>
              </table:table-cell>
              <table:table-cell office:value-type="float" office:value="1192.85445933751">
                <text:p>1192.85445933751</text:p>
              </table:table-cell>
              <table:table-cell office:value-type="float" office:value="0.9">
                <text:p>0.9</text:p>
              </table:table-cell>
              <table:table-cell office:value-type="float" office:value="903.44474066249">
                <text:p>903.444740662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2.4586">
                <text:p>1122.4586</text:p>
              </table:table-cell>
              <table:table-cell office:value-type="float" office:value="0.91">
                <text:p>0.91</text:p>
              </table:table-cell>
              <table:table-cell office:value-type="float" office:value="1305.95387827825">
                <text:p>1305.95387827825</text:p>
              </table:table-cell>
              <table:table-cell office:value-type="float" office:value="0.91">
                <text:p>0.91</text:p>
              </table:table-cell>
              <table:table-cell office:value-type="float" office:value="938.963321721752">
                <text:p>938.96332172175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3.5562">
                <text:p>1133.5562</text:p>
              </table:table-cell>
              <table:table-cell office:value-type="float" office:value="0.92">
                <text:p>0.92</text:p>
              </table:table-cell>
              <table:table-cell office:value-type="float" office:value="1316.6620964791">
                <text:p>1316.6620964791</text:p>
              </table:table-cell>
              <table:table-cell office:value-type="float" office:value="0.92">
                <text:p>0.92</text:p>
              </table:table-cell>
              <table:table-cell office:value-type="float" office:value="950.450303520903">
                <text:p>950.4503035209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6.7332">
                <text:p>1206.7332</text:p>
              </table:table-cell>
              <table:table-cell office:value-type="float" office:value="0.93">
                <text:p>0.93</text:p>
              </table:table-cell>
              <table:table-cell office:value-type="float" office:value="1407.05730598559">
                <text:p>1407.05730598559</text:p>
              </table:table-cell>
              <table:table-cell office:value-type="float" office:value="0.93">
                <text:p>0.93</text:p>
              </table:table-cell>
              <table:table-cell office:value-type="float" office:value="1006.40909401441">
                <text:p>1006.4090940144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4.0797">
                <text:p>1264.0797</text:p>
              </table:table-cell>
              <table:table-cell office:value-type="float" office:value="0.94">
                <text:p>0.94</text:p>
              </table:table-cell>
              <table:table-cell office:value-type="float" office:value="1466.51026082023">
                <text:p>1466.51026082023</text:p>
              </table:table-cell>
              <table:table-cell office:value-type="float" office:value="0.94">
                <text:p>0.94</text:p>
              </table:table-cell>
              <table:table-cell office:value-type="float" office:value="1061.64913917977">
                <text:p>1061.6491391797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10.22">
                <text:p>2110.22</text:p>
              </table:table-cell>
              <table:table-cell office:value-type="float" office:value="0.95">
                <text:p>0.95</text:p>
              </table:table-cell>
              <table:table-cell office:value-type="float" office:value="3130.74451475464">
                <text:p>3130.74451475464</text:p>
              </table:table-cell>
              <table:table-cell office:value-type="float" office:value="0.95">
                <text:p>0.95</text:p>
              </table:table-cell>
              <table:table-cell office:value-type="float" office:value="1089.69548524536">
                <text:p>1089.6954852453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6.7564">
                <text:p>2196.7564</text:p>
              </table:table-cell>
              <table:table-cell office:value-type="float" office:value="0.96">
                <text:p>0.96</text:p>
              </table:table-cell>
              <table:table-cell office:value-type="float" office:value="3256.00664626394">
                <text:p>3256.00664626394</text:p>
              </table:table-cell>
              <table:table-cell office:value-type="float" office:value="0.96">
                <text:p>0.96</text:p>
              </table:table-cell>
              <table:table-cell office:value-type="float" office:value="1137.50615373606">
                <text:p>1137.5061537360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67.0826">
                <text:p>2467.0826</text:p>
              </table:table-cell>
              <table:table-cell office:value-type="float" office:value="0.97">
                <text:p>0.97</text:p>
              </table:table-cell>
              <table:table-cell office:value-type="float" office:value="3529.06609426845">
                <text:p>3529.06609426845</text:p>
              </table:table-cell>
              <table:table-cell office:value-type="float" office:value="0.97">
                <text:p>0.97</text:p>
              </table:table-cell>
              <table:table-cell office:value-type="float" office:value="1405.09910573155">
                <text:p>1405.0991057315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3.8871">
                <text:p>2553.8871</text:p>
              </table:table-cell>
              <table:table-cell office:value-type="float" office:value="0.98">
                <text:p>0.98</text:p>
              </table:table-cell>
              <table:table-cell office:value-type="float" office:value="3604.09589133401">
                <text:p>3604.09589133401</text:p>
              </table:table-cell>
              <table:table-cell office:value-type="float" office:value="0.98">
                <text:p>0.98</text:p>
              </table:table-cell>
              <table:table-cell office:value-type="float" office:value="1503.67830866599">
                <text:p>1503.6783086659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39.5859">
                <text:p>2639.5859</text:p>
              </table:table-cell>
              <table:table-cell office:value-type="float" office:value="0.99">
                <text:p>0.99</text:p>
              </table:table-cell>
              <table:table-cell office:value-type="float" office:value="3688.19110355402">
                <text:p>3688.19110355402</text:p>
              </table:table-cell>
              <table:table-cell office:value-type="float" office:value="0.99">
                <text:p>0.99</text:p>
              </table:table-cell>
              <table:table-cell office:value-type="float" office:value="1590.98069644598">
                <text:p>1590.980696445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36.5633">
                <text:p>2736.5633</text:p>
              </table:table-cell>
              <table:table-cell office:value-type="float" office:value="1">
                <text:p>1</text:p>
              </table:table-cell>
              <table:table-cell office:value-type="float" office:value="3784.61702338795">
                <text:p>3784.61702338795</text:p>
              </table:table-cell>
              <table:table-cell office:value-type="float" office:value="1">
                <text:p>1</text:p>
              </table:table-cell>
              <table:table-cell office:value-type="float" office:value="1688.50957661205">
                <text:p>1688.509576612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